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automatic-styles>
    <style:style style:name="Table1" style:family="table">
      <style:table-properties style:width="6.8278in" fo:margin-left="-0.009in" table:align="left"/>
    </style:style>
    <style:style style:name="Table1.A" style:family="table-column">
      <style:table-column-properties style:column-width="2.7778in"/>
    </style:style>
    <style:style style:name="Table1.B" style:family="table-column">
      <style:table-column-properties style:column-width="0.3375in"/>
    </style:style>
    <style:style style:name="Table1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1.M1" style:family="table-cell">
      <style:table-cell-properties fo:padding="0.0382in" fo:border="0.25pt solid #000000" style:writing-mode="lr-tb"/>
    </style:style>
    <style:style style:name="Table1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1.B2" style:family="table-cell">
      <style:table-cell-properties fo:background-color="#cc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2" style:family="table-cell">
      <style:table-cell-properties fo:background-color="#ccff66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background-color="#99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4" style:family="table-cell">
      <style:table-cell-properties fo:background-color="#99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B5" style:family="table-cell">
      <style:table-cell-properties fo:background-color="#ffff66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6" style:family="table-cell">
      <style:table-cell-properties fo:background-color="#66ff00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C7" style:family="table-cell">
      <style:table-cell-properties fo:background-color="#00cccc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D8" style:family="table-cell">
      <style:table-cell-properties fo:background-color="#ff99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D9" style:family="table-cell">
      <style:table-cell-properties fo:background-color="#0066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F10" style:family="table-cell">
      <style:table-cell-properties fo:background-color="#00cc33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H11" style:family="table-cell">
      <style:table-cell-properties fo:background-color="#66ff99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1.M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1.M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0.5556in" style:rel-column-width="5257*"/>
    </style:style>
    <style:style style:name="Table4.B" style:family="table-column">
      <style:table-column-properties style:column-width="6.3694in" style:rel-column-width="60278*"/>
    </style:style>
    <style:style style:name="Table4.A1" style:family="table-cell">
      <style:table-cell-properties style:vertical-align="middle" fo:padding="0.0382in" fo:border-left="0.05pt solid #808080" fo:border-right="none" fo:border-top="0.05pt solid #808080" fo:border-bottom="0.05pt solid #808080"/>
    </style:style>
    <style:style style:name="Table4.B1" style:family="table-cell">
      <style:table-cell-properties style:vertical-align="middle" fo:padding="0.0382in" fo:border="0.05pt solid #808080"/>
    </style:style>
    <style:style style:name="Table4.A2" style:family="table-cell">
      <style:table-cell-properties style:vertical-align="middle" fo:background-color="#ccffcc" fo:padding="0.0382in" fo:border-left="0.05pt solid #808080" fo:border-right="none" fo:border-top="none" fo:border-bottom="0.05pt solid #808080">
        <style:background-image/>
      </style:table-cell-properties>
    </style:style>
    <style:style style:name="Table4.B2" style:family="table-cell">
      <style:table-cell-properties style:vertical-align="middle" fo:background-color="#ccff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9" style:family="table-cell">
      <style:table-cell-properties style:vertical-align="middle" fo:background-color="#003300" fo:padding="0.0382in" fo:border-left="0.05pt solid #808080" fo:border-right="none" fo:border-top="none" fo:border-bottom="0.05pt solid #808080">
        <style:background-image/>
      </style:table-cell-properties>
    </style:style>
    <style:style style:name="Table4.B9" style:family="table-cell">
      <style:table-cell-properties style:vertical-align="middle" fo:background-color="#00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3" style:family="table-cell">
      <style:table-cell-properties style:vertical-align="middle" fo:background-color="#cfe7f5" fo:padding="0.0382in" fo:border-left="0.05pt solid #808080" fo:border-right="none" fo:border-top="none" fo:border-bottom="0.05pt solid #808080">
        <style:background-image/>
      </style:table-cell-properties>
    </style:style>
    <style:style style:name="Table4.B13" style:family="table-cell">
      <style:table-cell-properties style:vertical-align="middle" fo:background-color="#cfe7f5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4" style:family="table-cell">
      <style:table-cell-properties style:vertical-align="middle" fo:background-color="#ffff99" fo:padding="0.0382in" fo:border-left="0.05pt solid #808080" fo:border-right="none" fo:border-top="none" fo:border-bottom="0.05pt solid #808080">
        <style:background-image/>
      </style:table-cell-properties>
    </style:style>
    <style:style style:name="Table4.B14" style:family="table-cell">
      <style:table-cell-properties style:vertical-align="middle" fo:background-color="#ffff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18" style:family="table-cell">
      <style:table-cell-properties style:vertical-align="middle" fo:background-color="#ffff99" fo:padding="0.0382in" fo:border-left="0.05pt solid #808080" fo:border-right="none" fo:border-top="none" fo:border-bottom="0.05pt solid #99cc66">
        <style:background-image/>
      </style:table-cell-properties>
    </style:style>
    <style:style style:name="Table4.A19" style:family="table-cell">
      <style:table-cell-properties style:vertical-align="middle" fo:background-color="#cc9999" fo:padding="0.0382in" fo:border-left="0.05pt solid #808080" fo:border-right="none" fo:border-top="none" fo:border-bottom="0.05pt solid #808080">
        <style:background-image/>
      </style:table-cell-properties>
    </style:style>
    <style:style style:name="Table4.B19" style:family="table-cell">
      <style:table-cell-properties style:vertical-align="middle" fo:background-color="#cc99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0" style:family="table-cell">
      <style:table-cell-properties style:vertical-align="middle" fo:background-color="#99cccc" fo:padding="0.0382in" fo:border-left="0.05pt solid #808080" fo:border-right="none" fo:border-top="none" fo:border-bottom="0.05pt solid #808080">
        <style:background-image/>
      </style:table-cell-properties>
    </style:style>
    <style:style style:name="Table4.B20" style:family="table-cell">
      <style:table-cell-properties style:vertical-align="middle" fo:background-color="#99cccc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2" style:family="table-cell">
      <style:table-cell-properties style:vertical-align="middle" fo:background-color="#99ff66" fo:padding="0.0382in" fo:border-left="0.05pt solid #808080" fo:border-right="none" fo:border-top="none" fo:border-bottom="0.05pt solid #808080">
        <style:background-image/>
      </style:table-cell-properties>
    </style:style>
    <style:style style:name="Table4.B22" style:family="table-cell">
      <style:table-cell-properties style:vertical-align="middle" fo:background-color="#99ff66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4" style:family="table-cell">
      <style:table-cell-properties style:vertical-align="middle" fo:background-color="#006699" fo:padding="0.0382in" fo:border-left="0.05pt solid #808080" fo:border-right="none" fo:border-top="none" fo:border-bottom="0.05pt solid #808080">
        <style:background-image/>
      </style:table-cell-properties>
    </style:style>
    <style:style style:name="Table4.B24" style:family="table-cell">
      <style:table-cell-properties style:vertical-align="middle" fo:background-color="#006699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4.A25" style:family="table-cell">
      <style:table-cell-properties style:vertical-align="middle" fo:background-color="#cc3300" fo:padding="0.0382in" fo:border-left="0.05pt solid #808080" fo:border-right="none" fo:border-top="none" fo:border-bottom="0.05pt solid #808080">
        <style:background-image/>
      </style:table-cell-properties>
    </style:style>
    <style:style style:name="Table4.B25" style:family="table-cell">
      <style:table-cell-properties style:vertical-align="middle" fo:background-color="#cc3300" fo:padding="0.0382in" fo:border-left="0.05pt solid #808080" fo:border-right="0.05pt solid #808080" fo:border-top="none" fo:border-bottom="0.05pt solid #808080">
        <style:background-image/>
      </style:table-cell-properties>
    </style:style>
    <style:style style:name="Table2" style:family="table">
      <style:table-properties style:width="6.8986in" fo:margin-left="0.034in" fo:break-before="auto" fo:break-after="auto" table:align="left" fo:background-color="transparent" fo:keep-with-next="auto" style:may-break-between-rows="true" style:writing-mode="lr-tb">
        <style:background-image/>
      </style:table-properties>
    </style:style>
    <style:style style:name="Table2.A" style:family="table-column">
      <style:table-column-properties style:column-width="0.4743in"/>
    </style:style>
    <style:style style:name="Table2.B" style:family="table-column">
      <style:table-column-properties style:column-width="0.9958in"/>
    </style:style>
    <style:style style:name="Table2.C" style:family="table-column">
      <style:table-column-properties style:column-width="2.6618in"/>
    </style:style>
    <style:style style:name="Table2.D" style:family="table-column">
      <style:table-column-properties style:column-width="0.4979in"/>
    </style:style>
    <style:style style:name="Table2.E" style:family="table-column">
      <style:table-column-properties style:column-width="0.3354in"/>
    </style:style>
    <style:style style:name="Table2.F" style:family="table-column">
      <style:table-column-properties style:column-width="1.9333in"/>
    </style:style>
    <style:style style:name="Table2.A1" style:family="table-cell">
      <style:table-cell-properties style:vertical-align="middle" fo:padding="0.0382in" fo:border-left="0.25pt solid #000000" fo:border-right="none" fo:border-top="0.25pt solid #000000" fo:border-bottom="0.25pt solid #000000" style:writing-mode="lr-tb"/>
    </style:style>
    <style:style style:name="Table2.F1" style:family="table-cell">
      <style:table-cell-properties style:vertical-align="middle" fo:padding="0.0382in" fo:border="0.25pt solid #000000" style:writing-mode="lr-tb"/>
    </style:style>
    <style:style style:name="Table2.A2" style:family="table-cell">
      <style:table-cell-properties style:vertical-align="middle" fo:padding="0.0382in" fo:border-left="0.25pt solid #000000" fo:border-right="none" fo:border-top="none" fo:border-bottom="0.25pt solid #000000" style:writing-mode="lr-tb"/>
    </style:style>
    <style:style style:name="Table2.C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D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E8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2.F8" style:family="table-cell">
      <style:table-cell-properties fo:padding="0.0382in" fo:border="0.25pt solid #000000" style:writing-mode="lr-tb"/>
    </style:style>
    <style:style style:name="Table2.C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9" style:family="table-cell">
      <style:table-cell-properties fo:padding="0.0382in" fo:border="0.25pt solid #000000" style:writing-mode="lr-tb"/>
    </style:style>
    <style:style style:name="Table2.C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0" style:family="table-cell">
      <style:table-cell-properties fo:padding="0.0382in" fo:border="0.25pt solid #000000" style:writing-mode="lr-tb"/>
    </style:style>
    <style:style style:name="Table2.C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1" style:family="table-cell">
      <style:table-cell-properties fo:padding="0.0382in" fo:border="0.25pt solid #000000" style:writing-mode="lr-tb"/>
    </style:style>
    <style:style style:name="Table2.C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2" style:family="table-cell">
      <style:table-cell-properties fo:padding="0.0382in" fo:border="0.25pt solid #000000" style:writing-mode="lr-tb"/>
    </style:style>
    <style:style style:name="Table2.C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F13" style:family="table-cell">
      <style:table-cell-properties fo:padding="0.0382in" fo:border="0.25pt solid #000000" style:writing-mode="lr-tb"/>
    </style:style>
    <style:style style:name="Table2.C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" style:family="table-cell">
      <style:table-cell-properties fo:background-color="#ffffff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B49" style:family="table-cell">
      <style:table-cell-properties style:vertical-align="middle"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49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0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1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2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3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D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E54" style:family="table-cell">
      <style:table-cell-properties fo:background-color="#dddddd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9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9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0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0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114" style:family="table-row">
      <style:table-row-properties style:min-row-height="0.2722in"/>
    </style:style>
    <style:style style:name="Table2.C1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D1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4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1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19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19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19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D20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0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0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0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1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1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1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228" style:family="table-row">
      <style:table-row-properties style:min-row-height="0.2792in"/>
    </style:style>
    <style:style style:name="Table2.C22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2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2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2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233" style:family="table-row">
      <style:table-row-properties fo:background-color="transparent" fo:keep-together="auto">
        <style:background-image/>
      </style:table-row-properties>
    </style:style>
    <style:style style:name="Table2.C23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3" style:family="table-cell">
      <style:table-cell-properties style:vertical-align="" fo:background-color="transparent" fo:padding="0.0382in" fo:border-left="0.25pt solid #000000" fo:border-right="0.25pt solid #000000" fo:border-top="none" fo:border-bottom="0.25pt solid #000000" style:writing-mode="lr-tb">
        <style:background-image/>
      </style:table-cell-properties>
    </style:style>
    <style:style style:name="Table2.C23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3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3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3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C23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3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3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3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4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4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4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5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5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5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6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6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6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7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7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7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5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5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5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6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6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6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7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7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7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8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8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8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89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89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89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0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0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0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1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1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1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2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3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3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3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2.C294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2.E294" style:family="table-cell">
      <style:table-cell-properties fo:background-color="transparent" fo:padding="0.0382in" fo:border-left="0.25pt solid #000000" fo:border-right="none" fo:border-top="none" fo:border-bottom="0.25pt solid #000000" style:writing-mode="lr-tb">
        <style:background-image/>
      </style:table-cell-properties>
    </style:style>
    <style:style style:name="Table2.F294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" style:family="table">
      <style:table-properties style:width="6.9299in" table:align="center"/>
    </style:style>
    <style:style style:name="Table3.A" style:family="table-column">
      <style:table-column-properties style:column-width="0.9979in"/>
    </style:style>
    <style:style style:name="Table3.B" style:family="table-column">
      <style:table-column-properties style:column-width="5.9319in"/>
    </style:style>
    <style:style style:name="Table3.1" style:family="table-row">
      <style:table-row-properties fo:keep-together="always" style:use-optimal-row-height="false"/>
    </style:style>
    <style:style style:name="Table3.A1" style:family="table-cell">
      <style:table-cell-properties fo:padding="0.0382in" fo:border-left="0.25pt solid #000000" fo:border-right="none" fo:border-top="0.25pt solid #000000" fo:border-bottom="0.25pt solid #000000" style:writing-mode="lr-tb"/>
    </style:style>
    <style:style style:name="Table3.B1" style:family="table-cell">
      <style:table-cell-properties fo:padding="0.0382in" fo:border="0.25pt solid #000000" style:writing-mode="lr-tb"/>
    </style:style>
    <style:style style:name="Table3.A2" style:family="table-cell">
      <style:table-cell-properties fo:padding="0.0382in" fo:border-left="0.25pt solid #000000" fo:border-right="none" fo:border-top="none" fo:border-bottom="0.25pt solid #000000" style:writing-mode="lr-tb"/>
    </style:style>
    <style:style style:name="Table3.B2" style:family="table-cell">
      <style:table-cell-properties fo:padding="0.0382in" fo:border-left="0.25pt solid #000000" fo:border-right="0.25pt solid #000000" fo:border-top="none" fo:border-bottom="0.25pt solid #000000" style:writing-mode="lr-tb"/>
    </style:style>
    <style:style style:name="Table3.A4" style:family="table-cell">
      <style:table-cell-properties fo:padding="0.0382in" fo:border-left="0.25pt solid #000000" fo:border-right="none" fo:border-top="none" fo:border-bottom="0.5pt solid #000000" style:writing-mode="lr-tb"/>
    </style:style>
    <style:style style:name="Table3.B4" style:family="table-cell">
      <style:table-cell-properties fo:padding="0.0382in" fo:border-left="0.25pt solid #000000" fo:border-right="0.25pt solid #000000" fo:border-top="none" fo:border-bottom="0.5pt solid #000000" style:writing-mode="lr-tb"/>
    </style:style>
    <style:style style:name="Table3.A5" style:family="table-cell">
      <style:table-cell-properties fo:padding="0.0382in" fo:border-left="0.25pt solid #000000" fo:border-right="none" fo:border-top="0.5pt solid #000000" fo:border-bottom="0.25pt solid #000000" style:writing-mode="lr-tb"/>
    </style:style>
    <style:style style:name="Table3.B5" style:family="table-cell">
      <style:table-cell-properties fo:padding="0.0382in" fo:border-left="0.25pt solid #000000" fo:border-right="0.25pt solid #000000" fo:border-top="0.5pt solid #000000" fo:border-bottom="0.25pt solid #000000" style:writing-mode="lr-tb"/>
    </style:style>
    <style:style style:name="P1" style:family="paragraph" style:parent-style-name="Titulo_20_1">
      <style:paragraph-properties fo:break-before="page"/>
    </style:style>
    <style:style style:name="P2" style:family="paragraph" style:parent-style-name="Normal">
      <style:paragraph-properties fo:break-before="page"/>
    </style:style>
    <style:style style:name="P3" style:family="paragraph" style:parent-style-name="Standard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4" style:family="paragraph" style:parent-style-name="Standard">
      <style:text-properties style:font-name="Arial" fo:font-size="10pt" fo:font-style="normal" officeooo:rsid="00274077" officeooo:paragraph-rsid="00274077" style:font-size-asian="10pt" style:font-style-asian="normal" style:font-size-complex="10pt" style:font-style-complex="normal" style:text-rotation-angle="0" style:text-rotation-scale="line-height"/>
    </style:style>
    <style:style style:name="P5" style:family="paragraph" style:parent-style-name="Standard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6" style:family="paragraph" style:parent-style-name="Standard">
      <style:text-properties style:font-name="Arial" fo:font-size="10pt" fo:font-style="normal" officeooo:rsid="002b458e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7" style:family="paragraph" style:parent-style-name="Standard">
      <style:text-properties style:font-name="Arial" fo:font-size="10pt" fo:font-style="normal" officeooo:rsid="002b458e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8" style:family="paragraph" style:parent-style-name="Standard">
      <style:text-properties style:font-name="Arial" fo:font-size="10pt" fo:font-style="normal" officeooo:rsid="0032f412" officeooo:paragraph-rsid="0032f412" style:font-size-asian="10pt" style:font-style-asian="normal" style:font-size-complex="10pt" style:font-style-complex="normal" style:text-rotation-angle="0" style:text-rotation-scale="line-height"/>
    </style:style>
    <style:style style:name="P9" style:family="paragraph" style:parent-style-name="Standard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" style:family="paragraph" style:parent-style-name="Standard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" style:family="paragraph" style:parent-style-name="Standard"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2" style:family="paragraph" style:parent-style-name="Standard">
      <style:text-properties style:font-name="Arial" fo:font-size="10pt" fo:font-style="normal" officeooo:rsid="004125d6" officeooo:paragraph-rsid="004125d6" style:font-size-asian="10pt" style:font-style-asian="normal" style:font-size-complex="10pt" style:font-style-complex="normal" style:text-rotation-angle="0" style:text-rotation-scale="line-height"/>
    </style:style>
    <style:style style:name="P13" style:family="paragraph" style:parent-style-name="Standard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4" style:family="paragraph" style:parent-style-name="Standard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5" style:family="paragraph" style:parent-style-name="Standard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6" style:family="paragraph" style:parent-style-name="Standard">
      <style:text-properties style:font-name="Arial" fo:font-size="10pt" fo:font-style="normal" officeooo:rsid="00501550" style:font-size-asian="10pt" style:font-style-asian="normal" style:font-size-complex="10pt" style:font-style-complex="normal" style:text-rotation-angle="0" style:text-rotation-scale="line-height"/>
    </style:style>
    <style:style style:name="P17" style:family="paragraph" style:parent-style-name="Standard">
      <style:text-properties style:font-name="Arial" fo:font-size="10pt" fo:font-style="normal" officeooo:rsid="00501550" officeooo:paragraph-rsid="00501550" style:font-size-asian="10pt" style:font-style-asian="normal" style:font-size-complex="10pt" style:font-style-complex="normal" style:text-rotation-angle="0" style:text-rotation-scale="line-height"/>
    </style:style>
    <style:style style:name="P18" style:family="paragraph" style:parent-style-name="Standard">
      <style:text-properties style:font-name="Arial" fo:font-size="10pt" fo:font-style="normal" officeooo:rsid="00501550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19" style:family="paragraph" style:parent-style-name="Standard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20" style:family="paragraph" style:parent-style-name="Standard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21" style:family="paragraph" style:parent-style-name="Standard">
      <style:text-properties style:font-name="Arial" fo:font-size="10pt" fo:font-style="normal" officeooo:rsid="0056157e" officeooo:paragraph-rsid="0056157e" style:font-size-asian="10pt" style:font-style-asian="normal" style:font-size-complex="10pt" style:font-style-complex="normal" style:text-rotation-angle="0" style:text-rotation-scale="line-height"/>
    </style:style>
    <style:style style:name="P22" style:family="paragraph" style:parent-style-name="Standard">
      <style:text-properties style:font-name="Arial" fo:font-size="10pt" fo:font-style="normal" officeooo:rsid="00577495" officeooo:paragraph-rsid="00577495" style:font-size-asian="10pt" style:font-style-asian="normal" style:font-size-complex="10pt" style:font-style-complex="normal" style:text-rotation-angle="0" style:text-rotation-scale="line-height"/>
    </style:style>
    <style:style style:name="P23" style:family="paragraph" style:parent-style-name="Standard">
      <style:text-properties style:font-name="Arial" fo:font-size="10pt" fo:font-style="normal" officeooo:rsid="005be05f" officeooo:paragraph-rsid="005be05f" style:font-size-asian="10pt" style:font-style-asian="normal" style:font-size-complex="10pt" style:font-style-complex="normal" style:text-rotation-angle="0" style:text-rotation-scale="line-height"/>
    </style:style>
    <style:style style:name="P24" style:family="paragraph" style:parent-style-name="Standard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25" style:family="paragraph" style:parent-style-name="Standard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26" style:family="paragraph" style:parent-style-name="Standard">
      <style:text-properties style:font-name="Arial" fo:font-size="10pt" fo:font-style="normal" officeooo:rsid="00661a0f" officeooo:paragraph-rsid="00661a0f" style:font-size-asian="10pt" style:font-style-asian="normal" style:font-size-complex="10pt" style:font-style-complex="normal" style:text-rotation-angle="0" style:text-rotation-scale="line-height"/>
    </style:style>
    <style:style style:name="P27" style:family="paragraph" style:parent-style-name="Standard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28" style:family="paragraph" style:parent-style-name="Standard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29" style:family="paragraph" style:parent-style-name="Standard"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0" style:family="paragraph" style:parent-style-name="Standard">
      <style:paragraph-properties fo:text-align="start" style:justify-single-word="false"/>
      <style:text-properties style:font-name="Arial" fo:font-size="10pt" fo:font-style="normal" officeooo:rsid="007cd29d" officeooo:paragraph-rsid="007cd29d" style:font-size-asian="10pt" style:font-style-asian="normal" style:font-size-complex="10pt" style:font-style-complex="normal" style:text-rotation-angle="0" style:text-rotation-scale="line-height"/>
    </style:style>
    <style:style style:name="P31" style:family="paragraph" style:parent-style-name="Standard"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32" style:family="paragraph" style:parent-style-name="Standard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33" style:family="paragraph" style:parent-style-name="Standard">
      <style:text-properties style:font-name="Arial" fo:font-size="10pt" fo:font-style="normal" officeooo:rsid="00892db8" officeooo:paragraph-rsid="00892db8" style:font-size-asian="10pt" style:font-style-asian="normal" style:font-size-complex="10pt" style:font-style-complex="normal" style:text-rotation-angle="0" style:text-rotation-scale="line-height"/>
    </style:style>
    <style:style style:name="P34" style:family="paragraph" style:parent-style-name="Standard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35" style:family="paragraph" style:parent-style-name="Standard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36" style:family="paragraph" style:parent-style-name="Standard">
      <style:text-properties style:font-name="Arial" fo:font-size="10pt" fo:font-style="normal" officeooo:rsid="009cbe3f" officeooo:paragraph-rsid="009cbe3f" style:font-size-asian="10pt" style:font-style-asian="normal" style:font-size-complex="10pt" style:font-style-complex="normal" style:text-rotation-angle="0" style:text-rotation-scale="line-height"/>
    </style:style>
    <style:style style:name="P37" style:family="paragraph" style:parent-style-name="Standard"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38" style:family="paragraph" style:parent-style-name="Standard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39" style:family="paragraph" style:parent-style-name="Standard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0" style:family="paragraph" style:parent-style-name="Standard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41" style:family="paragraph" style:parent-style-name="Standard">
      <style:text-properties style:font-name="Arial" fo:font-size="10pt" fo:font-style="normal" officeooo:rsid="00b1112e" officeooo:paragraph-rsid="00b1112e" style:font-size-asian="10pt" style:font-style-asian="normal" style:font-size-complex="10pt" style:font-style-complex="normal" style:text-rotation-angle="0" style:text-rotation-scale="line-height"/>
    </style:style>
    <style:style style:name="P42" style:family="paragraph" style:parent-style-name="Standard">
      <style:text-properties style:font-name="Arial" fo:font-size="10pt" fo:font-style="normal" officeooo:rsid="00b6f631" officeooo:paragraph-rsid="00b6f631" style:font-size-asian="10pt" style:font-style-asian="normal" style:font-size-complex="10pt" style:font-style-complex="normal" style:text-rotation-angle="0" style:text-rotation-scale="line-height"/>
    </style:style>
    <style:style style:name="P43" style:family="paragraph" style:parent-style-name="Standard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44" style:family="paragraph" style:parent-style-name="Standard">
      <style:text-properties style:font-name="Arial" fo:font-size="10pt" fo:font-style="normal" officeooo:rsid="00b80d19" officeooo:paragraph-rsid="00b80d19" style:font-size-asian="10pt" style:font-style-asian="normal" style:font-size-complex="10pt" style:font-style-complex="normal" style:text-rotation-angle="0" style:text-rotation-scale="line-height"/>
    </style:style>
    <style:style style:name="P45" style:family="paragraph" style:parent-style-name="Standard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46" style:family="paragraph" style:parent-style-name="Standard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47" style:family="paragraph" style:parent-style-name="Standard">
      <style:text-properties style:font-name="Arial" fo:font-size="10pt" fo:font-style="normal" officeooo:rsid="00dfc20d" officeooo:paragraph-rsid="00dfc20d" style:font-size-asian="10pt" style:font-style-asian="normal" style:font-size-complex="10pt" style:font-style-complex="normal" style:text-rotation-angle="0" style:text-rotation-scale="line-height"/>
    </style:style>
    <style:style style:name="P48" style:family="paragraph" style:parent-style-name="Standard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49" style:family="paragraph" style:parent-style-name="Standard">
      <style:text-properties style:font-name="Arial" fo:font-size="10pt" fo:font-style="normal" officeooo:rsid="00e20ddb" officeooo:paragraph-rsid="00e29682" style:font-size-asian="10pt" style:font-style-asian="normal" style:font-size-complex="10pt" style:font-style-complex="normal" style:text-rotation-angle="0" style:text-rotation-scale="line-height"/>
    </style:style>
    <style:style style:name="P50" style:family="paragraph" style:parent-style-name="Standard">
      <style:text-properties style:font-name="Arial" fo:font-size="10pt" fo:font-style="normal" officeooo:rsid="00e20ddb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51" style:family="paragraph" style:parent-style-name="Standard">
      <style:text-properties style:font-name="Arial" fo:font-size="10pt" fo:font-style="normal" officeooo:rsid="00e20ddb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52" style:family="paragraph" style:parent-style-name="Standard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53" style:family="paragraph" style:parent-style-name="Standard">
      <style:paragraph-properties fo:text-align="center" style:justify-single-word="false"/>
      <style:text-properties style:font-name="Arial" fo:font-size="10pt" fo:font-style="normal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54" style:family="paragraph" style:parent-style-name="Standard">
      <style:text-properties style:font-name="Arial" fo:font-size="10pt" fo:font-style="normal" officeooo:rsid="00ed35e8" style:font-size-asian="10pt" style:font-style-asian="normal" style:font-size-complex="10pt" style:font-style-complex="normal" style:text-rotation-angle="0" style:text-rotation-scale="line-height"/>
    </style:style>
    <style:style style:name="P55" style:family="paragraph" style:parent-style-name="Standard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56" style:family="paragraph" style:parent-style-name="Standard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57" style:family="paragraph" style:parent-style-name="Standard">
      <style:text-properties style:font-name="Arial" fo:font-size="10pt" fo:font-style="normal" officeooo:rsid="00ef1205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58" style:family="paragraph" style:parent-style-name="Standard">
      <style:text-properties style:font-name="Arial" fo:font-size="10pt" fo:font-style="normal" officeooo:rsid="00ef120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59" style:family="paragraph" style:parent-style-name="Standard">
      <style:text-properties style:font-name="Arial" fo:font-size="10pt" fo:font-style="normal" officeooo:rsid="00f78719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60" style:family="paragraph" style:parent-style-name="Standard"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61" style:family="paragraph" style:parent-style-name="Standard">
      <style:paragraph-properties fo:text-align="center" style:justify-single-word="false"/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62" style:family="paragraph" style:parent-style-name="Standard">
      <style:text-properties style:font-name="Arial" fo:font-size="10pt" fo:font-style="normal" style:text-underline-style="none" officeooo:rsid="00e3b226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63" style:family="paragraph" style:parent-style-name="Standard">
      <style:paragraph-properties fo:text-align="center" style:justify-single-word="false"/>
      <style:text-properties style:font-name="Arial" fo:font-size="22pt" fo:font-style="normal" fo:font-weight="bold" officeooo:rsid="000ee5b7" officeooo:paragraph-rsid="00671806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64" style:family="paragraph" style:parent-style-name="Standard">
      <style:text-properties style:font-name="Arial" fo:font-size="22pt" fo:font-style="normal" fo:font-weight="bold" officeooo:rsid="000ee5b7" officeooo:paragraph-rsid="00e20ddb" style:font-size-asian="22pt" style:font-style-asian="normal" style:font-weight-asian="bold" style:font-size-complex="22pt" style:font-style-complex="normal" style:font-weight-complex="bold" style:text-rotation-angle="90" style:text-rotation-scale="line-height"/>
    </style:style>
    <style:style style:name="P65" style:family="paragraph" style:parent-style-name="Standard">
      <style:text-properties style:font-name="Droid Sans"/>
    </style:style>
    <style:style style:name="P66" style:family="paragraph" style:parent-style-name="Standard">
      <style:text-properties style:font-name="Droid Sans" officeooo:rsid="00a1357a" officeooo:paragraph-rsid="00a1357a"/>
    </style:style>
    <style:style style:name="P67" style:family="paragraph" style:parent-style-name="Standard">
      <loext:graphic-properties draw:fill="solid" draw:fill-color="#ff3333" draw:opacity="100%"/>
      <style:paragraph-properties fo:background-color="#ff3333"/>
      <style:text-properties fo:font-style="normal" style:font-style-asian="normal" style:font-style-complex="normal"/>
    </style:style>
    <style:style style:name="P68" style:family="paragraph" style:parent-style-name="Table_20_Contents">
      <style:text-properties style:font-name="Arial"/>
    </style:style>
    <style:style style:name="P69" style:family="paragraph" style:parent-style-name="Table_20_Contents"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0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1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72" style:family="paragraph" style:parent-style-name="Table_20_Contents"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3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4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192753" style:font-size-asian="10pt" style:font-style-asian="normal" style:font-size-complex="10pt" style:font-style-complex="normal" style:text-rotation-angle="0" style:text-rotation-scale="line-height"/>
    </style:style>
    <style:style style:name="P75" style:family="paragraph" style:parent-style-name="Table_20_Contents"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92753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77" style:family="paragraph" style:parent-style-name="Table_20_Contents">
      <style:text-properties style:font-name="Arial" fo:font-size="10pt" fo:font-style="normal" officeooo:rsid="00192753" officeooo:paragraph-rsid="002147b7" style:font-size-asian="10pt" style:font-style-asian="normal" style:font-size-complex="10pt" style:font-style-complex="normal" style:text-rotation-angle="0" style:text-rotation-scale="line-height"/>
    </style:style>
    <style:style style:name="P78" style:family="paragraph" style:parent-style-name="Table_20_Contents"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79" style:family="paragraph" style:parent-style-name="Table_20_Contents">
      <loext:graphic-properties draw:fill="solid" draw:fill-color="#ff3333" draw:opacity="100%"/>
      <style:paragraph-properties fo:background-color="#ff3333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0" style:family="paragraph" style:parent-style-name="Table_20_Contents">
      <loext:graphic-properties draw:fill="solid" draw:fill-color="#ccff00" draw:opacity="100%"/>
      <style:paragraph-properties fo:background-color="#cc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1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officeooo:rsid="002b458e" style:font-size-asian="10pt" style:font-style-asian="normal" style:font-size-complex="10pt" style:font-style-complex="normal" style:text-rotation-angle="0" style:text-rotation-scale="line-height"/>
    </style:style>
    <style:style style:name="P82" style:family="paragraph" style:parent-style-name="Table_20_Contents"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b458e" officeooo:paragraph-rsid="002b458e" style:font-size-asian="10pt" style:font-style-asian="normal" style:font-size-complex="10pt" style:font-style-complex="normal" style:text-rotation-angle="0" style:text-rotation-scale="line-height"/>
    </style:style>
    <style:style style:name="P8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5" style:family="paragraph" style:parent-style-name="Table_20_Contents">
      <loext:graphic-properties draw:fill="solid" draw:fill-color="#ff3333" draw:opacity="100%"/>
      <style:paragraph-properties fo:text-align="center" style:justify-single-word="false" fo:background-color="#ff3333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6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7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8" style:family="paragraph" style:parent-style-name="Table_20_Contents"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89" style:family="paragraph" style:parent-style-name="Table_20_Contents"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9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a524d" officeooo:paragraph-rsid="009a524d" style:font-size-asian="10pt" style:font-style-asian="normal" style:font-size-complex="10pt" style:font-style-complex="normal" style:text-rotation-angle="0" style:text-rotation-scale="line-height"/>
    </style:style>
    <style:style style:name="P91" style:family="paragraph" style:parent-style-name="Table_20_Contents">
      <style:text-properties style:font-name="Arial" fo:font-size="10pt" fo:font-style="normal" officeooo:rsid="009a524d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92" style:family="paragraph" style:parent-style-name="Table_20_Contents"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9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f03d5" officeooo:paragraph-rsid="008f03d5" style:font-size-asian="10pt" style:font-style-asian="normal" style:font-size-complex="10pt" style:font-style-complex="normal" style:text-rotation-angle="0" style:text-rotation-scale="line-height"/>
    </style:style>
    <style:style style:name="P94" style:family="paragraph" style:parent-style-name="Table_20_Contents">
      <style:text-properties style:font-name="Arial" fo:font-size="10pt" fo:font-style="normal" officeooo:rsid="0099ce03" officeooo:paragraph-rsid="0099ce03" style:font-size-asian="10pt" style:font-style-asian="normal" style:font-size-complex="10pt" style:font-style-complex="normal" style:text-rotation-angle="0" style:text-rotation-scale="line-height"/>
    </style:style>
    <style:style style:name="P95" style:family="paragraph" style:parent-style-name="Table_20_Contents">
      <style:text-properties style:font-name="Arial" fo:font-size="10pt" fo:font-style="normal" officeooo:rsid="0096a498" officeooo:paragraph-rsid="0096a498" style:font-size-asian="10pt" style:font-style-asian="normal" style:font-size-complex="10pt" style:font-style-complex="normal" style:text-rotation-angle="0" style:text-rotation-scale="line-height"/>
    </style:style>
    <style:style style:name="P96" style:family="paragraph" style:parent-style-name="Table_20_Contents">
      <style:paragraph-properties fo:text-align="center" style:justify-single-word="false"/>
      <style:text-properties style:font-name="Arial" fo:font-size="10pt" fo:font-style="normal" style:font-size-asian="10pt" style:font-style-asian="normal" style:font-size-complex="10pt" style:font-style-complex="normal" style:text-rotation-angle="0" style:text-rotation-scale="line-height"/>
    </style:style>
    <style:style style:name="P97" style:family="paragraph" style:parent-style-name="Table_20_Contents"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9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1212a9" officeooo:paragraph-rsid="001212a9" style:font-size-asian="10pt" style:font-style-asian="normal" style:font-size-complex="10pt" style:font-style-complex="normal" style:text-rotation-angle="0" style:text-rotation-scale="line-height"/>
    </style:style>
    <style:style style:name="P99" style:family="paragraph" style:parent-style-name="Table_20_Contents">
      <style:text-properties style:font-name="Arial" fo:font-size="10pt" fo:font-style="normal" officeooo:rsid="001212a9" officeooo:paragraph-rsid="00192753" style:font-size-asian="10pt" style:font-style-asian="normal" style:font-size-complex="10pt" style:font-style-complex="normal" style:text-rotation-angle="0" style:text-rotation-scale="line-height"/>
    </style:style>
    <style:style style:name="P100" style:family="paragraph" style:parent-style-name="Table_20_Contents">
      <style:text-properties style:font-name="Arial" fo:font-size="10pt" fo:font-style="normal" officeooo:rsid="00178641" officeooo:paragraph-rsid="00178641" style:font-size-asian="10pt" style:font-style-asian="normal" style:font-size-complex="10pt" style:font-style-complex="normal" style:text-rotation-angle="0" style:text-rotation-scale="line-height"/>
    </style:style>
    <style:style style:name="P101" style:family="paragraph" style:parent-style-name="Table_20_Contents"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10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2d5d95" officeooo:paragraph-rsid="002d5d95" style:font-size-asian="10pt" style:font-style-asian="normal" style:font-size-complex="10pt" style:font-style-complex="normal" style:text-rotation-angle="0" style:text-rotation-scale="line-height"/>
    </style:style>
    <style:style style:name="P103" style:family="paragraph" style:parent-style-name="Table_20_Contents">
      <style:text-properties style:font-name="Arial" fo:font-size="10pt" fo:font-style="normal" officeooo:rsid="002d5d95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4" style:family="paragraph" style:parent-style-name="Table_20_Contents">
      <style:text-properties style:font-name="Arial" fo:font-size="10pt" fo:font-style="normal" officeooo:rsid="002d5d95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05" style:family="paragraph" style:parent-style-name="Table_20_Contents">
      <style:text-properties style:font-name="Arial" fo:font-size="10pt" fo:font-style="normal" officeooo:rsid="002d5d95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06" style:family="paragraph" style:parent-style-name="Table_20_Contents"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5fbd0" officeooo:paragraph-rsid="0035fbd0" style:font-size-asian="10pt" style:font-style-asian="normal" style:font-size-complex="10pt" style:font-style-complex="normal" style:text-rotation-angle="0" style:text-rotation-scale="line-height"/>
    </style:style>
    <style:style style:name="P108" style:family="paragraph" style:parent-style-name="Table_20_Contents"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09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ba0e2" officeooo:paragraph-rsid="003ba0e2" style:font-size-asian="10pt" style:font-style-asian="normal" style:font-size-complex="10pt" style:font-style-complex="normal" style:text-rotation-angle="0" style:text-rotation-scale="line-height"/>
    </style:style>
    <style:style style:name="P110" style:family="paragraph" style:parent-style-name="Table_20_Contents">
      <style:text-properties style:font-name="Arial" fo:font-size="10pt" fo:font-style="normal" officeooo:rsid="003ba0e2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11" style:family="paragraph" style:parent-style-name="Table_20_Contents">
      <style:text-properties style:font-name="Arial" fo:font-size="10pt" fo:font-style="normal" officeooo:rsid="003ba0e2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3f994c" officeooo:paragraph-rsid="003f994c" style:font-size-asian="10pt" style:font-style-asian="normal" style:font-size-complex="10pt" style:font-style-complex="normal" style:text-rotation-angle="0" style:text-rotation-scale="line-height"/>
    </style:style>
    <style:style style:name="P113" style:family="paragraph" style:parent-style-name="Table_20_Contents"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2742f" officeooo:paragraph-rsid="0042742f" style:font-size-asian="10pt" style:font-style-asian="normal" style:font-size-complex="10pt" style:font-style-complex="normal" style:text-rotation-angle="0" style:text-rotation-scale="line-height"/>
    </style:style>
    <style:style style:name="P11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4a00d" officeooo:paragraph-rsid="0044a00d" style:font-size-asian="10pt" style:font-style-asian="normal" style:font-size-complex="10pt" style:font-style-complex="normal" style:text-rotation-angle="0" style:text-rotation-scale="line-height"/>
    </style:style>
    <style:style style:name="P116" style:family="paragraph" style:parent-style-name="Table_20_Contents">
      <style:text-properties style:font-name="Arial" fo:font-size="10pt" fo:font-style="normal" officeooo:rsid="00491aa7" officeooo:paragraph-rsid="00491aa7" style:font-size-asian="10pt" style:font-style-asian="normal" style:font-size-complex="10pt" style:font-style-complex="normal" style:text-rotation-angle="0" style:text-rotation-scale="line-height"/>
    </style:style>
    <style:style style:name="P11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8" style:family="paragraph" style:parent-style-name="Table_20_Contents">
      <style:text-properties style:font-name="Arial" fo:font-size="10pt" fo:font-style="normal" officeooo:rsid="0050a3cf" officeooo:paragraph-rsid="0050a3cf" style:font-size-asian="10pt" style:font-style-asian="normal" style:font-size-complex="10pt" style:font-style-complex="normal" style:text-rotation-angle="0" style:text-rotation-scale="line-height"/>
    </style:style>
    <style:style style:name="P119" style:family="paragraph" style:parent-style-name="Table_20_Contents">
      <style:text-properties style:font-name="Arial" fo:font-size="10pt" fo:font-style="normal" officeooo:rsid="0050a3c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0" style:family="paragraph" style:parent-style-name="Table_20_Contents">
      <style:text-properties style:font-name="Arial" fo:font-size="10pt" fo:font-style="normal" officeooo:rsid="0050a3cf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1" style:family="paragraph" style:parent-style-name="Table_20_Contents"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2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4a4e47" officeooo:paragraph-rsid="004a4e47" style:font-size-asian="10pt" style:font-style-asian="normal" style:font-size-complex="10pt" style:font-style-complex="normal" style:text-rotation-angle="0" style:text-rotation-scale="line-height"/>
    </style:style>
    <style:style style:name="P123" style:family="paragraph" style:parent-style-name="Table_20_Contents">
      <style:text-properties style:font-name="Arial" fo:font-size="10pt" fo:font-style="normal" officeooo:rsid="004a4e47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4" style:family="paragraph" style:parent-style-name="Table_20_Contents">
      <style:text-properties style:font-name="Arial" fo:font-size="10pt" fo:font-style="normal" officeooo:rsid="004a4e47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5" style:family="paragraph" style:parent-style-name="Table_20_Contents"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43d7f" officeooo:paragraph-rsid="00543d7f" style:font-size-asian="10pt" style:font-style-asian="normal" style:font-size-complex="10pt" style:font-style-complex="normal" style:text-rotation-angle="0" style:text-rotation-scale="line-height"/>
    </style:style>
    <style:style style:name="P127" style:family="paragraph" style:parent-style-name="Table_20_Contents"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5deaa3" officeooo:paragraph-rsid="005deaa3" style:font-size-asian="10pt" style:font-style-asian="normal" style:font-size-complex="10pt" style:font-style-complex="normal" style:text-rotation-angle="0" style:text-rotation-scale="line-height"/>
    </style:style>
    <style:style style:name="P129" style:family="paragraph" style:parent-style-name="Table_20_Contents"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3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09b0d" officeooo:paragraph-rsid="00609b0d" style:font-size-asian="10pt" style:font-style-asian="normal" style:font-size-complex="10pt" style:font-style-complex="normal" style:text-rotation-angle="0" style:text-rotation-scale="line-height"/>
    </style:style>
    <style:style style:name="P131" style:family="paragraph" style:parent-style-name="Table_20_Contents"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3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671806" officeooo:paragraph-rsid="00671806" style:font-size-asian="10pt" style:font-style-asian="normal" style:font-size-complex="10pt" style:font-style-complex="normal" style:text-rotation-angle="0" style:text-rotation-scale="line-height"/>
    </style:style>
    <style:style style:name="P133" style:family="paragraph" style:parent-style-name="Table_20_Contents">
      <style:text-properties style:font-name="Arial" fo:font-size="10pt" fo:font-style="normal" officeooo:rsid="00671806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4" style:family="paragraph" style:parent-style-name="Table_20_Contents">
      <style:text-properties style:font-name="Arial" fo:font-size="10pt" fo:font-style="normal" officeooo:rsid="00671806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5" style:family="paragraph" style:parent-style-name="Table_20_Contents"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5abb7" officeooo:paragraph-rsid="0075abb7" style:font-size-asian="10pt" style:font-style-asian="normal" style:font-size-complex="10pt" style:font-style-complex="normal" style:text-rotation-angle="0" style:text-rotation-scale="line-height"/>
    </style:style>
    <style:style style:name="P13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7aa76d" officeooo:paragraph-rsid="007aa76d" style:font-size-asian="10pt" style:font-style-asian="normal" style:font-size-complex="10pt" style:font-style-complex="normal" style:text-rotation-angle="0" style:text-rotation-scale="line-height"/>
    </style:style>
    <style:style style:name="P138" style:family="paragraph" style:parent-style-name="Table_20_Contents">
      <style:text-properties style:font-name="Arial" fo:font-size="10pt" fo:font-style="normal" officeooo:rsid="007ee701" officeooo:paragraph-rsid="007ee701" style:font-size-asian="10pt" style:font-style-asian="normal" style:font-size-complex="10pt" style:font-style-complex="normal" style:text-rotation-angle="0" style:text-rotation-scale="line-height"/>
    </style:style>
    <style:style style:name="P139" style:family="paragraph" style:parent-style-name="Table_20_Contents"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4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85aef0" officeooo:paragraph-rsid="0085aef0" style:font-size-asian="10pt" style:font-style-asian="normal" style:font-size-complex="10pt" style:font-style-complex="normal" style:text-rotation-angle="0" style:text-rotation-scale="line-height"/>
    </style:style>
    <style:style style:name="P141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1dffc" officeooo:paragraph-rsid="0091dffc" style:font-size-asian="10pt" style:font-style-asian="normal" style:font-size-complex="10pt" style:font-style-complex="normal" style:text-rotation-angle="0" style:text-rotation-scale="line-height"/>
    </style:style>
    <style:style style:name="P14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9ebdc5" officeooo:paragraph-rsid="009ebdc5" style:font-size-asian="10pt" style:font-style-asian="normal" style:font-size-complex="10pt" style:font-style-complex="normal" style:text-rotation-angle="0" style:text-rotation-scale="line-height"/>
    </style:style>
    <style:style style:name="P143" style:family="paragraph" style:parent-style-name="Table_20_Contents"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1b8de" officeooo:paragraph-rsid="00a1b8de" style:font-size-asian="10pt" style:font-style-asian="normal" style:font-size-complex="10pt" style:font-style-complex="normal" style:text-rotation-angle="0" style:text-rotation-scale="line-height"/>
    </style:style>
    <style:style style:name="P14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6" style:family="paragraph" style:parent-style-name="Table_20_Contents">
      <style:text-properties style:font-name="Arial" fo:font-size="10pt" fo:font-style="normal" officeooo:rsid="00a8e73f" officeooo:paragraph-rsid="00a8e73f" style:font-size-asian="10pt" style:font-style-asian="normal" style:font-size-complex="10pt" style:font-style-complex="normal" style:text-rotation-angle="0" style:text-rotation-scale="line-height"/>
    </style:style>
    <style:style style:name="P147" style:family="paragraph" style:parent-style-name="Table_20_Contents"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1d84c" officeooo:paragraph-rsid="00b1d84c" style:font-size-asian="10pt" style:font-style-asian="normal" style:font-size-complex="10pt" style:font-style-complex="normal" style:text-rotation-angle="0" style:text-rotation-scale="line-height"/>
    </style:style>
    <style:style style:name="P149" style:family="paragraph" style:parent-style-name="Table_20_Contents"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5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51" style:family="paragraph" style:parent-style-name="Table_20_Contents">
      <loext:graphic-properties draw:fill="solid" draw:fill-color="#ffffff" draw:opacity="100%"/>
      <style:paragraph-properties fo:text-align="center" style:justify-single-word="false" fo:background-color="#ffffff"/>
      <style:text-properties style:font-name="Arial" fo:font-size="10pt" fo:font-style="normal" officeooo:rsid="00b75a8a" officeooo:paragraph-rsid="00b75a8a" style:font-size-asian="10pt" style:font-style-asian="normal" style:font-size-complex="10pt" style:font-style-complex="normal" style:text-rotation-angle="0" style:text-rotation-scale="line-height"/>
    </style:style>
    <style:style style:name="P152" style:family="paragraph" style:parent-style-name="Table_20_Contents"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53" style:family="paragraph" style:parent-style-name="Table_20_Contents">
      <style:paragraph-properties fo:text-align="center" style:justify-single-word="false"/>
      <style:text-properties style:font-name="Arial" fo:font-size="10pt" fo:font-style="normal" officeooo:rsid="00b87e1b" officeooo:paragraph-rsid="00b87e1b" style:font-size-asian="10pt" style:font-style-asian="normal" style:font-size-complex="10pt" style:font-style-complex="normal" style:text-rotation-angle="0" style:text-rotation-scale="line-height"/>
    </style:style>
    <style:style style:name="P154" style:family="paragraph" style:parent-style-name="Table_20_Contents">
      <style:text-properties style:font-name="Arial" fo:font-size="10pt" fo:font-style="normal" officeooo:rsid="00bcd40b" officeooo:paragraph-rsid="00bcd40b" style:font-size-asian="10pt" style:font-style-asian="normal" style:font-size-complex="10pt" style:font-style-complex="normal" style:text-rotation-angle="0" style:text-rotation-scale="line-height"/>
    </style:style>
    <style:style style:name="P155" style:family="paragraph" style:parent-style-name="Table_20_Contents"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dd113f" officeooo:paragraph-rsid="00dd113f" style:font-size-asian="10pt" style:font-style-asian="normal" style:font-size-complex="10pt" style:font-style-complex="normal" style:text-rotation-angle="0" style:text-rotation-scale="line-height"/>
    </style:style>
    <style:style style:name="P157" style:family="paragraph" style:parent-style-name="Table_20_Contents"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8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0d701" officeooo:paragraph-rsid="00e0d701" style:font-size-asian="10pt" style:font-style-asian="normal" style:font-size-complex="10pt" style:font-style-complex="normal" style:text-rotation-angle="0" style:text-rotation-scale="line-height"/>
    </style:style>
    <style:style style:name="P159" style:family="paragraph" style:parent-style-name="Table_20_Contents">
      <style:text-properties style:font-name="Arial" fo:font-size="10pt" fo:font-style="normal" officeooo:rsid="00e20ddb" officeooo:paragraph-rsid="00e20ddb" style:font-size-asian="10pt" style:font-style-asian="normal" style:font-size-complex="10pt" style:font-style-complex="normal" style:text-rotation-angle="0" style:text-rotation-scale="line-height"/>
    </style:style>
    <style:style style:name="P160" style:family="paragraph" style:parent-style-name="Table_20_Contents">
      <style:text-properties style:font-name="Arial" fo:font-size="10pt" fo:font-style="normal" officeooo:rsid="00e20ddb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161" style:family="paragraph" style:parent-style-name="Table_20_Contents">
      <style:text-properties style:font-name="Arial" fo:font-size="10pt" fo:font-style="normal" officeooo:rsid="00e20ddb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62" style:family="paragraph" style:parent-style-name="Table_20_Contents">
      <style:text-properties style:font-name="Arial" fo:font-size="10pt" fo:font-style="normal" officeooo:rsid="00e7bdf5" officeooo:paragraph-rsid="00e7bdf5" style:font-size-asian="10pt" style:font-style-asian="normal" style:font-size-complex="10pt" style:font-style-complex="normal" style:text-rotation-angle="0" style:text-rotation-scale="line-height"/>
    </style:style>
    <style:style style:name="P163" style:family="paragraph" style:parent-style-name="Table_20_Contents">
      <style:text-properties style:font-name="Arial" fo:font-size="10pt" fo:font-style="normal" officeooo:rsid="00e7bdf5" officeooo:paragraph-rsid="00eb4e34" style:font-size-asian="10pt" style:font-style-asian="normal" style:font-size-complex="10pt" style:font-style-complex="normal" style:text-rotation-angle="0" style:text-rotation-scale="line-height"/>
    </style:style>
    <style:style style:name="P164" style:family="paragraph" style:parent-style-name="Table_20_Contents">
      <style:text-properties style:font-name="Arial" fo:font-size="10pt" fo:font-style="normal" officeooo:rsid="00e7bdf5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65" style:family="paragraph" style:parent-style-name="Table_20_Contents">
      <style:text-properties style:font-name="Arial" fo:font-size="10pt" fo:font-style="normal" officeooo:rsid="00e7bdf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66" style:family="paragraph" style:parent-style-name="Table_20_Contents">
      <style:text-properties style:font-name="Arial" fo:font-size="10pt" fo:font-style="normal" officeooo:rsid="00e7bdf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67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95d5a" officeooo:paragraph-rsid="00e95d5a" style:font-size-asian="10pt" style:font-style-asian="normal" style:font-size-complex="10pt" style:font-style-complex="normal" style:text-rotation-angle="0" style:text-rotation-scale="line-height"/>
    </style:style>
    <style:style style:name="P168" style:family="paragraph" style:parent-style-name="Table_20_Contents"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69" style:family="paragraph" style:parent-style-name="Table_20_Contents">
      <style:text-properties style:font-name="Arial" fo:font-size="10pt" fo:font-style="normal" officeooo:rsid="00ec0e46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7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c0e46" officeooo:paragraph-rsid="00ec0e46" style:font-size-asian="10pt" style:font-style-asian="normal" style:font-size-complex="10pt" style:font-style-complex="normal" style:text-rotation-angle="0" style:text-rotation-scale="line-height"/>
    </style:style>
    <style:style style:name="P171" style:family="paragraph" style:parent-style-name="Table_20_Contents"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7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d35e8" officeooo:paragraph-rsid="00ed35e8" style:font-size-asian="10pt" style:font-style-asian="normal" style:font-size-complex="10pt" style:font-style-complex="normal" style:text-rotation-angle="0" style:text-rotation-scale="line-height"/>
    </style:style>
    <style:style style:name="P173" style:family="paragraph" style:parent-style-name="Table_20_Contents">
      <style:text-properties style:font-name="Arial" fo:font-size="10pt" fo:font-style="normal" officeooo:rsid="00ed35e8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4" style:family="paragraph" style:parent-style-name="Table_20_Contents">
      <style:text-properties style:font-name="Arial" fo:font-size="10pt" fo:font-style="normal" officeooo:rsid="00ed35e8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75" style:family="paragraph" style:parent-style-name="Table_20_Contents"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ef1205" style:font-size-asian="10pt" style:font-style-asian="normal" style:font-size-complex="10pt" style:font-style-complex="normal" style:text-rotation-angle="0" style:text-rotation-scale="line-height"/>
    </style:style>
    <style:style style:name="P177" style:family="paragraph" style:parent-style-name="Table_20_Contents">
      <style:text-properties style:font-name="Arial" fo:font-size="10pt" fo:font-style="normal" officeooo:rsid="00ef1205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78" style:family="paragraph" style:parent-style-name="Table_20_Contents">
      <style:text-properties style:font-name="Arial" fo:font-size="10pt" fo:font-style="normal" officeooo:rsid="00ef1205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179" style:family="paragraph" style:parent-style-name="Table_20_Contents">
      <style:text-properties style:font-name="Arial" fo:font-size="10pt" fo:font-style="normal" officeooo:rsid="00ef120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8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236e8" officeooo:paragraph-rsid="00f236e8" style:font-size-asian="10pt" style:font-style-asian="normal" style:font-size-complex="10pt" style:font-style-complex="normal" style:text-rotation-angle="0" style:text-rotation-scale="line-height"/>
    </style:style>
    <style:style style:name="P181" style:family="paragraph" style:parent-style-name="Table_20_Contents"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182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3cae1" officeooo:paragraph-rsid="00f3cae1" style:font-size-asian="10pt" style:font-style-asian="normal" style:font-size-complex="10pt" style:font-style-complex="normal" style:text-rotation-angle="0" style:text-rotation-scale="line-height"/>
    </style:style>
    <style:style style:name="P183" style:family="paragraph" style:parent-style-name="Table_20_Contents">
      <style:text-properties style:font-name="Arial" fo:font-size="10pt" fo:font-style="normal" officeooo:rsid="00f3cae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8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70530" officeooo:paragraph-rsid="00f70530" style:font-size-asian="10pt" style:font-style-asian="normal" style:font-size-complex="10pt" style:font-style-complex="normal" style:text-rotation-angle="0" style:text-rotation-scale="line-height"/>
    </style:style>
    <style:style style:name="P185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78719" officeooo:paragraph-rsid="00f78719" style:font-size-asian="10pt" style:font-style-asian="normal" style:font-size-complex="10pt" style:font-style-complex="normal" style:text-rotation-angle="0" style:text-rotation-scale="line-height"/>
    </style:style>
    <style:style style:name="P186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87" style:family="paragraph" style:parent-style-name="Table_20_Contents"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188" style:family="paragraph" style:parent-style-name="Table_20_Contents">
      <style:paragraph-properties fo:text-align="center" style:justify-single-word="false"/>
      <style:text-properties style:font-name="Arial" fo:font-size="10pt" fo:font-style="normal" fo:font-weight="bold" style:font-size-asian="10pt" style:font-style-asian="normal" style:font-weight-asian="bold" style:font-size-complex="10pt" style:font-style-complex="normal" style:font-weight-complex="bold" style:text-rotation-angle="0" style:text-rotation-scale="line-height"/>
    </style:style>
    <style:style style:name="P189" style:family="paragraph" style:parent-style-name="Table_20_Contents">
      <loext:graphic-properties draw:fill="solid" draw:fill-color="#ffff00" draw:opacity="100%"/>
      <style:paragraph-properties fo:background-color="#ffff00"/>
      <style:text-properties style:font-name="Arial" fo:font-size="10pt" fo:font-style="normal" style:text-underline-style="none" officeooo:rsid="00e3b226" style:font-size-asian="10pt" style:font-style-asian="normal" style:font-size-complex="10pt" style:font-style-complex="normal" style:text-rotation-angle="0" style:text-rotation-scale="line-height"/>
    </style:style>
    <style:style style:name="P190" style:family="paragraph" style:parent-style-name="Table_20_Contents">
      <style:text-properties style:font-name="Arial" fo:font-size="10pt" fo:font-weight="bold" style:font-size-asian="10pt" style:font-weight-asian="bold" style:font-size-complex="10pt" style:font-weight-complex="bold" style:text-rotation-angle="0" style:text-rotation-scale="line-height"/>
    </style:style>
    <style:style style:name="P191" style:family="paragraph" style:parent-style-name="Table_20_Contents">
      <style:text-properties style:font-name="Arial" fo:font-size="10pt" style:font-size-asian="10pt" style:font-size-complex="10pt" style:text-rotation-angle="0" style:text-rotation-scale="line-height"/>
    </style:style>
    <style:style style:name="P192" style:family="paragraph" style:parent-style-name="Table_20_Contents">
      <style:text-properties style:font-name="Arial" fo:font-size="10pt" officeooo:rsid="000cc602" officeooo:paragraph-rsid="000cc602" style:font-size-asian="10pt" style:font-size-complex="10pt" style:text-rotation-angle="0" style:text-rotation-scale="line-height"/>
    </style:style>
    <style:style style:name="P193" style:family="paragraph" style:parent-style-name="Table_20_Contents">
      <style:text-properties style:font-name="Arial" fo:font-size="10pt" officeooo:rsid="000e3f09" officeooo:paragraph-rsid="000e3f09" style:font-size-asian="10pt" style:font-size-complex="10pt" style:text-rotation-angle="0" style:text-rotation-scale="line-height"/>
    </style:style>
    <style:style style:name="P194" style:family="paragraph" style:parent-style-name="Table_20_Contents">
      <style:text-properties style:font-name="Arial" fo:font-size="10pt" officeooo:rsid="0024ba67" officeooo:paragraph-rsid="0024ba67" style:font-size-asian="10pt" style:font-size-complex="10pt" style:text-rotation-angle="0" style:text-rotation-scale="line-height"/>
    </style:style>
    <style:style style:name="P195" style:family="paragraph" style:parent-style-name="Table_20_Contents">
      <style:text-properties style:font-name="Arial" fo:font-size="10pt" officeooo:rsid="00661a0f" officeooo:paragraph-rsid="00661a0f" style:font-size-asian="10pt" style:font-size-complex="10pt" style:text-rotation-angle="0" style:text-rotation-scale="line-height"/>
    </style:style>
    <style:style style:name="P196" style:family="paragraph" style:parent-style-name="Table_20_Contents">
      <style:text-properties style:font-name="Arial" fo:font-size="10pt" officeooo:rsid="008f03d5" officeooo:paragraph-rsid="008f03d5" style:font-size-asian="10pt" style:font-size-complex="10pt" style:text-rotation-angle="0" style:text-rotation-scale="line-height"/>
    </style:style>
    <style:style style:name="P197" style:family="paragraph" style:parent-style-name="Table_20_Contents">
      <style:text-properties style:font-name="Arial" fo:font-size="10pt" officeooo:rsid="00e20ddb" officeooo:paragraph-rsid="00e20ddb" style:font-size-asian="10pt" style:font-size-complex="10pt" style:text-rotation-angle="0" style:text-rotation-scale="line-height"/>
    </style:style>
    <style:style style:name="P198" style:family="paragraph" style:parent-style-name="Table_20_Contents">
      <style:text-properties style:font-name="Arial" fo:font-size="10pt" officeooo:rsid="00e3b226" officeooo:paragraph-rsid="00e3b226" style:font-size-asian="10pt" style:font-size-complex="10pt" style:text-rotation-angle="0" style:text-rotation-scale="line-height"/>
    </style:style>
    <style:style style:name="P199" style:family="paragraph" style:parent-style-name="Table_20_Contents">
      <style:text-properties style:font-name="Arial" fo:font-size="10pt" officeooo:rsid="00e95d5a" officeooo:paragraph-rsid="00e95d5a" style:font-size-asian="10pt" style:font-size-complex="10pt" style:text-rotation-angle="0" style:text-rotation-scale="line-height"/>
    </style:style>
    <style:style style:name="P200" style:family="paragraph" style:parent-style-name="Table_20_Contents">
      <style:text-properties style:font-name="Arial" fo:font-size="10pt" officeooo:rsid="00ed35e8" officeooo:paragraph-rsid="00ed35e8" style:font-size-asian="10pt" style:font-size-complex="10pt" style:text-rotation-angle="0" style:text-rotation-scale="line-height"/>
    </style:style>
    <style:style style:name="P201" style:family="paragraph" style:parent-style-name="Table_20_Contents">
      <style:text-properties style:font-name="Arial" fo:background-color="#99ff99"/>
    </style:style>
    <style:style style:name="P202" style:family="paragraph" style:parent-style-name="Table_20_Contents">
      <style:paragraph-properties fo:text-align="center" style:justify-single-word="false"/>
      <style:text-properties style:font-name="Arial" fo:font-size="12pt" fo:font-style="normal" fo:font-weight="bold" style:font-size-asian="12pt" style:font-style-asian="normal" style:font-weight-asian="bold" style:font-style-complex="normal" style:font-weight-complex="bold" style:text-rotation-angle="0" style:text-rotation-scale="line-height"/>
    </style:style>
    <style:style style:name="P203" style:family="paragraph" style:parent-style-name="Table_20_Contents">
      <style:text-properties style:font-name="Arial" fo:font-size="22pt" fo:font-style="normal" fo:font-weight="bold" style:font-size-asian="22pt" style:font-style-asian="normal" style:font-weight-asian="bold" style:font-size-complex="22pt" style:font-style-complex="normal" style:font-weight-complex="bold"/>
    </style:style>
    <style:style style:name="P204" style:family="paragraph" style:parent-style-name="Table_20_Contents">
      <style:paragraph-properties fo:text-align="center" style:justify-single-word="false"/>
      <style:text-properties style:font-name="Arial" fo:font-size="22pt" fo:font-style="normal" fo:font-weight="bold" officeooo:rsid="000ee5b7" officeooo:paragraph-rsid="000ee5b7" style:font-size-asian="22pt" style:font-style-asian="normal" style:font-weight-asian="bold" style:font-size-complex="22pt" style:font-style-complex="normal" style:font-weight-complex="bold"/>
    </style:style>
    <style:style style:name="P205" style:family="paragraph" style:parent-style-name="Titulo_20_2">
      <style:text-properties fo:background-color="#99ff66"/>
    </style:style>
    <style:style style:name="P206" style:family="paragraph" style:parent-style-name="Titulo_20_2">
      <style:text-properties style:font-weight-complex="bold"/>
    </style:style>
    <style:style style:name="P207" style:family="paragraph" style:parent-style-name="Titulo_20_2">
      <style:paragraph-properties fo:margin-left="0.4929in" fo:margin-right="0in" fo:text-indent="0in" style:auto-text-indent="false">
        <style:tab-stops/>
      </style:paragraph-properties>
      <style:text-properties fo:font-weight="normal" style:font-weight-asian="normal"/>
    </style:style>
    <style:style style:name="P208" style:family="paragraph" style:parent-style-name="Titulo_20_2">
      <style:paragraph-properties fo:margin-left="0.4929in" fo:margin-right="0in" fo:text-indent="0in" style:auto-text-indent="false">
        <style:tab-stops/>
      </style:paragraph-properties>
    </style:style>
    <style:style style:name="P209" style:family="paragraph" style:parent-style-name="Titulo_20_2">
      <style:paragraph-properties fo:margin-left="0.9862in" fo:margin-right="0in" fo:text-indent="-0.25in" style:auto-text-indent="false">
        <style:tab-stops/>
      </style:paragraph-properties>
      <style:text-properties fo:font-weight="normal" style:font-weight-asian="normal"/>
    </style:style>
    <style:style style:name="P210" style:family="paragraph" style:parent-style-name="Titulo_20_1">
      <style:text-properties officeooo:rsid="00bcd40b" officeooo:paragraph-rsid="00bcd40b"/>
    </style:style>
    <style:style style:name="P211" style:family="paragraph" style:parent-style-name="Titulo_20_1">
      <style:text-properties fo:color="#333333" fo:font-size="10pt" officeooo:rsid="00bcd40b" officeooo:paragraph-rsid="00bcd40b" style:font-size-asian="10pt" style:font-size-complex="10pt"/>
    </style:style>
    <style:style style:name="P212" style:family="paragraph" style:parent-style-name="Titulo_20_1">
      <style:text-properties fo:font-size="10pt" fo:font-weight="normal" officeooo:rsid="00bf9d37" officeooo:paragraph-rsid="00bf9d37" style:font-size-asian="10pt" style:font-weight-asian="normal" style:font-size-complex="10pt" style:font-weight-complex="normal"/>
    </style:style>
    <style:style style:name="P213" style:family="paragraph" style:parent-style-name="Titulo_20_1">
      <style:text-properties fo:font-size="10pt" fo:font-weight="normal" officeooo:rsid="00c061c9" officeooo:paragraph-rsid="00c061c9" style:font-size-asian="10pt" style:font-weight-asian="normal" style:font-size-complex="10pt" style:font-weight-complex="normal"/>
    </style:style>
    <style:style style:name="P214" style:family="paragraph" style:parent-style-name="Titulo_20_1">
      <style:text-properties fo:font-size="10pt" fo:font-weight="normal" officeooo:rsid="00c1f5fc" officeooo:paragraph-rsid="00cf4a72" style:font-size-asian="10pt" style:font-weight-asian="normal" style:font-size-complex="10pt" style:font-weight-complex="normal"/>
    </style:style>
    <style:style style:name="P215" style:family="paragraph" style:parent-style-name="Titulo_20_1">
      <style:text-properties fo:font-size="10pt" fo:font-weight="normal" officeooo:rsid="00c8ac4b" officeooo:paragraph-rsid="00d0cd80" style:font-size-asian="10pt" style:font-weight-asian="normal" style:font-size-complex="10pt" style:font-weight-complex="normal"/>
    </style:style>
    <style:style style:name="P216" style:family="paragraph" style:parent-style-name="Titulo_20_1">
      <style:text-properties fo:font-size="10pt" fo:font-weight="normal" officeooo:rsid="00cbfbfa" officeooo:paragraph-rsid="00cec658" style:font-size-asian="10pt" style:font-weight-asian="normal" style:font-size-complex="10pt" style:font-weight-complex="normal"/>
    </style:style>
    <style:style style:name="P217" style:family="paragraph" style:parent-style-name="Titulo_20_1">
      <style:text-properties fo:font-size="10pt" fo:font-weight="normal" officeooo:rsid="00cec658" officeooo:paragraph-rsid="00d0cd80" style:font-size-asian="10pt" style:font-weight-asian="normal" style:font-size-complex="10pt" style:font-weight-complex="normal"/>
    </style:style>
    <style:style style:name="P218" style:family="paragraph" style:parent-style-name="Titulo_20_1">
      <style:text-properties fo:font-size="10pt" fo:font-weight="normal" officeooo:rsid="00cec658" officeooo:paragraph-rsid="00cec658" style:font-size-asian="10pt" style:font-weight-asian="normal" style:font-size-complex="10pt" style:font-weight-complex="normal"/>
    </style:style>
    <style:style style:name="P219" style:family="paragraph" style:parent-style-name="Titulo_20_1">
      <style:text-properties fo:font-size="10pt" fo:font-weight="normal" officeooo:rsid="00cf4a72" officeooo:paragraph-rsid="00cf4a72" style:font-size-asian="10pt" style:font-weight-asian="normal" style:font-size-complex="10pt" style:font-weight-complex="normal"/>
    </style:style>
    <style:style style:name="P220" style:family="paragraph" style:parent-style-name="Titulo_20_1">
      <style:text-properties fo:font-size="10pt" fo:font-weight="normal" officeooo:rsid="00cffebc" officeooo:paragraph-rsid="00cffebc" style:font-size-asian="10pt" style:font-weight-asian="normal" style:font-size-complex="10pt" style:font-weight-complex="normal"/>
    </style:style>
    <style:style style:name="P221" style:family="paragraph" style:parent-style-name="Titulo_20_1">
      <style:text-properties fo:font-size="10pt" fo:font-weight="normal" officeooo:rsid="00d0cd80" officeooo:paragraph-rsid="00d0cd80" style:font-size-asian="10pt" style:font-weight-asian="normal" style:font-size-complex="10pt" style:font-weight-complex="normal"/>
    </style:style>
    <style:style style:name="P222" style:family="paragraph" style:parent-style-name="Titulo_20_1">
      <style:text-properties fo:font-size="10pt" fo:font-weight="normal" officeooo:rsid="00d1eb35" officeooo:paragraph-rsid="00d1eb35" style:font-size-asian="10pt" style:font-weight-asian="normal" style:font-size-complex="10pt" style:font-weight-complex="normal"/>
    </style:style>
    <style:style style:name="P223" style:family="paragraph" style:parent-style-name="Titulo_20_1">
      <style:text-properties fo:font-size="10pt" fo:font-weight="normal" officeooo:rsid="00d45d0b" officeooo:paragraph-rsid="00d45d0b" style:font-size-asian="10pt" style:font-weight-asian="normal" style:font-size-complex="10pt" style:font-weight-complex="normal"/>
    </style:style>
    <style:style style:name="P224" style:family="paragraph" style:parent-style-name="Titulo_20_1">
      <style:text-properties fo:font-size="10pt" fo:font-weight="normal" officeooo:rsid="00d647ab" officeooo:paragraph-rsid="00d647ab" style:font-size-asian="10pt" style:font-weight-asian="normal" style:font-size-complex="10pt" style:font-weight-complex="normal"/>
    </style:style>
    <style:style style:name="P225" style:family="paragraph" style:parent-style-name="Titulo_20_1">
      <style:text-properties fo:font-size="10pt" fo:font-weight="normal" officeooo:rsid="00d7c18d" officeooo:paragraph-rsid="00d7c18d" style:font-size-asian="10pt" style:font-weight-asian="normal" style:font-size-complex="10pt" style:font-weight-complex="normal"/>
    </style:style>
    <style:style style:name="P226" style:family="paragraph" style:parent-style-name="Titulo_20_1">
      <style:text-properties fo:font-size="10pt" fo:font-weight="normal" officeooo:rsid="00d95c46" officeooo:paragraph-rsid="00d95c46" style:font-size-asian="10pt" style:font-weight-asian="normal" style:font-size-complex="10pt" style:font-weight-complex="normal"/>
    </style:style>
    <style:style style:name="P227" style:family="paragraph" style:parent-style-name="Titulo_20_1">
      <style:text-properties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28" style:family="paragraph" style:parent-style-name="Titulo_20_1">
      <style:text-properties fo:color="#ffffff" fo:font-size="10pt" fo:font-weight="normal" officeooo:rsid="00d9823e" officeooo:paragraph-rsid="00d9823e" style:font-size-asian="10pt" style:font-weight-asian="normal" style:font-size-complex="10pt" style:font-weight-complex="normal"/>
    </style:style>
    <style:style style:name="P229" style:family="paragraph" style:parent-style-name="Titulo_20_1">
      <style:text-properties fo:color="#ffffff" fo:font-size="10pt" fo:font-weight="normal" officeooo:rsid="00c6e47b" officeooo:paragraph-rsid="00c6e47b" style:font-size-asian="10pt" style:font-weight-asian="normal" style:font-size-complex="10pt" style:font-weight-complex="normal"/>
    </style:style>
    <style:style style:name="P230" style:family="paragraph" style:parent-style-name="Titulo_20_1">
      <style:text-properties fo:color="#ffffff" fo:font-size="10pt" fo:font-weight="normal" officeooo:rsid="00d3fd3d" officeooo:paragraph-rsid="00d3fd3d" style:font-size-asian="10pt" style:font-weight-asian="normal" style:font-size-complex="10pt" style:font-weight-complex="normal"/>
    </style:style>
    <style:style style:name="P231" style:family="paragraph" style:parent-style-name="Standard">
      <style:text-properties officeooo:rsid="00fc54ca" officeooo:paragraph-rsid="00fc54ca"/>
    </style:style>
    <style:style style:name="P232" style:family="paragraph" style:parent-style-name="Standard">
      <style:text-properties style:font-name="Arial" fo:font-size="10pt" fo:font-style="normal" officeooo:rsid="00ef1205" style:font-size-asian="10pt" style:font-style-asian="normal" style:font-size-complex="10pt" style:font-style-complex="normal" style:text-rotation-angle="0" style:text-rotation-scale="line-height"/>
    </style:style>
    <style:style style:name="P233" style:family="paragraph" style:parent-style-name="Standard">
      <style:text-properties style:font-name="Arial" fo:font-size="10pt" fo:font-style="normal" officeooo:rsid="00ef1205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234" style:family="paragraph" style:parent-style-name="Table_20_Contents">
      <style:paragraph-properties fo:text-align="center" style:justify-single-word="false"/>
      <style:text-properties style:font-name="Arial" fo:font-size="10pt" fo:font-style="normal" officeooo:rsid="00fc54ca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235" style:family="paragraph" style:parent-style-name="Table_20_Contents">
      <loext:graphic-properties draw:fill="solid" draw:fill-color="#ffff00" draw:opacity="100%"/>
      <style:paragraph-properties fo:text-align="center" style:justify-single-word="false" fo:background-color="#ffff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36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style:font-name="Arial" fo:font-size="10pt" fo:font-style="normal" officeooo:rsid="00e3b226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37" style:family="paragraph" style:parent-style-name="Table_20_Contents">
      <style:text-properties style:font-name="Arial" fo:font-size="10pt" fo:font-style="normal" officeooo:rsid="00f94d81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238" style:family="paragraph" style:parent-style-name="Table_20_Contents">
      <style:text-properties style:font-name="Arial" fo:font-size="10pt" fo:font-style="normal" officeooo:rsid="00ef120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239" style:family="paragraph" style:parent-style-name="Table_20_Contents">
      <style:text-properties style:font-name="Arial" fo:font-size="10pt" fo:font-style="normal" officeooo:rsid="00ef1205" officeooo:paragraph-rsid="00fc54ca" style:font-size-asian="10pt" style:font-style-asian="normal" style:font-size-complex="10pt" style:font-style-complex="normal" style:text-rotation-angle="0" style:text-rotation-scale="line-height"/>
    </style:style>
    <style:style style:name="P240" style:family="paragraph" style:parent-style-name="Table_20_Contents">
      <style:paragraph-properties fo:text-align="center" style:justify-single-word="false"/>
      <style:text-properties style:font-name="Arial" fo:font-size="10pt" fo:font-style="normal" officeooo:rsid="00ef1205" officeooo:paragraph-rsid="00f94d81" style:font-size-asian="10pt" style:font-style-asian="normal" style:font-size-complex="10pt" style:font-style-complex="normal" style:text-rotation-angle="0" style:text-rotation-scale="line-height"/>
    </style:style>
    <style:style style:name="P241" style:family="paragraph" style:parent-style-name="Table_20_Contents">
      <loext:graphic-properties draw:fill="none" draw:fill-color="#ffffff" draw:opacity="100%"/>
      <style:paragraph-properties fo:text-align="center" style:justify-single-word="false" fo:background-color="transparent"/>
      <style:text-properties style:font-name="Arial" fo:font-size="10pt" fo:font-style="normal" officeooo:rsid="00ef1205" officeooo:paragraph-rsid="00e3b226" style:font-size-asian="10pt" style:font-style-asian="normal" style:font-size-complex="10pt" style:font-style-complex="normal" style:text-rotation-angle="0" style:text-rotation-scale="line-height"/>
    </style:style>
    <style:style style:name="P242" style:family="paragraph" style:parent-style-name="Titulo_20_1" style:master-page-name="MP0">
      <style:paragraph-properties fo:text-align="start" style:justify-single-word="false" style:page-number="auto" fo:break-before="page"/>
    </style:style>
    <style:style style:name="T1" style:family="text">
      <style:text-properties fo:font-weight="normal" style:font-weight-asian="normal"/>
    </style:style>
    <style:style style:name="T2" style:family="text">
      <style:text-properties fo:font-style="italic" fo:font-weight="normal" style:font-style-asian="italic" style:font-weight-asian="normal" style:font-style-complex="italic"/>
    </style:style>
    <style:style style:name="T3" style:family="text">
      <style:text-properties officeooo:rsid="000e3f09"/>
    </style:style>
    <style:style style:name="T4" style:family="text">
      <style:text-properties officeooo:rsid="00157703"/>
    </style:style>
    <style:style style:name="T5" style:family="text">
      <style:text-properties officeooo:rsid="00274077"/>
    </style:style>
    <style:style style:name="T6" style:family="text">
      <style:text-properties officeooo:rsid="0027aec3"/>
    </style:style>
    <style:style style:name="T7" style:family="text">
      <style:text-properties officeooo:rsid="002fe759"/>
    </style:style>
    <style:style style:name="T8" style:family="text">
      <style:text-properties officeooo:rsid="0035fbd0"/>
    </style:style>
    <style:style style:name="T9" style:family="text">
      <style:text-properties officeooo:rsid="00368a8a"/>
    </style:style>
    <style:style style:name="T10" style:family="text">
      <style:text-properties officeooo:rsid="003c2e0a"/>
    </style:style>
    <style:style style:name="T11" style:family="text">
      <style:text-properties officeooo:rsid="003f994c"/>
    </style:style>
    <style:style style:name="T12" style:family="text">
      <style:text-properties officeooo:rsid="00431bb0"/>
    </style:style>
    <style:style style:name="T13" style:family="text">
      <style:text-properties officeooo:rsid="0050a3cf"/>
    </style:style>
    <style:style style:name="T14" style:family="text">
      <style:text-properties officeooo:rsid="0056157e"/>
    </style:style>
    <style:style style:name="T15" style:family="text">
      <style:text-properties officeooo:rsid="005deaa3"/>
    </style:style>
    <style:style style:name="T16" style:family="text">
      <style:text-properties officeooo:rsid="00609b0d"/>
    </style:style>
    <style:style style:name="T17" style:family="text">
      <style:text-properties officeooo:rsid="00661a0f"/>
    </style:style>
    <style:style style:name="T18" style:family="text">
      <style:text-properties officeooo:rsid="00671806"/>
    </style:style>
    <style:style style:name="T19" style:family="text">
      <style:text-properties officeooo:rsid="0075abb7"/>
    </style:style>
    <style:style style:name="T20" style:family="text">
      <style:text-properties officeooo:rsid="007aa76d"/>
    </style:style>
    <style:style style:name="T21" style:family="text">
      <style:text-properties officeooo:rsid="007b6af4"/>
    </style:style>
    <style:style style:name="T22" style:family="text">
      <style:text-properties officeooo:rsid="008b08b0"/>
    </style:style>
    <style:style style:name="T23" style:family="text">
      <style:text-properties officeooo:rsid="008f03d5"/>
    </style:style>
    <style:style style:name="T24" style:family="text">
      <style:text-properties officeooo:rsid="0091dffc"/>
    </style:style>
    <style:style style:name="T25" style:family="text">
      <style:text-properties officeooo:rsid="0096a498"/>
    </style:style>
    <style:style style:name="T26" style:family="text">
      <style:text-properties officeooo:rsid="0099ce03"/>
    </style:style>
    <style:style style:name="T27" style:family="text">
      <style:text-properties officeooo:rsid="009ebdc5"/>
    </style:style>
    <style:style style:name="T28" style:family="text">
      <style:text-properties officeooo:rsid="00a1b8de"/>
    </style:style>
    <style:style style:name="T29" style:family="text">
      <style:text-properties officeooo:rsid="00a8e73f"/>
    </style:style>
    <style:style style:name="T30" style:family="text">
      <style:text-properties officeooo:rsid="00a9939c"/>
    </style:style>
    <style:style style:name="T31" style:family="text">
      <style:text-properties officeooo:rsid="00b3386a"/>
    </style:style>
    <style:style style:name="T32" style:family="text">
      <style:text-properties officeooo:rsid="00b80d19"/>
    </style:style>
    <style:style style:name="T33" style:family="text">
      <style:text-properties officeooo:rsid="00bd406a"/>
    </style:style>
    <style:style style:name="T34" style:family="text">
      <style:text-properties officeooo:rsid="00c061c9"/>
    </style:style>
    <style:style style:name="T35" style:family="text">
      <style:text-properties officeooo:rsid="00c4f400"/>
    </style:style>
    <style:style style:name="T36" style:family="text">
      <style:text-properties officeooo:rsid="00c8ac4b"/>
    </style:style>
    <style:style style:name="T37" style:family="text">
      <style:text-properties officeooo:rsid="00c9fd76"/>
    </style:style>
    <style:style style:name="T38" style:family="text">
      <style:text-properties officeooo:rsid="00cf4a72"/>
    </style:style>
    <style:style style:name="T39" style:family="text">
      <style:text-properties officeooo:rsid="00cffebc"/>
    </style:style>
    <style:style style:name="T40" style:family="text">
      <style:text-properties officeooo:rsid="00d0cd80"/>
    </style:style>
    <style:style style:name="T41" style:family="text">
      <style:text-properties officeooo:rsid="00d31fcf"/>
    </style:style>
    <style:style style:name="T42" style:family="text">
      <style:text-properties officeooo:rsid="00d45d0b"/>
    </style:style>
    <style:style style:name="T43" style:family="text">
      <style:text-properties officeooo:rsid="00d647ab"/>
    </style:style>
    <style:style style:name="T44" style:family="text">
      <style:text-properties officeooo:rsid="00d92964"/>
    </style:style>
    <style:style style:name="T45" style:family="text">
      <style:text-properties officeooo:rsid="00d9823e"/>
    </style:style>
    <style:style style:name="T46" style:family="text">
      <style:text-properties officeooo:rsid="00de90f4"/>
    </style:style>
    <style:style style:name="T47" style:family="text">
      <style:text-properties officeooo:rsid="00dfc20d"/>
    </style:style>
    <style:style style:name="T48" style:family="text">
      <style:text-properties officeooo:rsid="00e0d701"/>
    </style:style>
    <style:style style:name="T49" style:family="text">
      <style:text-properties officeooo:rsid="00e7bdf5"/>
    </style:style>
    <style:style style:name="T50" style:family="text">
      <style:text-properties officeooo:rsid="00e95d5a"/>
    </style:style>
    <style:style style:name="T51" style:family="text">
      <style:text-properties officeooo:rsid="00e20ddb"/>
    </style:style>
    <style:style style:name="T52" style:family="text">
      <style:text-properties officeooo:rsid="00ed6028"/>
    </style:style>
    <style:style style:name="T53" style:family="text">
      <style:text-properties officeooo:rsid="00f236e8"/>
    </style:style>
    <style:style style:name="T54" style:family="text">
      <style:text-properties officeooo:rsid="00f4281a"/>
    </style:style>
    <style:style style:name="T55" style:family="text">
      <style:text-properties officeooo:rsid="00f70530"/>
    </style:style>
    <style:style style:name="T56" style:family="text">
      <style:text-properties officeooo:rsid="00f94d81"/>
    </style:style>
    <style:style style:name="T57" style:family="text">
      <style:text-properties style:font-name="Arial" fo:font-size="10pt" fo:font-style="normal" officeooo:rsid="00ef1205" style:font-size-asian="10pt" style:font-style-asian="normal" style:font-size-complex="10pt" style:font-style-complex="normal" style:text-rotation-angle="0" style:text-rotation-scale="line-height"/>
    </style:style>
    <style:style style:name="T58" style:family="text">
      <style:text-properties officeooo:rsid="00fa51c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2">Agenda segunda fase.</text:p>
      <text:p text:style-name="Titulo_20_2">Lapso</text:p>
      <text:p text:style-name="P65">12 Semanas. <text:s/>3 semana abril – 3 semana agosto.</text:p>
      <text:p text:style-name="P66">16 junio 8 semana</text:p>
      <text:p text:style-name="Standard"/>
      <text:p text:style-name="Titulo_20_2">Tareas</text:p>
      <text:p text:style-name="P205">0 Informe banco de medición de figura de ruido</text:p>
      <text:p text:style-name="P207">Dedicar 1.5 horas diarias</text:p>
      <text:p text:style-name="Titulo_20_2">1 Diagrama conceptual de equipo prototipo.</text:p>
      <text:p text:style-name="P208"><text:span text:style-name="Default_20_Paragraph_20_Font"><text:span text:style-name="T1">Seguir </text:span></text:span><text:span text:style-name="Default_20_Paragraph_20_Font"><text:span text:style-name="T2">diseño modular</text:span></text:span><text:span text:style-name="Default_20_Paragraph_20_Font"><text:span text:style-name="T1">, plantear </text:span></text:span><text:span text:style-name="Default_20_Paragraph_20_Font"><text:span text:style-name="T2">módulos núcleo y periféricos o soporte</text:span></text:span><text:span text:style-name="Default_20_Paragraph_20_Font"><text:span text:style-name="T1">. Generar </text:span></text:span><text:span text:style-name="Default_20_Paragraph_20_Font"><text:span text:style-name="T2">módulos</text:span></text:span><text:span text:style-name="Default_20_Paragraph_20_Font"><text:span text:style-name="T1"> de soportes </text:span></text:span><text:span text:style-name="Default_20_Paragraph_20_Font"><text:span text:style-name="T2">reusables</text:span></text:span><text:span text:style-name="Default_20_Paragraph_20_Font"><text:span text:style-name="T1"> (alimentación, ethernet, gpio, gpib, driver LCD). </text:span></text:span><text:span text:style-name="Default_20_Paragraph_20_Font"><text:span text:style-name="T2">Dos opciones de diseño</text:span></text:span><text:span text:style-name="Default_20_Paragraph_20_Font"><text:span text:style-name="T1">, basadas en PIC18 y ARM Texas Instruments.</text:span></text:span></text:p>
      <text:p text:style-name="Titulo_20_2">2 Plantear estrategias de diseño del prototipo general.</text:p>
      <text:p text:style-name="P207">Ensamblar prototipo de modulo periféricos en protoboard, luego esquemáticos y armar en PCB de ser posible.</text:p>
      <text:p text:style-name="Titulo_20_2">3 Selección de componentes.</text:p>
      <text:p text:style-name="P207">En principio, circuitos integrados:</text:p>
      <text:p text:style-name="P209">Núcleo microprocesador.</text:p>
      <text:p text:style-name="P209">Drivers GPIO (expansores de puerto).</text:p>
      <text:p text:style-name="P209">Drivers de bus GPIB.</text:p>
      <text:p text:style-name="P209">Controlador y drivers de pantalla.</text:p>
      <text:p text:style-name="P209">Controlador de interfaz física.</text:p>
      <text:p text:style-name="P209">Modulo Ethernet.</text:p>
      <text:p text:style-name="P209">Pantalla táctil LCD.</text:p>
      <text:p text:style-name="P206">4 Investigación desarrollo empleando microcontrolador núcleo y periféricos.</text:p>
      <text:p text:style-name="P207">Investigar el desarrollo y programación con el micro núcleo, en caso de ser ARM.</text:p>
      <text:p text:style-name="P207">Investigar el desarrollo y programación de los periféricos, como módulos de Ethernet.</text:p>
      <text:p text:style-name="P207">Estudio diseños de referencia y tarjetas de desarrollo de los fabricantes.</text:p>
      <text:p text:style-name="P206">5 Investigación, selección e instalación software para desarrollo.</text:p>
      <text:p text:style-name="P207">Entornos de desarrollo para microcontroladores. Librerías de apoyo (USB, Ethernet, TCT/IP).</text:p>
      <text:p text:style-name="Titulo_20_2">6 Plantear estrategias de diseño software y firmware.</text:p>
      <text:p text:style-name="P208"><text:span text:style-name="Default_20_Paragraph_20_Font"><text:span text:style-name="T1">Definir las operaciones que realizará el sistema. Automatizar mediciones de ruido, que operaciones debe realizar y como presentar al usuario las acciones y las respuesta.</text:span></text:span></text:p>
      <text:p text:style-name="P206">7 Diagramas UML software y firmware.</text:p>
      <text:p text:style-name="P206">8 Elaborar software / firmware de prototipo en tarjeta de desarrollo</text:p>
      <text:p text:style-name="P207">Usar Intel Galileo para implementar y probar prototipo de software / firmware. Implementar prototipo software.</text:p>
      <text:p text:style-name="Titulo_20_2">9 Generar esquemáticos preliminares</text:p>
      <text:p text:style-name="P208"><text:span text:style-name="Default_20_Paragraph_20_Font"><text:span text:style-name="T1">Preparación previa búsqueda de </text:span></text:span><text:span text:style-name="Default_20_Paragraph_20_Font"><text:span text:style-name="T2">footprints de componentes</text:span></text:span><text:span text:style-name="Default_20_Paragraph_20_Font"><text:span text:style-name="T1">.</text:span></text:span></text:p>
      <text:p text:style-name="Titulo_20_2">10 Elaborar PCB de módulos individuales.</text:p>
      <text:p text:style-name="Titulo_20_2">11 Elaborar PCB de prototipo.</text:p>
      <text:p text:style-name="P2"/>
      <table:table table:name="Table1" table:style-name="Table1">
        <table:table-column table:style-name="Table1.A"/>
        <table:table-column table:style-name="Table1.B" table:number-columns-repeated="12"/>
        <table:table-row>
          <table:table-cell table:style-name="Table1.A1" office:value-type="string">
            <text:p text:style-name="P68"/>
          </table:table-cell>
          <table:table-cell table:style-name="Table1.A1" office:value-type="string">
            <text:p text:style-name="P68">1</text:p>
          </table:table-cell>
          <table:table-cell table:style-name="Table1.A1" office:value-type="string">
            <text:p text:style-name="P68">2</text:p>
          </table:table-cell>
          <table:table-cell table:style-name="Table1.A1" office:value-type="string">
            <text:p text:style-name="P68">3</text:p>
          </table:table-cell>
          <table:table-cell table:style-name="Table1.A1" office:value-type="string">
            <text:p text:style-name="P68">4</text:p>
          </table:table-cell>
          <table:table-cell table:style-name="Table1.A1" office:value-type="string">
            <text:p text:style-name="P68">5</text:p>
          </table:table-cell>
          <table:table-cell table:style-name="Table1.A1" office:value-type="string">
            <text:p text:style-name="P68">6</text:p>
          </table:table-cell>
          <table:table-cell table:style-name="Table1.A1" office:value-type="string">
            <text:p text:style-name="P68">7</text:p>
          </table:table-cell>
          <table:table-cell table:style-name="Table1.A1" office:value-type="string">
            <text:p text:style-name="P68">8</text:p>
          </table:table-cell>
          <table:table-cell table:style-name="Table1.A1" office:value-type="string">
            <text:p text:style-name="P68">9</text:p>
          </table:table-cell>
          <table:table-cell table:style-name="Table1.A1" office:value-type="string">
            <text:p text:style-name="P68">10</text:p>
          </table:table-cell>
          <table:table-cell table:style-name="Table1.A1" office:value-type="string">
            <text:p text:style-name="P68">11</text:p>
          </table:table-cell>
          <table:table-cell table:style-name="Table1.M1" office:value-type="string">
            <text:p text:style-name="P68">12</text:p>
          </table:table-cell>
        </table:table-row>
        <table:table-row>
          <table:table-cell table:style-name="Table1.A2" office:value-type="string">
            <text:p text:style-name="P205">0 Informe banco de medición de figura de ruido</text:p>
          </table:table-cell>
          <table:table-cell table:style-name="Table1.B2" office:value-type="string">
            <text:p text:style-name="P201"/>
          </table:table-cell>
          <table:table-cell table:style-name="Table1.B2" office:value-type="string">
            <text:p text:style-name="P201"/>
          </table:table-cell>
          <table:table-cell table:style-name="Table1.B2" office:value-type="string">
            <text:p text:style-name="P201"/>
          </table:table-cell>
          <table:table-cell table:style-name="Table1.B2" office:value-type="string">
            <text:p text:style-name="P201"/>
          </table:table-cell>
          <table:table-cell table:style-name="Table1.B2" office:value-type="string">
            <text:p text:style-name="P201"/>
          </table:table-cell>
          <table:table-cell table:style-name="Table1.B2" office:value-type="string">
            <text:p text:style-name="P201"/>
          </table:table-cell>
          <table:table-cell table:style-name="Table1.B2" office:value-type="string">
            <text:p text:style-name="P201"/>
          </table:table-cell>
          <table:table-cell table:style-name="Table1.B2" office:value-type="string">
            <text:p text:style-name="P201"/>
          </table:table-cell>
          <table:table-cell table:style-name="Table1.B2" office:value-type="string">
            <text:p text:style-name="P201"/>
          </table:table-cell>
          <table:table-cell table:style-name="Table1.B2" office:value-type="string">
            <text:p text:style-name="P201"/>
          </table:table-cell>
          <table:table-cell table:style-name="Table1.B2" office:value-type="string">
            <text:p text:style-name="P201"/>
          </table:table-cell>
          <table:table-cell table:style-name="Table1.M2" office:value-type="string">
            <text:p text:style-name="P201"/>
          </table:table-cell>
        </table:table-row>
        <table:table-row>
          <table:table-cell table:style-name="Table1.A2" office:value-type="string">
            <text:p text:style-name="Titulo_20_2">1 Diagrama conceptual de equipo prototipo.</text:p>
          </table:table-cell>
          <table:table-cell table:style-name="Table1.B3" office:value-type="string">
            <text:p text:style-name="P68"/>
          </table:table-cell>
          <table:table-cell table:style-name="Table1.B3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M3" office:value-type="string">
            <text:p text:style-name="P68"/>
          </table:table-cell>
        </table:table-row>
        <table:table-row>
          <table:table-cell table:style-name="Table1.A2" office:value-type="string">
            <text:p text:style-name="Titulo_20_2">2 Plantear estrategias de diseño del prototipo general.</text:p>
          </table:table-cell>
          <table:table-cell table:style-name="Table1.A2" office:value-type="string">
            <text:p text:style-name="P68"/>
          </table:table-cell>
          <table:table-cell table:style-name="Table1.C4" office:value-type="string">
            <text:p text:style-name="P68"/>
          </table:table-cell>
          <table:table-cell table:style-name="Table1.C4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M4" office:value-type="string">
            <text:p text:style-name="P68"/>
          </table:table-cell>
        </table:table-row>
        <table:table-row>
          <table:table-cell table:style-name="Table1.A2" office:value-type="string">
            <text:p text:style-name="Titulo_20_2">3 Selección de componentes.</text:p>
          </table:table-cell>
          <table:table-cell table:style-name="Table1.B5" office:value-type="string">
            <text:p text:style-name="P68"/>
          </table:table-cell>
          <table:table-cell table:style-name="Table1.B5" office:value-type="string">
            <text:p text:style-name="P68"/>
          </table:table-cell>
          <table:table-cell table:style-name="Table1.B5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M5" office:value-type="string">
            <text:p text:style-name="P68"/>
          </table:table-cell>
        </table:table-row>
        <table:table-row>
          <table:table-cell table:style-name="Table1.A2" office:value-type="string">
            <text:p text:style-name="P206">4 Investigación desarrollo empleando microcontrolador núcleo y periféricos.</text:p>
          </table:table-cell>
          <table:table-cell table:style-name="Table1.A2" office:value-type="string">
            <text:p text:style-name="P68"/>
          </table:table-cell>
          <table:table-cell table:style-name="Table1.C6" office:value-type="string">
            <text:p text:style-name="P68"/>
          </table:table-cell>
          <table:table-cell table:style-name="Table1.C6" office:value-type="string">
            <text:p text:style-name="P68"/>
          </table:table-cell>
          <table:table-cell table:style-name="Table1.C6" office:value-type="string">
            <text:p text:style-name="P68"/>
          </table:table-cell>
          <table:table-cell table:style-name="Table1.C6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M6" office:value-type="string">
            <text:p text:style-name="P68"/>
          </table:table-cell>
        </table:table-row>
        <table:table-row>
          <table:table-cell table:style-name="Table1.A2" office:value-type="string">
            <text:p text:style-name="P206">5 Investigación, selección e instalación software para desarrollo.</text:p>
          </table:table-cell>
          <table:table-cell table:style-name="Table1.A2" office:value-type="string">
            <text:p text:style-name="P68"/>
          </table:table-cell>
          <table:table-cell table:style-name="Table1.C7" office:value-type="string">
            <text:p text:style-name="P68"/>
          </table:table-cell>
          <table:table-cell table:style-name="Table1.C7" office:value-type="string">
            <text:p text:style-name="P68"/>
          </table:table-cell>
          <table:table-cell table:style-name="Table1.C7" office:value-type="string">
            <text:p text:style-name="P68"/>
          </table:table-cell>
          <table:table-cell table:style-name="Table1.C7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M7" office:value-type="string">
            <text:p text:style-name="P68"/>
          </table:table-cell>
        </table:table-row>
        <table:table-row>
          <table:table-cell table:style-name="Table1.A2" office:value-type="string">
            <text:p text:style-name="Titulo_20_2">6 Plantear estrategias de diseño software y firmware.</text:p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D8" office:value-type="string">
            <text:p text:style-name="P68"/>
          </table:table-cell>
          <table:table-cell table:style-name="Table1.D8" office:value-type="string">
            <text:p text:style-name="P68"/>
          </table:table-cell>
          <table:table-cell table:style-name="Table1.D8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M8" office:value-type="string">
            <text:p text:style-name="P68"/>
          </table:table-cell>
        </table:table-row>
        <table:table-row>
          <table:table-cell table:style-name="Table1.A2" office:value-type="string">
            <text:p text:style-name="P206">7 Diagramas UML software y firmware.</text:p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D9" office:value-type="string">
            <text:p text:style-name="P68"/>
          </table:table-cell>
          <table:table-cell table:style-name="Table1.D9" office:value-type="string">
            <text:p text:style-name="P68"/>
          </table:table-cell>
          <table:table-cell table:style-name="Table1.D9" office:value-type="string">
            <text:p text:style-name="P68"/>
          </table:table-cell>
          <table:table-cell table:style-name="Table1.D9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M9" office:value-type="string">
            <text:p text:style-name="P68"/>
          </table:table-cell>
        </table:table-row>
        <table:table-row>
          <table:table-cell table:style-name="Table1.A2" office:value-type="string">
            <text:p text:style-name="P206">8 Elaborar software / firmware de prototipo en tarjeta de desarrollo</text:p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F10" office:value-type="string">
            <text:p text:style-name="P68"/>
          </table:table-cell>
          <table:table-cell table:style-name="Table1.F10" office:value-type="string">
            <text:p text:style-name="P68"/>
          </table:table-cell>
          <table:table-cell table:style-name="Table1.F10" office:value-type="string">
            <text:p text:style-name="P68"/>
          </table:table-cell>
          <table:table-cell table:style-name="Table1.F10" office:value-type="string">
            <text:p text:style-name="P68"/>
          </table:table-cell>
          <table:table-cell table:style-name="Table1.F10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M10" office:value-type="string">
            <text:p text:style-name="P68"/>
          </table:table-cell>
        </table:table-row>
        <table:table-row>
          <table:table-cell table:style-name="Table1.A2" office:value-type="string">
            <text:p text:style-name="Titulo_20_2">10 Elaborar PCB de módulos individuales.</text:p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H11" office:value-type="string">
            <text:p text:style-name="P68"/>
          </table:table-cell>
          <table:table-cell table:style-name="Table1.H11" office:value-type="string">
            <text:p text:style-name="P68"/>
          </table:table-cell>
          <table:table-cell table:style-name="Table1.H11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M11" office:value-type="string">
            <text:p text:style-name="P68"/>
          </table:table-cell>
        </table:table-row>
        <table:table-row>
          <table:table-cell table:style-name="Table1.A2" office:value-type="string">
            <text:p text:style-name="Titulo_20_2">11 Elaborar PCB de prototipo.</text:p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A2" office:value-type="string">
            <text:p text:style-name="P68"/>
          </table:table-cell>
          <table:table-cell table:style-name="Table1.M12" office:value-type="string">
            <text:p text:style-name="P68"/>
          </table:table-cell>
        </table:table-row>
      </table:table>
      <text:p text:style-name="Titulo_20_2"/>
      <text:p text:style-name="P210">Tareas que faltan </text:p>
      <text:p text:style-name="P211"><text:span text:style-name="T34">H</text:span>asta hoy 29/06/2017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227">1</text:p>
          </table:table-cell>
          <table:table-cell table:style-name="Table4.B1" office:value-type="string">
            <text:p text:style-name="P212">Definir señales y protocolo bus de dato<text:span text:style-name="T39">s</text:span> backplane Cendit 11713.</text:p>
          </table:table-cell>
        </table:table-row>
        <table:table-row>
          <table:table-cell table:style-name="Table4.A2" office:value-type="string">
            <text:p text:style-name="P227">2</text:p>
          </table:table-cell>
          <table:table-cell table:style-name="Table4.B2" office:value-type="string">
            <text:p text:style-name="P215">Lectura de especificación USBTMC.</text:p>
          </table:table-cell>
        </table:table-row>
        <table:table-row>
          <table:table-cell table:style-name="Table4.A2" office:value-type="string">
            <text:p text:style-name="P227">3</text:p>
          </table:table-cell>
          <table:table-cell table:style-name="Table4.B2" office:value-type="string">
            <text:p text:style-name="P215">Lectura funciones <text:span text:style-name="T37">librería</text:span> VISA31 (libVisa).</text:p>
          </table:table-cell>
        </table:table-row>
        <table:table-row>
          <table:table-cell table:style-name="Table4.A2" office:value-type="string">
            <text:p text:style-name="P227">4</text:p>
          </table:table-cell>
          <table:table-cell table:style-name="Table4.B2" office:value-type="string">
            <text:p text:style-name="P217">Lectura bus GPIB.</text:p>
          </table:table-cell>
        </table:table-row>
        <table:table-row>
          <table:table-cell table:style-name="Table4.A2" office:value-type="string">
            <text:p text:style-name="P227">5</text:p>
          </table:table-cell>
          <table:table-cell table:style-name="Table4.B2" office:value-type="string">
            <text:p text:style-name="P221">Lectura / <text:span text:style-name="T41">investigación</text:span> <text:span text:style-name="T42">librería</text:span> iText de java.</text:p>
          </table:table-cell>
        </table:table-row>
        <table:table-row>
          <table:table-cell table:style-name="Table4.A2" office:value-type="string">
            <text:p text:style-name="P227">17</text:p>
          </table:table-cell>
          <table:table-cell table:style-name="Table4.B2" office:value-type="string">
            <text:p text:style-name="P220">Lectura hoja datos de controladores ethernet.</text:p>
          </table:table-cell>
        </table:table-row>
        <table:table-row>
          <table:table-cell table:style-name="Table4.A2" office:value-type="string">
            <text:p text:style-name="P227">18</text:p>
          </table:table-cell>
          <table:table-cell table:style-name="Table4.B2" office:value-type="string">
            <text:p text:style-name="P224">Lectura hoja datos microcontrolador ARM.</text:p>
          </table:table-cell>
        </table:table-row>
        <table:table-row>
          <table:table-cell table:style-name="Table4.A2" office:value-type="string">
            <text:p text:style-name="P227">6</text:p>
          </table:table-cell>
          <table:table-cell table:style-name="Table4.B2" office:value-type="string">
            <text:p text:style-name="P222">Investigación desarrollo en microcontrolador ARM.</text:p>
          </table:table-cell>
        </table:table-row>
        <table:table-row>
          <table:table-cell table:style-name="Table4.A9" office:value-type="string">
            <text:p text:style-name="P227">7</text:p>
          </table:table-cell>
          <table:table-cell table:style-name="Table4.B9" office:value-type="string">
            <text:p text:style-name="P218">Desarrollo firmware para <text:span text:style-name="T38">transferencia datos en el bus GPIB.</text:span></text:p>
          </table:table-cell>
        </table:table-row>
        <table:table-row>
          <table:table-cell table:style-name="Table4.A9" office:value-type="string">
            <text:p text:style-name="P227">8</text:p>
          </table:table-cell>
          <table:table-cell table:style-name="Table4.B9" office:value-type="string">
            <text:p text:style-name="P219">Desarrollo firmware recepción y procesamiento de paquetes bus USB y RS232.</text:p>
          </table:table-cell>
        </table:table-row>
        <table:table-row>
          <table:table-cell table:style-name="Table4.A9" office:value-type="string">
            <text:p text:style-name="P227">9</text:p>
          </table:table-cell>
          <table:table-cell table:style-name="Table4.B9" office:value-type="string">
            <text:p text:style-name="P219">Desarrollo firmware protocolo USBTMC.</text:p>
          </table:table-cell>
        </table:table-row>
        <text:soft-page-break/>
        <table:table-row>
          <table:table-cell table:style-name="Table4.A9" office:value-type="string">
            <text:p text:style-name="P227">10</text:p>
          </table:table-cell>
          <table:table-cell table:style-name="Table4.B9" office:value-type="string">
            <text:p text:style-name="P214">Desarrollo <text:span text:style-name="T38">firmware</text:span> para PIC18: <text:span text:style-name="T35">librería TFT LCD.</text:span></text:p>
          </table:table-cell>
        </table:table-row>
        <table:table-row>
          <table:table-cell table:style-name="Table4.A13" office:value-type="string">
            <text:p text:style-name="P227">11</text:p>
          </table:table-cell>
          <table:table-cell table:style-name="Table4.B13" office:value-type="string">
            <text:p text:style-name="P226">Definición de interfaz física Cendit11713: teclado + pantalla + tactil + sonido.</text:p>
          </table:table-cell>
        </table:table-row>
        <table:table-row>
          <table:table-cell table:style-name="Table4.A14" office:value-type="string">
            <text:p text:style-name="P227">12</text:p>
          </table:table-cell>
          <table:table-cell table:style-name="Table4.B14" office:value-type="string">
            <text:p text:style-name="P212">Selección de componentes para fuente de alimentación.</text:p>
          </table:table-cell>
        </table:table-row>
        <table:table-row>
          <table:table-cell table:style-name="Table4.A14" office:value-type="string">
            <text:p text:style-name="P227">13</text:p>
          </table:table-cell>
          <table:table-cell table:style-name="Table4.B14" office:value-type="string">
            <text:p text:style-name="P225">Selección de <text:span text:style-name="T44">componentes</text:span> driver alta corriente GPIO puerto Viking</text:p>
          </table:table-cell>
        </table:table-row>
        <table:table-row>
          <table:table-cell table:style-name="Table4.A14" office:value-type="string">
            <text:p text:style-name="P227">14</text:p>
          </table:table-cell>
          <table:table-cell table:style-name="Table4.B14" office:value-type="string">
            <text:p text:style-name="P220">Selección de componentes controlador Ethernet: Silabs / Microchip.</text:p>
          </table:table-cell>
        </table:table-row>
        <table:table-row>
          <table:table-cell table:style-name="Table4.A14" office:value-type="string">
            <text:p text:style-name="P227">15</text:p>
          </table:table-cell>
          <table:table-cell table:style-name="Table4.B14" office:value-type="string">
            <text:p text:style-name="P223"><text:span text:style-name="T43">Búsqueda local</text:span> de componentes <text:span text:style-name="T43">mecánicos</text:span>: teclado, pantalla LCD, carcasa.</text:p>
          </table:table-cell>
        </table:table-row>
        <table:table-row>
          <table:table-cell table:style-name="Table4.A18" office:value-type="string">
            <text:p text:style-name="P227">16</text:p>
          </table:table-cell>
          <table:table-cell table:style-name="Table4.B14" office:value-type="string">
            <text:p text:style-name="P224">Petición de componentes <text:span text:style-name="T45">mecánico</text:span>: conectores bus de datos, conector Viking, reemplazo conector Viking.</text:p>
          </table:table-cell>
        </table:table-row>
        <table:table-row>
          <table:table-cell table:style-name="Table4.A19" office:value-type="string">
            <text:p text:style-name="P227">19</text:p>
          </table:table-cell>
          <table:table-cell table:style-name="Table4.B19" office:value-type="string">
            <text:p text:style-name="P212">Diseño de fuentes de alimentación: <text:span text:style-name="T39">interna + externa variable.</text:span></text:p>
          </table:table-cell>
        </table:table-row>
        <table:table-row>
          <table:table-cell table:style-name="Table4.A20" office:value-type="string">
            <text:p text:style-name="P227">20</text:p>
          </table:table-cell>
          <table:table-cell table:style-name="Table4.B20" office:value-type="string">
            <text:p text:style-name="P213">Descargar hojas técnicas de componentes mecánicos: conectores GPIB, Ethernet y SATA,</text:p>
          </table:table-cell>
        </table:table-row>
        <table:table-row>
          <table:table-cell table:style-name="Table4.A20" office:value-type="string">
            <text:p text:style-name="P227">21</text:p>
          </table:table-cell>
          <table:table-cell table:style-name="Table4.B20" office:value-type="string">
            <text:p text:style-name="P213">Preparar footprints de componentes mecánicos.</text:p>
          </table:table-cell>
        </table:table-row>
        <table:table-row>
          <table:table-cell table:style-name="Table4.A22" office:value-type="string">
            <text:p text:style-name="P227">22</text:p>
          </table:table-cell>
          <table:table-cell table:style-name="Table4.B22" office:value-type="string">
            <text:p text:style-name="P216">Diseño GUI de aplicación CenditLab.</text:p>
          </table:table-cell>
        </table:table-row>
        <table:table-row>
          <table:table-cell table:style-name="Table4.A22" office:value-type="string">
            <text:p text:style-name="P227">23</text:p>
          </table:table-cell>
          <table:table-cell table:style-name="Table4.B22" office:value-type="string">
            <text:p text:style-name="P218">Diseño UML <text:span text:style-name="T40">de paquetes de software</text:span>: IO, GUI, ejecución, <text:span text:style-name="T40">presentación</text:span>.</text:p>
          </table:table-cell>
        </table:table-row>
        <table:table-row>
          <table:table-cell table:style-name="Table4.A24" office:value-type="string">
            <text:p text:style-name="P228">24</text:p>
          </table:table-cell>
          <table:table-cell table:style-name="Table4.B24" office:value-type="string">
            <text:p text:style-name="P229">Desarrollo de librerías IO en Java: <text:span text:style-name="T36">envoltorios VISA, GPIB, VXI y USBTMC.</text:span></text:p>
          </table:table-cell>
        </table:table-row>
        <table:table-row>
          <table:table-cell table:style-name="Table4.A25" office:value-type="string">
            <text:p text:style-name="P228">25</text:p>
          </table:table-cell>
          <table:table-cell table:style-name="Table4.B25" office:value-type="string">
            <text:p text:style-name="P230">Preparar documento de requerimiento de software.</text:p>
          </table:table-cell>
        </table:table-row>
        <table:table-row>
          <table:table-cell table:style-name="Table4.A25" office:value-type="string">
            <text:p text:style-name="P228">26</text:p>
          </table:table-cell>
          <table:table-cell table:style-name="Table4.B25" office:value-type="string">
            <text:p text:style-name="P230">Iniciar documento de diseño de software.</text:p>
          </table:table-cell>
        </table:table-row>
        <table:table-row>
          <table:table-cell table:style-name="Table4.A25" office:value-type="string">
            <text:p text:style-name="P228">27</text:p>
          </table:table-cell>
          <table:table-cell table:style-name="Table4.B25" office:value-type="string">
            <text:p text:style-name="P230">Volver a revisar informe técnico.</text:p>
          </table:table-cell>
        </table:table-row>
        <table:table-row>
          <table:table-cell table:style-name="Table4.A25" office:value-type="string">
            <text:p text:style-name="P228">28</text:p>
          </table:table-cell>
          <table:table-cell table:style-name="Table4.B25" office:value-type="string">
            <text:p text:style-name="P230">Iniciar informe para el tutor.</text:p>
          </table:table-cell>
        </table:table-row>
      </table:table>
      <text:p text:style-name="P212"/>
      <text:p text:style-name="Titulo_20_1">Actividades Diaria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88">Mes</text:p>
          </table:table-cell>
          <table:table-cell table:style-name="Table2.A1" office:value-type="string">
            <text:p text:style-name="P188"/>
          </table:table-cell>
          <table:table-cell table:style-name="Table2.A1" office:value-type="string">
            <text:p text:style-name="P188">Tarea</text:p>
          </table:table-cell>
          <table:table-cell table:style-name="Table2.A1" office:value-type="string">
            <text:p text:style-name="P188">Horas</text:p>
          </table:table-cell>
          <table:table-cell table:style-name="Table2.A1" office:value-type="string">
            <text:p text:style-name="P188"/>
          </table:table-cell>
          <table:table-cell table:style-name="Table2.F1" office:value-type="string">
            <text:p text:style-name="P202">Observación</text:p>
          </table:table-cell>
        </table:table-row>
        <table:table-row>
          <table:table-cell table:style-name="Table2.A2" table:number-rows-spanned="6" office:value-type="string">
            <text:p text:style-name="P203">Abril</text:p>
          </table:table-cell>
          <table:table-cell table:style-name="Table2.A2" table:number-rows-spanned="6" office:value-type="string">
            <text:p text:style-name="P69">Jueves 27</text:p>
          </table:table-cell>
          <table:table-cell table:style-name="Table2.C2" office:value-type="string">
            <text:p text:style-name="P69">Instalar software</text:p>
          </table:table-cell>
          <table:table-cell table:style-name="Table2.D2" office:value-type="string">
            <text:p text:style-name="P96">-</text:p>
          </table:table-cell>
          <table:table-cell table:style-name="Table2.E2" office:value-type="string">
            <text:p text:style-name="P69"/>
          </table:table-cell>
          <table:table-cell table:style-name="Table2.F7" table:number-rows-spanned="6" office:value-type="string">
            <text:p text:style-name="P69"/>
          </table:table-cell>
        </table:table-row>
        <table:table-row>
          <table:covered-table-cell/>
          <table:covered-table-cell/>
          <table:table-cell table:style-name="Table2.C3" office:value-type="string">
            <text:p text:style-name="P69">Informe banco ruido</text:p>
          </table:table-cell>
          <table:table-cell table:style-name="Table2.D3" office:value-type="string">
            <text:p text:style-name="P96">1,5</text:p>
          </table:table-cell>
          <table:table-cell table:style-name="Table2.E3" office:value-type="string">
            <text:p text:style-name="P71"/>
          </table:table-cell>
          <table:covered-table-cell/>
        </table:table-row>
        <table:table-row>
          <table:covered-table-cell/>
          <table:covered-table-cell/>
          <table:table-cell table:style-name="Table2.C4" office:value-type="string">
            <text:p text:style-name="P69">Informe semanal</text:p>
          </table:table-cell>
          <table:table-cell table:style-name="Table2.D4" office:value-type="string">
            <text:p text:style-name="P96">1,5</text:p>
          </table:table-cell>
          <table:table-cell table:style-name="Table2.E4" office:value-type="string">
            <text:p text:style-name="P71"/>
          </table:table-cell>
          <table:covered-table-cell/>
        </table:table-row>
        <table:table-row>
          <table:covered-table-cell/>
          <table:covered-table-cell/>
          <table:table-cell table:style-name="Table2.C5" office:value-type="string">
            <text:p text:style-name="P69">Preparar lista de componentes</text:p>
          </table:table-cell>
          <table:table-cell table:style-name="Table2.D5" office:value-type="string">
            <text:p text:style-name="P96">1,0</text:p>
          </table:table-cell>
          <table:table-cell table:style-name="Table2.E5" office:value-type="string">
            <text:p text:style-name="P70"/>
          </table:table-cell>
          <table:covered-table-cell/>
        </table:table-row>
        <table:table-row>
          <table:covered-table-cell/>
          <table:covered-table-cell/>
          <table:table-cell table:style-name="Table2.C6" office:value-type="string">
            <text:p text:style-name="P69">Preparar footprints</text:p>
          </table:table-cell>
          <table:table-cell table:style-name="Table2.D6" office:value-type="string">
            <text:p text:style-name="P96">1,5</text:p>
          </table:table-cell>
          <table:table-cell table:style-name="Table2.E6" office:value-type="string">
            <text:p text:style-name="P71"/>
          </table:table-cell>
          <table:covered-table-cell/>
        </table:table-row>
        <table:table-row>
          <table:covered-table-cell/>
          <table:covered-table-cell/>
          <table:table-cell table:style-name="Table2.C7" office:value-type="string">
            <text:p text:style-name="P69">Trabajo en software Visa</text:p>
          </table:table-cell>
          <table:table-cell table:style-name="Table2.D7" office:value-type="string">
            <text:p text:style-name="P96">1,5</text:p>
          </table:table-cell>
          <table:table-cell table:style-name="Table2.E7" office:value-type="string">
            <text:p text:style-name="P71"/>
          </table:table-cell>
          <table:covered-table-cell/>
        </table:table-row>
        <table:table-row>
          <table:table-cell table:style-name="Table2.A2" table:number-rows-spanned="80" office:value-type="string">
            <text:p text:style-name="P204">Mayo</text:p>
          </table:table-cell>
          <table:table-cell table:style-name="Table2.A2" table:number-rows-spanned="6" office:value-type="string">
            <text:p text:style-name="P97">Lunes 8</text:p>
          </table:table-cell>
          <table:table-cell table:style-name="Table2.C8" office:value-type="string">
            <text:p text:style-name="P69">Informe banco ruido</text:p>
          </table:table-cell>
          <table:table-cell table:style-name="Table2.D8" office:value-type="string">
            <text:p text:style-name="P96">1,5</text:p>
          </table:table-cell>
          <table:table-cell table:style-name="Table2.E8" office:value-type="string">
            <text:p text:style-name="P71"/>
          </table:table-cell>
          <table:table-cell table:style-name="Table2.F13" table:number-rows-spanned="6" office:value-type="string">
            <text:p text:style-name="P100">Cendit da salida a las 3:00PM. </text:p>
          </table:table-cell>
        </table:table-row>
        <table:table-row>
          <table:covered-table-cell/>
          <table:covered-table-cell/>
          <table:table-cell table:style-name="Table2.C13" office:value-type="string">
            <text:p text:style-name="P69">Preparar lista de componentes</text:p>
          </table:table-cell>
          <table:table-cell table:style-name="Table2.D13" office:value-type="string">
            <text:p text:style-name="P96">1,0</text:p>
          </table:table-cell>
          <table:table-cell table:style-name="Table2.E13" office:value-type="string">
            <text:p text:style-name="P70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7">Preparar stencil footprint</text:p>
          </table:table-cell>
          <table:table-cell table:style-name="Table2.D13" office:value-type="string">
            <text:p text:style-name="P98">1,0</text:p>
          </table:table-cell>
          <table:table-cell table:style-name="Table2.E13" office:value-type="string">
            <text:p text:style-name="P71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7">Lectura desarrollo Microchip</text:p>
          </table:table-cell>
          <table:table-cell table:style-name="Table2.D13" office:value-type="string">
            <text:p text:style-name="P98">1,5</text:p>
          </table:table-cell>
          <table:table-cell table:style-name="Table2.E13" office:value-type="string">
            <text:p text:style-name="P70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7">Lectura Visa</text:p>
          </table:table-cell>
          <table:table-cell table:style-name="Table2.D13" office:value-type="string">
            <text:p text:style-name="P98">1,0</text:p>
          </table:table-cell>
          <table:table-cell table:style-name="Table2.E13" office:value-type="string">
            <text:p text:style-name="P70"/>
          </table:table-cell>
          <table:covered-table-cell/>
        </table:table-row>
        <table:table-row>
          <table:covered-table-cell/>
          <table:covered-table-cell/>
          <table:table-cell table:style-name="Table2.C13" office:value-type="string">
            <text:p text:style-name="P97">Pruebas desarrollo Visa</text:p>
          </table:table-cell>
          <table:table-cell table:style-name="Table2.D13" office:value-type="string">
            <text:p text:style-name="P98">1,5</text:p>
          </table:table-cell>
          <table:table-cell table:style-name="Table2.E13" office:value-type="string">
            <text:p text:style-name="P70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75">Martes 8</text:p>
          </table:table-cell>
          <table:table-cell table:style-name="Table2.C14" office:value-type="string">
            <text:p text:style-name="P69">Informe banco ruido</text:p>
          </table:table-cell>
          <table:table-cell table:style-name="Table2.D14" office:value-type="string">
            <text:p text:style-name="P96">1,5</text:p>
          </table:table-cell>
          <table:table-cell table:style-name="Table2.E14" office:value-type="string">
            <text:p text:style-name="P70"/>
          </table:table-cell>
          <table:table-cell table:style-name="Table2.F19" table:number-rows-spanned="6" office:value-type="string">
            <text:p text:style-name="P100"/>
          </table:table-cell>
        </table:table-row>
        <table:table-row>
          <table:covered-table-cell/>
          <table:covered-table-cell/>
          <table:table-cell table:style-name="Table2.C18" office:value-type="string">
            <text:p text:style-name="P75">Preparar lista de componentes</text:p>
          </table:table-cell>
          <table:table-cell table:style-name="Table2.D18" office:value-type="string">
            <text:p text:style-name="P76">1,0</text:p>
          </table:table-cell>
          <table:table-cell table:style-name="Table2.E18" office:value-type="string">
            <text:p text:style-name="P71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9">Preparar stencil footprint</text:p>
          </table:table-cell>
          <table:table-cell table:style-name="Table2.D18" office:value-type="string">
            <text:p text:style-name="P76">1,0</text:p>
          </table:table-cell>
          <table:table-cell table:style-name="Table2.E18" office:value-type="string">
            <text:p text:style-name="P70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9">Lectura desarrollo Microchip</text:p>
          </table:table-cell>
          <table:table-cell table:style-name="Table2.D18" office:value-type="string">
            <text:p text:style-name="P76">1,0</text:p>
          </table:table-cell>
          <table:table-cell table:style-name="Table2.E18" office:value-type="string">
            <text:p text:style-name="P71"/>
          </table:table-cell>
          <table:covered-table-cell/>
        </table:table-row>
        <table:table-row>
          <table:covered-table-cell/>
          <table:covered-table-cell/>
          <table:table-cell table:style-name="Table2.C18" office:value-type="string">
            <text:p text:style-name="P97">Lectura Visa</text:p>
          </table:table-cell>
          <table:table-cell table:style-name="Table2.D18" office:value-type="string">
            <text:p text:style-name="P76">1,0</text:p>
          </table:table-cell>
          <table:table-cell table:style-name="Table2.E18" office:value-type="string">
            <text:p text:style-name="P71"/>
          </table:table-cell>
          <table:covered-table-cell/>
        </table:table-row>
        <table:table-row>
          <table:covered-table-cell/>
          <table:covered-table-cell/>
          <table:table-cell table:style-name="Table2.C19" office:value-type="string">
            <text:p text:style-name="P97">Pruebas desarrollo Visa</text:p>
          </table:table-cell>
          <table:table-cell table:style-name="Table2.D19" office:value-type="string">
            <text:p text:style-name="P76">1,0</text:p>
          </table:table-cell>
          <table:table-cell table:style-name="Table2.E19" office:value-type="string">
            <text:p text:style-name="P71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"><text:span text:style-name="T6">Miércoles</text:span> 1<text:span text:style-name="T5">0</text:span></text:p>
          </table:table-cell>
          <table:table-cell table:style-name="Table2.C21" office:value-type="string">
            <text:p text:style-name="P77"/>
          </table:table-cell>
          <table:table-cell table:style-name="Table2.D21" office:value-type="string">
            <text:p text:style-name="P76"/>
          </table:table-cell>
          <table:table-cell table:style-name="Table2.E21" office:value-type="string">
            <text:p text:style-name="P72"/>
          </table:table-cell>
          <table:table-cell table:style-name="Table2.F20" office:value-type="string">
            <text:p text:style-name="P4">Cendit suspende actividades</text:p>
          </table:table-cell>
        </table:table-row>
        <table:table-row>
          <table:covered-table-cell/>
          <table:table-cell table:style-name="Table2.A2" table:number-rows-spanned="7" office:value-type="string">
            <text:p text:style-name="P82">Jueves 11</text:p>
          </table:table-cell>
          <table:table-cell table:style-name="Table2.C21" office:value-type="string">
            <text:p text:style-name="P69">Informe banco ruido</text:p>
          </table:table-cell>
          <table:table-cell table:style-name="Table2.D21" office:value-type="string">
            <text:p text:style-name="P96">1,5</text:p>
          </table:table-cell>
          <table:table-cell table:style-name="Table2.E21" office:value-type="string">
            <text:p text:style-name="P73"/>
          </table:table-cell>
          <table:table-cell table:style-name="Table2.F27" table:number-rows-spanned="7" office:value-type="string">
            <text:p text:style-name="P4"/>
          </table:table-cell>
        </table:table-row>
        <table:table-row>
          <table:covered-table-cell/>
          <table:covered-table-cell/>
          <table:table-cell table:style-name="Table2.C26" office:value-type="string">
            <text:p text:style-name="P82">Búsqueda de componentes</text:p>
          </table:table-cell>
          <table:table-cell table:style-name="Table2.D26" office:value-type="string">
            <text:p text:style-name="P76">1,0</text:p>
          </table:table-cell>
          <table:table-cell table:style-name="Table2.E26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82">Prepara lista de componentes</text:p>
          </table:table-cell>
          <table:table-cell table:style-name="Table2.D26" office:value-type="string">
            <text:p text:style-name="P83">1.0</text:p>
          </table:table-cell>
          <table:table-cell table:style-name="Table2.E26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9">Preparar stencil footprint</text:p>
          </table:table-cell>
          <table:table-cell table:style-name="Table2.D26" office:value-type="string">
            <text:p text:style-name="P76">1,0</text:p>
          </table:table-cell>
          <table:table-cell table:style-name="Table2.E26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9">Lectura desarrollo Microchip</text:p>
          </table:table-cell>
          <table:table-cell table:style-name="Table2.D26" office:value-type="string">
            <text:p text:style-name="P76">1,0</text:p>
          </table:table-cell>
          <table:table-cell table:style-name="Table2.E26" office:value-type="string">
            <text:p text:style-name="P73"/>
          </table:table-cell>
          <table:covered-table-cell/>
        </table:table-row>
        <table:table-row>
          <table:covered-table-cell/>
          <table:covered-table-cell/>
          <table:table-cell table:style-name="Table2.C26" office:value-type="string">
            <text:p text:style-name="P97">Lectura Visa</text:p>
          </table:table-cell>
          <table:table-cell table:style-name="Table2.D26" office:value-type="string">
            <text:p text:style-name="P76">1,0</text:p>
          </table:table-cell>
          <table:table-cell table:style-name="Table2.E26" office:value-type="string">
            <text:p text:style-name="P74"/>
          </table:table-cell>
          <table:covered-table-cell/>
        </table:table-row>
        <table:table-row>
          <table:covered-table-cell/>
          <table:covered-table-cell/>
          <table:table-cell table:style-name="Table2.C27" office:value-type="string">
            <text:p text:style-name="P97">Pruebas desarrollo Visa</text:p>
          </table:table-cell>
          <table:table-cell table:style-name="Table2.D27" office:value-type="string">
            <text:p text:style-name="P76">1,0</text:p>
          </table:table-cell>
          <table:table-cell table:style-name="Table2.E27" office:value-type="string">
            <text:p text:style-name="P74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6">Viernes 12</text:p>
          </table:table-cell>
          <table:table-cell table:style-name="Table2.C31" office:value-type="string">
            <text:p text:style-name="P101">Informe banco ruido</text:p>
          </table:table-cell>
          <table:table-cell table:style-name="Table2.D31" office:value-type="string">
            <text:p text:style-name="P102">2.0</text:p>
          </table:table-cell>
          <table:table-cell table:style-name="Table2.E31" office:value-type="string">
            <text:p text:style-name="P80"/>
          </table:table-cell>
          <table:table-cell table:style-name="Table2.F32" table:number-rows-spanned="5" office:value-type="string">
            <text:p text:style-name="P8">Cendit <text:span text:style-name="T8">suspende actividades a la 1:00 PM</text:span></text:p>
          </table:table-cell>
        </table:table-row>
        <table:table-row>
          <table:covered-table-cell/>
          <table:covered-table-cell/>
          <table:table-cell table:style-name="Table2.C31" office:value-type="string">
            <text:p text:style-name="P101">Informe semanal</text:p>
          </table:table-cell>
          <table:table-cell table:style-name="Table2.D31" office:value-type="string">
            <text:p text:style-name="P102">1.0</text:p>
          </table:table-cell>
          <table:table-cell table:style-name="Table2.E3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101"><text:span text:style-name="T7">Búsqueda</text:span> + lista de componentes</text:p>
          </table:table-cell>
          <table:table-cell table:style-name="Table2.D31" office:value-type="string">
            <text:p text:style-name="P102">1,5</text:p>
          </table:table-cell>
          <table:table-cell table:style-name="Table2.E3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31" office:value-type="string">
            <text:p text:style-name="P101">Prepara<text:span text:style-name="T8">r</text:span> stencil footprints</text:p>
          </table:table-cell>
          <table:table-cell table:style-name="Table2.D31" office:value-type="string">
            <text:p text:style-name="P102">1,0</text:p>
          </table:table-cell>
          <table:table-cell table:style-name="Table2.E3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32" office:value-type="string">
            <text:p text:style-name="P101"><text:span text:style-name="T7">Prueba</text:span> desarrollo Visa</text:p>
          </table:table-cell>
          <table:table-cell table:style-name="Table2.D32" office:value-type="string">
            <text:p text:style-name="P102">2,0</text:p>
          </table:table-cell>
          <table:table-cell table:style-name="Table2.E32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8">Lunes 15</text:p>
          </table:table-cell>
          <table:table-cell table:style-name="Table2.C181" office:value-type="string">
            <text:p text:style-name="P101">Informe banco ruido</text:p>
          </table:table-cell>
          <table:table-cell table:style-name="Table2.D181" office:value-type="string">
            <text:p text:style-name="P102">2.<text:span text:style-name="T8">0</text:span></text:p>
          </table:table-cell>
          <table:table-cell table:style-name="Table2.E181" office:value-type="string">
            <text:p text:style-name="P80"/>
          </table:table-cell>
          <table:table-cell table:style-name="Table2.F170" office:value-type="string">
            <text:p text:style-name="P9">Cendit supende actividades a la 1:00 PM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9">Martes 16</text:p>
          </table:table-cell>
          <table:table-cell table:style-name="Table2.C181" office:value-type="string">
            <text:p text:style-name="P106">Informe banco ruido</text:p>
          </table:table-cell>
          <table:table-cell table:style-name="Table2.D181" office:value-type="string">
            <text:p text:style-name="P107"><text:span text:style-name="T9">2</text:span>,0</text:p>
          </table:table-cell>
          <table:table-cell table:style-name="Table2.E181" office:value-type="string">
            <text:p text:style-name="P80"/>
          </table:table-cell>
          <table:table-cell table:style-name="Table2.F3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03">Informe semanal</text:p>
          </table:table-cell>
          <table:table-cell table:style-name="Table2.D181" office:value-type="string">
            <text:p text:style-name="P107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6">Componentes: búsqueda+lista</text:p>
          </table:table-cell>
          <table:table-cell table:style-name="Table2.D181" office:value-type="string">
            <text:p text:style-name="P107">1,0</text:p>
          </table:table-cell>
          <table:table-cell table:style-name="Table2.E181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6">Pruebas desarrollo Visa</text:p>
          </table:table-cell>
          <table:table-cell table:style-name="Table2.D181" office:value-type="string">
            <text:p text:style-name="P107">2,0</text:p>
          </table:table-cell>
          <table:table-cell table:style-name="Table2.E181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3">Prepara<text:span text:style-name="T8">r</text:span> stencil footprints</text:p>
          </table:table-cell>
          <table:table-cell table:style-name="Table2.D181" office:value-type="string">
            <text:p text:style-name="P107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0"><text:span text:style-name="T10">Miércoles</text:span> 17</text:p>
          </table:table-cell>
          <table:table-cell table:style-name="Table2.C40" office:value-type="string">
            <text:p text:style-name="P108">Documentación software</text:p>
          </table:table-cell>
          <table:table-cell table:style-name="Table2.D40" office:value-type="string">
            <text:p text:style-name="P109">1,0</text:p>
          </table:table-cell>
          <table:table-cell table:style-name="Table2.E40" office:value-type="string">
            <text:p text:style-name="P80"/>
          </table:table-cell>
          <table:table-cell table:style-name="Table2.F43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40" office:value-type="string">
            <text:p text:style-name="P108">Pruebas desarrollo </text:p>
          </table:table-cell>
          <table:table-cell table:style-name="Table2.D40" office:value-type="string">
            <text:p text:style-name="P109">1,0</text:p>
          </table:table-cell>
          <table:table-cell table:style-name="Table2.E40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8">Componentes: búsqueda+lista</text:p>
          </table:table-cell>
          <table:table-cell table:style-name="Table2.D181" office:value-type="string">
            <text:p text:style-name="P109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0">Informe banco ruido: parte figura ruido</text:p>
          </table:table-cell>
          <table:table-cell table:style-name="Table2.D181" office:value-type="string">
            <text:p text:style-name="P109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08">Modelado software</text:p>
          </table:table-cell>
          <table:table-cell table:style-name="Table2.D43" office:value-type="string">
            <text:p text:style-name="P109">2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11">Jueves 18</text:p>
          </table:table-cell>
          <table:table-cell table:style-name="Table2.C181" office:value-type="string">
            <text:p text:style-name="P104">Prepara<text:span text:style-name="T8">r</text:span> stencil footprints</text:p>
          </table:table-cell>
          <table:table-cell table:style-name="Table2.D181" office:value-type="string">
            <text:p text:style-name="P112">1.0</text:p>
          </table:table-cell>
          <table:table-cell table:style-name="Table2.E181" office:value-type="string">
            <text:p text:style-name="P79"/>
          </table:table-cell>
          <table:table-cell table:style-name="Table2.F48" table:number-rows-spanned="5" office:value-type="string">
            <text:p text:style-name="P12">El Cendit suspende actividades 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0">Componentes: búsqueda+lista</text:p>
          </table:table-cell>
          <table:table-cell table:style-name="Table2.D181" office:value-type="string">
            <text:p text:style-name="P112">1.0</text:p>
          </table:table-cell>
          <table:table-cell table:style-name="Table2.E181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0">Modelado software</text:p>
          </table:table-cell>
          <table:table-cell table:style-name="Table2.D181" office:value-type="string">
            <text:p text:style-name="P112">2.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0">Pruebas desarrollo <text:s/><text:span text:style-name="T11">+ doc software</text:span></text:p>
          </table:table-cell>
          <table:table-cell table:style-name="Table2.D181" office:value-type="string">
            <text:p text:style-name="P112">2.0</text:p>
          </table:table-cell>
          <table:table-cell table:style-name="Table2.E181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0">Informe banco ruido: parte figura ruido</text:p>
          </table:table-cell>
          <table:table-cell table:style-name="Table2.D181" office:value-type="string">
            <text:p text:style-name="P112">1.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B49" table:number-rows-spanned="6" office:value-type="string">
            <text:p text:style-name="P13">Viernes 19</text:p>
          </table:table-cell>
          <table:table-cell table:style-name="Table2.C54" office:value-type="string">
            <text:p text:style-name="P113">Informe tutor</text:p>
          </table:table-cell>
          <table:table-cell table:style-name="Table2.D54" office:value-type="string">
            <text:p text:style-name="P114">1,0</text:p>
          </table:table-cell>
          <table:table-cell table:style-name="Table2.E54" office:value-type="string">
            <text:p text:style-name="P80"/>
          </table:table-cell>
          <table:table-cell table:style-name="Table2.F54" table:number-rows-spanned="6" office:value-type="string">
            <text:p text:style-name="P7"/>
          </table:table-cell>
        </table:table-row>
        <table:table-row>
          <table:covered-table-cell/>
          <table:covered-table-cell/>
          <table:table-cell table:style-name="Table2.C54" office:value-type="string">
            <text:p text:style-name="P113">Componentes: búsqueda+lista</text:p>
          </table:table-cell>
          <table:table-cell table:style-name="Table2.D54" office:value-type="string">
            <text:p text:style-name="P114">1,<text:span text:style-name="T12">0</text:span></text:p>
          </table:table-cell>
          <table:table-cell table:style-name="Table2.E54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05">Prepara<text:span text:style-name="T8">r</text:span> stencil footprints</text:p>
          </table:table-cell>
          <table:table-cell table:style-name="Table2.D54" office:value-type="string">
            <text:p text:style-name="P115">1.0</text:p>
          </table:table-cell>
          <table:table-cell table:style-name="Table2.E54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10">Modelado software</text:p>
          </table:table-cell>
          <table:table-cell table:style-name="Table2.D54" office:value-type="string">
            <text:p text:style-name="P112">2.0</text:p>
          </table:table-cell>
          <table:table-cell table:style-name="Table2.E54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53" office:value-type="string">
            <text:p text:style-name="P110">Informe banco ruido: parte figura ruido</text:p>
          </table:table-cell>
          <table:table-cell table:style-name="Table2.D53" office:value-type="string">
            <text:p text:style-name="P112">1.0</text:p>
          </table:table-cell>
          <table:table-cell table:style-name="Table2.E53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54" office:value-type="string">
            <text:p text:style-name="P111">Pruebas desarrollo <text:s/><text:span text:style-name="T11">+ doc software</text:span></text:p>
          </table:table-cell>
          <table:table-cell table:style-name="Table2.D54" office:value-type="string">
            <text:p text:style-name="P114">1,0</text:p>
          </table:table-cell>
          <table:table-cell table:style-name="Table2.E54" office:value-type="string">
            <text:p text:style-name="P78"/>
          </table:table-cell>
          <table:covered-table-cell/>
        </table:table-row>
        <table:table-row>
          <table:covered-table-cell/>
          <table:table-cell table:style-name="Table2.A2" table:number-rows-spanned="2" office:value-type="string">
            <text:p text:style-name="P14">Lunes 2<text:span text:style-name="T13">2</text:span></text:p>
          </table:table-cell>
          <table:table-cell table:style-name="Table2.C181" office:value-type="string">
            <text:p text:style-name="P116">Reunión pautada con J.Rodriguez y K. Moncada.</text:p>
          </table:table-cell>
          <table:table-cell table:style-name="Table2.D181" office:value-type="string">
            <text:p text:style-name="P117">-</text:p>
          </table:table-cell>
          <table:table-cell table:style-name="Table2.E181" office:value-type="string">
            <text:p text:style-name="P80"/>
          </table:table-cell>
          <table:table-cell table:style-name="Table2.F56" table:number-rows-spanned="2" office:value-type="string">
            <text:p text:style-name="P15">Cendit suspende actividades <text:s/>a la 1:00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6">Presentación figura ruido</text:p>
          </table:table-cell>
          <table:table-cell table:style-name="Table2.D181" office:value-type="string">
            <text:p text:style-name="P117">-</text:p>
          </table:table-cell>
          <table:table-cell table:style-name="Table2.E181" office:value-type="string">
            <text:p text:style-name="P80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5">Martes 2<text:span text:style-name="T13">3</text:span></text:p>
          </table:table-cell>
          <table:table-cell table:style-name="Table2.C181" office:value-type="string">
            <text:p text:style-name="P121">Informe presentación figura ruido</text:p>
          </table:table-cell>
          <table:table-cell table:style-name="Table2.D181" office:value-type="string">
            <text:p text:style-name="P122">3</text:p>
          </table:table-cell>
          <table:table-cell table:style-name="Table2.E181" office:value-type="string">
            <text:p text:style-name="P80"/>
          </table:table-cell>
          <table:table-cell table:style-name="Table2.F60" table:number-rows-spanned="4" office:value-type="string">
            <text:p text:style-name="P16">Cendit supende actividades a la 1:00 PM.</text:p>
            <text:p text:style-name="P16"/>
            <text:p text:style-name="P17">Presentación a J. Rodriguez y K. Moncada.</text:p>
            <text:p text:style-name="P16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1">Búsqueda componentes</text:p>
          </table:table-cell>
          <table:table-cell table:style-name="Table2.D181" office:value-type="string">
            <text:p text:style-name="P122">1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Preparación stencil footprints</text:p>
          </table:table-cell>
          <table:table-cell table:style-name="Table2.D181" office:value-type="string">
            <text:p text:style-name="P122">1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1">Prueba desarrollo + doc software</text:p>
          </table:table-cell>
          <table:table-cell table:style-name="Table2.D181" office:value-type="string">
            <text:p text:style-name="P122">1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19">Miércoles 24</text:p>
          </table:table-cell>
          <table:table-cell table:style-name="Table2.C181" office:value-type="string">
            <text:p text:style-name="P118">Componentes: búsqueda + lista</text:p>
          </table:table-cell>
          <table:table-cell table:style-name="Table2.D181" office:value-type="string">
            <text:p text:style-name="P117">1.5</text:p>
          </table:table-cell>
          <table:table-cell table:style-name="Table2.E181" office:value-type="string">
            <text:p text:style-name="P81"/>
          </table:table-cell>
          <table:table-cell table:style-name="Table2.F64" table:number-rows-spanned="4" office:value-type="string">
            <text:p text:style-name="P20">El Cendit suspende actividades a la 1:00P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8">Preparar versión informe técnico</text:p>
          </table:table-cell>
          <table:table-cell table:style-name="Table2.D181" office:value-type="string">
            <text:p text:style-name="P117">1.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8">Lectura y documentación software</text:p>
          </table:table-cell>
          <table:table-cell table:style-name="Table2.D181" office:value-type="string">
            <text:p text:style-name="P117">1,5</text:p>
          </table:table-cell>
          <table:table-cell table:style-name="Table2.E181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8">Prueba desarrollo</text:p>
          </table:table-cell>
          <table:table-cell table:style-name="Table2.D181" office:value-type="string">
            <text:p text:style-name="P117">1,5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0">Jueves 25</text:p>
          </table:table-cell>
          <table:table-cell table:style-name="Table2.C181" office:value-type="string">
            <text:p text:style-name="P125">Seminario FLUKE</text:p>
          </table:table-cell>
          <table:table-cell table:style-name="Table2.D181" office:value-type="string">
            <text:p text:style-name="P126">3,0</text:p>
          </table:table-cell>
          <table:table-cell table:style-name="Table2.E181" office:value-type="string">
            <text:p text:style-name="P79"/>
          </table:table-cell>
          <table:table-cell table:style-name="Table2.F70" table:number-rows-spanned="6" office:value-type="string">
            <text:p text:style-name="P18">Presentación a J. Rodriguez y K. Moncada.</text:p>
            <text:p text:style-name="P21">Se conoce el software de control de la sala de EMC, EMC32.</text:p>
            <text:p text:style-name="P21">Presentación a P. Ruiz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8">Lectura y documentación software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8">Prueba desarrollo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Componentes: búsqueda + lista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Preparación stencil footprints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5">Informe <text:span text:style-name="T14">técnico</text:span>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4" office:value-type="string">
            <text:p text:style-name="P22">Viernes 26</text:p>
          </table:table-cell>
          <table:table-cell table:style-name="Table2.C181" office:value-type="string">
            <text:p text:style-name="P118">Prueba desarrollo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81"/>
          </table:table-cell>
          <table:table-cell table:style-name="Table2.F74" table:number-rows-spanned="4" office:value-type="string">
            <text:p text:style-name="P23">Cendit da la salida a las 3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19">Componentes: búsqueda + lista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3">Preparación stencil footprints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74" office:value-type="string">
            <text:p text:style-name="P118">Lectura y documentación software</text:p>
          </table:table-cell>
          <table:table-cell table:style-name="Table2.D74" office:value-type="string">
            <text:p text:style-name="P126">1,0</text:p>
          </table:table-cell>
          <table:table-cell table:style-name="Table2.E74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4">Lunes <text:s/>29</text:p>
          </table:table-cell>
          <table:table-cell table:style-name="Table2.C181" office:value-type="string">
            <text:p text:style-name="P127">Requerimientos de software: doc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81"/>
          </table:table-cell>
          <table:table-cell table:style-name="Table2.F80" table:number-rows-spanned="6" office:value-type="string">
            <text:p text:style-name="P25">Cendit suspende actividades a la 1:00 PM. Consulta con Carle Linez, electrónica (1 hora aprox)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7">Modelado de software: uml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Propuesta de hardware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0">Componentes: búsqueda + lista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4">Preparación stencil footprints: <text:span text:style-name="T15">Eagle/Kicad</text:span></text:p>
          </table:table-cell>
          <table:table-cell table:style-name="Table2.D181" office:value-type="string">
            <text:p text:style-name="P128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Documentación software</text:p>
          </table:table-cell>
          <table:table-cell table:style-name="Table2.D181" office:value-type="string">
            <text:p text:style-name="P128"><text:span text:style-name="T16">1</text:span>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5">Martes 30</text:p>
          </table:table-cell>
          <table:table-cell table:style-name="Table2.C181" office:value-type="string">
            <text:p text:style-name="P129">Prueba desarrollo </text:p>
          </table:table-cell>
          <table:table-cell table:style-name="Table2.D181" office:value-type="string">
            <text:p text:style-name="P130">2,0</text:p>
          </table:table-cell>
          <table:table-cell table:style-name="Table2.E181" office:value-type="string">
            <text:p text:style-name="P81"/>
          </table:table-cell>
          <table:table-cell table:style-name="Table2.F86" table:number-rows-spanned="6" office:value-type="string">
            <text:p text:style-name="P26">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29">Documentación software: com VISA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19">Componentes: búsqueda + lista</text:p>
          </table:table-cell>
          <table:table-cell table:style-name="Table2.D181" office:value-type="string">
            <text:p text:style-name="P126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Modelado de software: uml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7"><text:span text:style-name="T16">Modelado</text:span> de hardware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29">Informe técnico</text:p>
          </table:table-cell>
          <table:table-cell table:style-name="Table2.D181" office:value-type="string">
            <text:p text:style-name="P130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6"><text:span text:style-name="T18">Miércoles</text:span> 31</text:p>
          </table:table-cell>
          <table:table-cell table:style-name="Table2.C181" office:value-type="string">
            <text:p text:style-name="P101"/>
          </table:table-cell>
          <table:table-cell table:style-name="Table2.D181" office:value-type="string">
            <text:p text:style-name="P102"/>
          </table:table-cell>
          <table:table-cell table:style-name="Table2.E181" office:value-type="string">
            <text:p text:style-name="P78"/>
          </table:table-cell>
          <table:table-cell table:style-name="Table2.F170" office:value-type="string">
            <text:p text:style-name="P26">Ausencia. Diligencia personal</text:p>
          </table:table-cell>
        </table:table-row>
        <table:table-row>
          <table:table-cell table:style-name="Table2.A2" table:number-rows-spanned="95" office:value-type="string">
            <text:p text:style-name="P63"><text:soft-page-break/>JUNIO</text:p>
          </table:table-cell>
          <table:table-cell table:style-name="Table2.A2" table:number-rows-spanned="6" office:value-type="string">
            <text:p text:style-name="P27">Jueves 1</text:p>
          </table:table-cell>
          <table:table-cell table:style-name="Table2.C181" office:value-type="string">
            <text:p text:style-name="P131">Desarrollo: librería comunicaciones</text:p>
          </table:table-cell>
          <table:table-cell table:style-name="Table2.D181" office:value-type="string">
            <text:p text:style-name="P132">2,0</text:p>
          </table:table-cell>
          <table:table-cell table:style-name="Table2.E181" office:value-type="string">
            <text:p text:style-name="P81"/>
          </table:table-cell>
          <table:table-cell table:style-name="Table2.F93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1">Documentación software: com VISA</text:p>
          </table:table-cell>
          <table:table-cell table:style-name="Table2.D181" office:value-type="string">
            <text:p text:style-name="P132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Generar lista componentes</text:p>
          </table:table-cell>
          <table:table-cell table:style-name="Table2.D181" office:value-type="string">
            <text:p text:style-name="P132">0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Modelado software: captura requisitos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Modelado hardware</text:p>
          </table:table-cell>
          <table:table-cell table:style-name="Table2.D181" office:value-type="string">
            <text:p text:style-name="P132">1,5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Informe técnico</text:p>
          </table:table-cell>
          <table:table-cell table:style-name="Table2.D181" office:value-type="string">
            <text:p text:style-name="P132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28">Viernes 2</text:p>
          </table:table-cell>
          <table:table-cell table:style-name="Table2.C181" office:value-type="string">
            <text:p text:style-name="P102">?</text:p>
          </table:table-cell>
          <table:table-cell table:style-name="Table2.D181" office:value-type="string">
            <text:p text:style-name="P102"/>
          </table:table-cell>
          <table:table-cell table:style-name="Table2.E181" office:value-type="string">
            <text:p text:style-name="P78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28">Lunes 5</text:p>
          </table:table-cell>
          <table:table-cell table:style-name="Table2.C181" office:value-type="string">
            <text:p text:style-name="P135"/>
          </table:table-cell>
          <table:table-cell table:style-name="Table2.D181" office:value-type="string">
            <text:p text:style-name="P102"/>
          </table:table-cell>
          <table:table-cell table:style-name="Table2.E181" office:value-type="string">
            <text:p text:style-name="P78"/>
          </table:table-cell>
          <table:table-cell table:style-name="Table2.F170" office:value-type="string">
            <text:p text:style-name="P28">Cendit suspende actividades todo el <text:span text:style-name="T21">día</text:span></text:p>
          </table:table-cell>
        </table:table-row>
        <table:table-row>
          <table:covered-table-cell/>
          <table:table-cell table:style-name="Table2.A2" table:number-rows-spanned="5" office:value-type="string">
            <text:p text:style-name="P28">Martes 6</text:p>
          </table:table-cell>
          <table:table-cell table:style-name="Table2.C181" office:value-type="string">
            <text:p text:style-name="P131">Desarrollo: librería comunicaciones</text:p>
          </table:table-cell>
          <table:table-cell table:style-name="Table2.D181" office:value-type="string">
            <text:p text:style-name="P132">2,0</text:p>
          </table:table-cell>
          <table:table-cell table:style-name="Table2.E181" office:value-type="string">
            <text:p text:style-name="P81"/>
          </table:table-cell>
          <table:table-cell table:style-name="Table2.F100" table:number-rows-spanned="5" office:value-type="string">
            <text:p text:style-name="P29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3">Documentación software: <text:span text:style-name="T19">VISA + ISO</text:span>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3">Modelado software: captura requisitos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3">Modelado hardware: <text:span text:style-name="T19">selecc componentes</text:span>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3">Informe técnico</text:p>
          </table:table-cell>
          <table:table-cell table:style-name="Table2.D181" office:value-type="string">
            <text:p text:style-name="P136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1">Miércoles 7</text:p>
          </table:table-cell>
          <table:table-cell table:style-name="Table2.C181" office:value-type="string">
            <text:p text:style-name="P131">Desarrollo: librería comunicaciones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81"/>
          </table:table-cell>
          <table:table-cell table:style-name="Table2.F105" table:number-rows-spanned="5" office:value-type="string">
            <text:p text:style-name="P30">Cendit suspende actividades a la 1:00 PM.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3">Documentación software: <text:span text:style-name="T19">VISA + ISO</text:span>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Modelado software: captura requisitos</text:p>
          </table:table-cell>
          <table:table-cell table:style-name="Table2.D181" office:value-type="string">
            <text:p text:style-name="P132">1,<text:span text:style-name="T20">0</text:span>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Modelado hardware</text:p>
          </table:table-cell>
          <table:table-cell table:style-name="Table2.D181" office:value-type="string">
            <text:p text:style-name="P132">1,<text:span text:style-name="T20">0</text:span>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05" office:value-type="string">
            <text:p text:style-name="P131">Informe técnico</text:p>
          </table:table-cell>
          <table:table-cell table:style-name="Table2.D105" office:value-type="string">
            <text:p text:style-name="P132">1,0</text:p>
          </table:table-cell>
          <table:table-cell table:style-name="Table2.E105" office:value-type="string">
            <text:p text:style-name="P6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29">Jueves 8</text:p>
          </table:table-cell>
          <table:table-cell table:style-name="Table2.C181" office:value-type="string">
            <text:p text:style-name="P131">Desarrollo: librería comunicaciones</text:p>
          </table:table-cell>
          <table:table-cell table:style-name="Table2.D181" office:value-type="string">
            <text:p text:style-name="P137">1,5</text:p>
          </table:table-cell>
          <table:table-cell table:style-name="Table2.E181" office:value-type="string">
            <text:p text:style-name="P80"/>
          </table:table-cell>
          <table:table-cell table:style-name="Table2.F111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3">Documentación software: <text:span text:style-name="T19">VISA + ISO</text:span></text:p>
          </table:table-cell>
          <table:table-cell table:style-name="Table2.D181" office:value-type="string">
            <text:p text:style-name="P136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8">Solicitud de componentes</text:p>
          </table:table-cell>
          <table:table-cell table:style-name="Table2.D181" office:value-type="string">
            <text:p text:style-name="P132">1,<text:span text:style-name="T20">0</text:span></text:p>
          </table:table-cell>
          <table:table-cell table:style-name="Table2.E181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4">Modelado software: captura requisitos</text:p>
          </table:table-cell>
          <table:table-cell table:style-name="Table2.D181" office:value-type="string">
            <text:p text:style-name="P132">1,<text:span text:style-name="T20">0</text:span>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Modelado hardware</text:p>
          </table:table-cell>
          <table:table-cell table:style-name="Table2.D181" office:value-type="string">
            <text:p text:style-name="P132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1">Informe técnico</text:p>
          </table:table-cell>
          <table:table-cell table:style-name="Table2.D181" office:value-type="string">
            <text:p text:style-name="P102"/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32">Viernes 9</text:p>
          </table:table-cell>
          <table:table-cell table:style-name="Table2.C181" office:value-type="string">
            <text:p text:style-name="P139">Modelado+desarrollo librería comunic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79"/>
          </table:table-cell>
          <table:table-cell table:style-name="Table2.F117" table:number-rows-spanned="6" office:value-type="string">
            <text:p text:style-name="P33">Cendit suspende actividades a las 12:00 PM. <text:span text:style-name="T22">Razón: </text:span>Marcha a CONATEL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39">Documentación software: GPIB+VISA+gestión software</text:p>
          </table:table-cell>
          <table:table-cell table:style-name="Table2.D181" office:value-type="string">
            <text:p text:style-name="P140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 table:style-name="Table2.114">
          <table:covered-table-cell/>
          <table:covered-table-cell/>
          <table:table-cell table:style-name="Table2.C181" office:value-type="string">
            <text:p text:style-name="P139">Busqueda de componentes: mecanicos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Modelado software: GUI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Modelado hardware: buses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>Informe <text:span text:style-name="T23">técnico</text:span></text:p>
          </table:table-cell>
          <table:table-cell table:style-name="Table2.D181" office:value-type="string">
            <text:p text:style-name="P140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39"/>
          </table:table-cell>
          <table:table-cell table:style-name="Table2.D181" office:value-type="string">
            <text:p text:style-name="P102"/>
          </table:table-cell>
          <table:table-cell table:style-name="Table2.E181" office:value-type="string">
            <text:p text:style-name="P78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6" office:value-type="string">
            <text:p text:style-name="P34">Martes 13</text:p>
          </table:table-cell>
          <table:table-cell table:style-name="Table2.C181" office:value-type="string">
            <text:p text:style-name="P92">Modelado software: librería <text:span text:style-name="T24">comunicación</text:span></text:p>
          </table:table-cell>
          <table:table-cell table:style-name="Table2.D181" office:value-type="string">
            <text:p text:style-name="P93">1,0</text:p>
          </table:table-cell>
          <table:table-cell table:style-name="Table2.E181" office:value-type="string">
            <text:p text:style-name="P79"/>
          </table:table-cell>
          <table:table-cell table:style-name="Table2.F124" table:number-rows-spanned="6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2">Desarrollo software: librería com</text:p>
          </table:table-cell>
          <table:table-cell table:style-name="Table2.D181" office:value-type="string">
            <text:p text:style-name="P93">1,5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4">Pedido de componentes: conectores</text:p>
          </table:table-cell>
          <table:table-cell table:style-name="Table2.D181" office:value-type="string">
            <text:p text:style-name="P141"><text:span text:style-name="T26">2</text:span>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2">Solicitud de componentes</text:p>
          </table:table-cell>
          <table:table-cell table:style-name="Table2.D181" office:value-type="string">
            <text:p text:style-name="P93">1,<text:span text:style-name="T24">0</text:span>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5">Documentación: bus GPIB</text:p>
          </table:table-cell>
          <table:table-cell table:style-name="Table2.D181" office:value-type="string">
            <text:p text:style-name="P93">1,<text:span text:style-name="T25">0</text:span>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4">Modelado software: UML + GUI</text:p>
          </table:table-cell>
          <table:table-cell table:style-name="Table2.D181" office:value-type="string">
            <text:p text:style-name="P93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5">Miércoles 14</text:p>
          </table:table-cell>
          <table:table-cell table:style-name="Table2.C181" office:value-type="string">
            <text:p text:style-name="P89">Documentos requerimientos de software</text:p>
          </table:table-cell>
          <table:table-cell table:style-name="Table2.D181" office:value-type="string">
            <text:p text:style-name="P90">1,5</text:p>
          </table:table-cell>
          <table:table-cell table:style-name="Table2.E181" office:value-type="string">
            <text:p text:style-name="P81"/>
          </table:table-cell>
          <table:table-cell table:style-name="Table2.F129" table:number-rows-spanned="5" office:value-type="string">
            <text:p text:style-name="P36">El Cendit da salida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9">Modelado de software: UML+GUI + librería comunicaciones</text:p>
          </table:table-cell>
          <table:table-cell table:style-name="Table2.D181" office:value-type="string">
            <text:p text:style-name="P90">2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9">Modelado de hardware: diagramas</text:p>
          </table:table-cell>
          <table:table-cell table:style-name="Table2.D181" office:value-type="string">
            <text:p text:style-name="P90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9">Documentación bus GPIB</text:p>
          </table:table-cell>
          <table:table-cell table:style-name="Table2.D181" office:value-type="string">
            <text:p text:style-name="P90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9">Informe técnico</text:p>
          </table:table-cell>
          <table:table-cell table:style-name="Table2.D181" office:value-type="string">
            <text:p text:style-name="P90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37">Jueves 15</text:p>
          </table:table-cell>
          <table:table-cell table:style-name="Table2.C181" office:value-type="string">
            <text:p text:style-name="P89">Documentos requerimientos de software</text:p>
          </table:table-cell>
          <table:table-cell table:style-name="Table2.D181" office:value-type="string">
            <text:p text:style-name="P90">1,5</text:p>
          </table:table-cell>
          <table:table-cell table:style-name="Table2.E181" office:value-type="string">
            <text:p text:style-name="P80"/>
          </table:table-cell>
          <table:table-cell table:style-name="Table2.F134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89">Modelado de software: UML+GUI + librería comunicaciones</text:p>
          </table:table-cell>
          <table:table-cell table:style-name="Table2.D181" office:value-type="string">
            <text:p text:style-name="P142">1,5</text:p>
          </table:table-cell>
          <table:table-cell table:style-name="Table2.E181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9">Documentación bus GPIB</text:p>
          </table:table-cell>
          <table:table-cell table:style-name="Table2.D181" office:value-type="string">
            <text:p text:style-name="P90">1,<text:span text:style-name="T27">0</text:span></text:p>
          </table:table-cell>
          <table:table-cell table:style-name="Table2.E181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9">Modelado de hardware: diagramas</text:p>
          </table:table-cell>
          <table:table-cell table:style-name="Table2.D181" office:value-type="string">
            <text:p text:style-name="P90">1,<text:span text:style-name="T27">5</text:span></text:p>
          </table:table-cell>
          <table:table-cell table:style-name="Table2.E181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89">Informe técnico</text:p>
          </table:table-cell>
          <table:table-cell table:style-name="Table2.D181" office:value-type="string">
            <text:p text:style-name="P90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8">Viernes 16</text:p>
          </table:table-cell>
          <table:table-cell table:style-name="Table2.C181" office:value-type="string">
            <text:p text:style-name="P101">?</text:p>
          </table:table-cell>
          <table:table-cell table:style-name="Table2.D181" office:value-type="string">
            <text:p text:style-name="P102"/>
          </table:table-cell>
          <table:table-cell table:style-name="Table2.E181" office:value-type="string">
            <text:p text:style-name="P78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7" office:value-type="string">
            <text:p text:style-name="P38">Lunes 19</text:p>
          </table:table-cell>
          <table:table-cell table:style-name="Table2.C181" office:value-type="string">
            <text:p text:style-name="P143">Informe tutor, Ing P. Ruiz</text:p>
          </table:table-cell>
          <table:table-cell table:style-name="Table2.D181" office:value-type="string">
            <text:p text:style-name="P145">4</text:p>
          </table:table-cell>
          <table:table-cell table:style-name="Table2.E181" office:value-type="string">
            <text:p text:style-name="P81"/>
          </table:table-cell>
          <table:table-cell table:style-name="Table2.F142" table:number-rows-spanned="7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91">Modelado de software: <text:span text:style-name="T28">capa acceso</text:span></text:p>
            <text:p text:style-name="P91">comunicaciones</text:p>
          </table:table-cell>
          <table:table-cell table:style-name="Table2.D181" office:value-type="string">
            <text:p text:style-name="P144">1,5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Desarrollo librería communi<text:span text:style-name="T29">cations</text:span></text:p>
          </table:table-cell>
          <table:table-cell table:style-name="Table2.D181" office:value-type="string">
            <text:p text:style-name="P144">1,5</text:p>
          </table:table-cell>
          <table:table-cell table:style-name="Table2.E181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Modelado de software: Sketch + UML GUI</text:p>
          </table:table-cell>
          <table:table-cell table:style-name="Table2.D181" office:value-type="string">
            <text:p text:style-name="P144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3">Desarrollo GUI</text:p>
          </table:table-cell>
          <table:table-cell table:style-name="Table2.D181" office:value-type="string">
            <text:p text:style-name="P144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1">Documentos requerimientos de software</text:p>
          </table:table-cell>
          <table:table-cell table:style-name="Table2.D181" office:value-type="string">
            <text:p text:style-name="P144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91">Informe técnico</text:p>
          </table:table-cell>
          <table:table-cell table:style-name="Table2.D181" office:value-type="string">
            <text:p text:style-name="P144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39">Martes 20</text:p>
          </table:table-cell>
          <table:table-cell table:style-name="Table2.C181" office:value-type="string">
            <text:p text:style-name="P143">Desarrollo librería communi<text:span text:style-name="T29">cations</text:span></text:p>
          </table:table-cell>
          <table:table-cell table:style-name="Table2.D181" office:value-type="string">
            <text:p text:style-name="P144">1,5</text:p>
          </table:table-cell>
          <table:table-cell table:style-name="Table2.E181" office:value-type="string">
            <text:p text:style-name="P80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table-cell table:style-name="Table2.A2" table:number-rows-spanned="5" office:value-type="string">
            <text:p text:style-name="P40">Miércoles 21</text:p>
          </table:table-cell>
          <table:table-cell table:style-name="Table2.A2" office:value-type="string">
            <text:p text:style-name="P143">Desarrollo librería communi<text:span text:style-name="T29">cations</text:span></text:p>
          </table:table-cell>
          <table:table-cell table:style-name="Table2.D181" office:value-type="string">
            <text:p text:style-name="P144">1,5</text:p>
          </table:table-cell>
          <table:table-cell table:style-name="Table2.E181" office:value-type="string">
            <text:p text:style-name="P81"/>
          </table:table-cell>
          <table:table-cell table:style-name="Table2.F148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6">Modelado de software: communications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Documento requerimientos de software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Modelado GUI: sketches + UML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Informe <text:span text:style-name="T30">técnico</text:span></text:p>
          </table:table-cell>
          <table:table-cell table:style-name="Table2.D181" office:value-type="string">
            <text:p text:style-name="P102"/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1">Jueves 22</text:p>
          </table:table-cell>
          <table:table-cell table:style-name="Table2.C181" office:value-type="string">
            <text:p text:style-name="P143">Desarrollo librería communi<text:span text:style-name="T29">cations</text:span></text:p>
          </table:table-cell>
          <table:table-cell table:style-name="Table2.D181" office:value-type="string">
            <text:p text:style-name="P144">1,5</text:p>
          </table:table-cell>
          <table:table-cell table:style-name="Table2.E181" office:value-type="string">
            <text:p text:style-name="P79"/>
          </table:table-cell>
          <table:table-cell table:style-name="Table2.F153" table:number-rows-spanned="5" office:value-type="string">
            <text:p text:style-name="P42">Cendit suspende actividades a la 1:00 P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6">Modelado de software: communications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Documento requerimientos de software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Modelado GUI: sketches + UML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Solicitud de <text:span text:style-name="T31">componentes</text:span></text:p>
          </table:table-cell>
          <table:table-cell table:style-name="Table2.D181" office:value-type="string">
            <text:p text:style-name="P148">1.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2">Viernes 22</text:p>
          </table:table-cell>
          <table:table-cell table:style-name="Table2.C181" office:value-type="string">
            <text:p text:style-name="P143">Desarrollo librería communi<text:span text:style-name="T29">cations</text:span></text:p>
          </table:table-cell>
          <table:table-cell table:style-name="Table2.D181" office:value-type="string">
            <text:p text:style-name="P144">1,5</text:p>
          </table:table-cell>
          <table:table-cell table:style-name="Table2.E181" office:value-type="string">
            <text:p text:style-name="P81"/>
          </table:table-cell>
          <table:table-cell table:style-name="Table2.F158" table:number-rows-spanned="5" office:value-type="string">
            <text:p text:style-name="P43">Cendit suspende actividades a las 11:00 A<text:span text:style-name="T32">M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6">Modelado de software: communications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Documento requerimientos de software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Modelado GUI: sketches + UML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7">Solicitud de <text:span text:style-name="T31">componentes</text:span></text:p>
          </table:table-cell>
          <table:table-cell table:style-name="Table2.D181" office:value-type="string">
            <text:p text:style-name="P148">1.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5" office:value-type="string">
            <text:p text:style-name="P43">Lunes 26</text:p>
          </table:table-cell>
          <table:table-cell table:style-name="Table2.C181" office:value-type="string">
            <text:p text:style-name="P146">Documento requerimientos de software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78"/>
          </table:table-cell>
          <table:table-cell table:style-name="Table2.F163" table:number-rows-spanned="5" office:value-type="string">
            <text:p text:style-name="P44">Cendit suspende actividades a las 11:00 AM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3">Desarrollo librería communi<text:span text:style-name="T29">cations</text:span></text:p>
          </table:table-cell>
          <table:table-cell table:style-name="Table2.D181" office:value-type="string">
            <text:p text:style-name="P144">1,5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Modelado de software: communications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Modelado GUI: sketches + UML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Revisión informe técnico</text:p>
          </table:table-cell>
          <table:table-cell table:style-name="Table2.D181" office:value-type="string">
            <text:p text:style-name="P150">1.0</text:p>
          </table:table-cell>
          <table:table-cell table:style-name="Table2.E181" office:value-type="string">
            <text:p text:style-name="P78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45">Martes 27</text:p>
          </table:table-cell>
          <table:table-cell table:style-name="Table2.C181" office:value-type="string">
            <text:p text:style-name="P143">Desarrollo librería communi<text:span text:style-name="T29">cations</text:span></text:p>
          </table:table-cell>
          <table:table-cell table:style-name="Table2.D181" office:value-type="string">
            <text:p text:style-name="P144">1,5</text:p>
          </table:table-cell>
          <table:table-cell table:style-name="Table2.E181" office:value-type="string">
            <text:p text:style-name="P81"/>
          </table:table-cell>
          <table:table-cell table:style-name="Table2.F170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6">Documento requerimientos de software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79"/>
          </table:table-cell>
          <table:table-cell table:style-name="Table2.F169" table:number-rows-spanned="5" office:value-type="string">
            <text:p text:style-name="P5"/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6">Modelado de software: communications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Modelado GUI: sketches + UML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2">Modelado de hardware</text:p>
          </table:table-cell>
          <table:table-cell table:style-name="Table2.D181" office:value-type="string">
            <text:p text:style-name="P153">1.0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Revisión informe técnico</text:p>
          </table:table-cell>
          <table:table-cell table:style-name="Table2.D181" office:value-type="string">
            <text:p text:style-name="P150">1.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6">Miercoles 28</text:p>
          </table:table-cell>
          <table:table-cell table:style-name="Table2.C181" office:value-type="string">
            <text:p text:style-name="P154"/>
          </table:table-cell>
          <table:table-cell table:style-name="Table2.D181" office:value-type="string">
            <text:p text:style-name="P102"/>
          </table:table-cell>
          <table:table-cell table:style-name="Table2.E181" office:value-type="string">
            <text:p text:style-name="P78"/>
          </table:table-cell>
          <table:table-cell table:style-name="Table2.F170" office:value-type="string">
            <text:p text:style-name="P46">Cendit suspende actividades el dia completo, causa marcha de los helicópteros</text:p>
          </table:table-cell>
        </table:table-row>
        <table:table-row>
          <table:covered-table-cell/>
          <table:table-cell table:style-name="Table2.A2" table:number-rows-spanned="6" office:value-type="string">
            <text:p text:style-name="P46">Jueves 29</text:p>
          </table:table-cell>
          <table:table-cell table:style-name="Table2.C181" office:value-type="string">
            <text:p text:style-name="P146">Documento requerimientos de software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81"/>
          </table:table-cell>
          <table:table-cell table:style-name="Table2.F176" table:number-rows-spanned="6" office:value-type="string">
            <text:p text:style-name="P47">Fiesta por aniversario Cendit, 12 años. <text:span text:style-name="T48">Salida a las 3:00 PM,</text:span></text:p>
          </table:table-cell>
        </table:table-row>
        <table:table-row>
          <table:covered-table-cell/>
          <table:covered-table-cell/>
          <table:table-cell table:style-name="Table2.C181" office:value-type="string">
            <text:p text:style-name="P146">Modelado de software: <text:span text:style-name="T47">librería IO</text:span></text:p>
          </table:table-cell>
          <table:table-cell table:style-name="Table2.D181" office:value-type="string">
            <text:p text:style-name="P145">1,<text:span text:style-name="T33">5</text:span></text:p>
          </table:table-cell>
          <table:table-cell table:style-name="Table2.E181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6">Modelado GUI: sketches + UML</text:p>
          </table:table-cell>
          <table:table-cell table:style-name="Table2.D181" office:value-type="string">
            <text:p text:style-name="P145">1,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2">Modelado de hardware</text:p>
          </table:table-cell>
          <table:table-cell table:style-name="Table2.D181" office:value-type="string">
            <text:p text:style-name="P153">1.<text:span text:style-name="T33">5</text:span>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55"><text:span text:style-name="T46">Instrucción</text:span> de trabajo</text:p>
          </table:table-cell>
          <table:table-cell table:style-name="Table2.D181" office:value-type="string">
            <text:p text:style-name="P156">1.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81" office:value-type="string">
            <text:p text:style-name="P149">Revisión informe técnico</text:p>
          </table:table-cell>
          <table:table-cell table:style-name="Table2.D181" office:value-type="string">
            <text:p text:style-name="P150">1.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47">Viernes <text:s/>30</text:p>
          </table:table-cell>
          <table:table-cell table:style-name="Table2.C181" office:value-type="string">
            <text:p text:style-name="P146">Documento requerimientos de software</text:p>
          </table:table-cell>
          <table:table-cell table:style-name="Table2.D181" office:value-type="string">
            <text:p text:style-name="P145">1,5</text:p>
          </table:table-cell>
          <table:table-cell table:style-name="Table2.E181" office:value-type="string">
            <text:p text:style-name="P80"/>
          </table:table-cell>
          <table:table-cell table:style-name="Table2.F182" table:number-rows-spanned="6" office:value-type="string">
            <text:p text:style-name="P5"/>
          </table:table-cell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46">Modelado de software: <text:span text:style-name="T47">librería IO</text:span></text:p>
          </table:table-cell>
          <table:table-cell table:style-name="Table2.D181" office:value-type="string">
            <text:p text:style-name="P145">1,<text:span text:style-name="T33">5</text:span></text:p>
          </table:table-cell>
          <table:table-cell table:style-name="Table2.E181" office:value-type="string">
            <text:p text:style-name="P8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7">Desarrollo de software: librería IO</text:p>
          </table:table-cell>
          <table:table-cell table:style-name="Table2.D181" office:value-type="string">
            <text:p text:style-name="P158">1.5</text:p>
          </table:table-cell>
          <table:table-cell table:style-name="Table2.E181" office:value-type="string">
            <text:p text:style-name="P80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2">Modelado de hardware</text:p>
          </table:table-cell>
          <table:table-cell table:style-name="Table2.D181" office:value-type="string">
            <text:p text:style-name="P153">1.<text:span text:style-name="T33">5</text:span>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1" office:value-type="string">
            <text:p text:style-name="P155"><text:span text:style-name="T46">Instrucción</text:span> de trabajo</text:p>
          </table:table-cell>
          <table:table-cell table:style-name="Table2.D181" office:value-type="string">
            <text:p text:style-name="P156">1.0</text:p>
          </table:table-cell>
          <table:table-cell table:style-name="Table2.E181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office:value-type="string">
            <text:p text:style-name="P6"/>
          </table:table-cell>
          <table:table-cell table:style-name="Table2.C182" office:value-type="string">
            <text:p text:style-name="P149">Revisión informe técnico</text:p>
          </table:table-cell>
          <table:table-cell table:style-name="Table2.D182" office:value-type="string">
            <text:p text:style-name="P150">1.0</text:p>
          </table:table-cell>
          <table:table-cell table:style-name="Table2.E182" office:value-type="string">
            <text:p text:style-name="P79"/>
          </table:table-cell>
          <table:covered-table-cell/>
        </table:table-row>
        <table:table-row>
          <table:table-cell table:style-name="Table2.A2" table:number-rows-spanned="61" office:value-type="string">
            <text:p text:style-name="P64">JULIO</text:p>
          </table:table-cell>
          <table:table-cell table:style-name="Table2.A2" table:number-rows-spanned="6" office:value-type="string">
            <text:p text:style-name="P48">Martes 4</text:p>
          </table:table-cell>
          <table:table-cell table:style-name="Table2.C193" office:value-type="string">
            <text:p text:style-name="P159">Revisión requerimientos de software</text:p>
          </table:table-cell>
          <table:table-cell table:style-name="Table2.D193" office:value-type="string">
            <text:p text:style-name="P150"/>
          </table:table-cell>
          <table:table-cell table:style-name="Table2.E189" office:value-type="string">
            <text:p text:style-name="P80"/>
          </table:table-cell>
          <table:table-cell table:style-name="Table2.F188" table:number-rows-spanned="6" office:value-type="string">
            <text:p text:style-name="P49">Cendit da salida a las 11:00 AM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59">Revisión informe técnico</text:p>
          </table:table-cell>
          <table:table-cell table:style-name="Table2.D193" office:value-type="string">
            <text:p text:style-name="P150"/>
          </table:table-cell>
          <table:table-cell table:style-name="Table2.E189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9">Modelado de software</text:p>
          </table:table-cell>
          <table:table-cell table:style-name="Table2.D193" office:value-type="string">
            <text:p text:style-name="P150"/>
          </table:table-cell>
          <table:table-cell table:style-name="Table2.E18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9">Desarrollo de software: Librería IO</text:p>
          </table:table-cell>
          <table:table-cell table:style-name="Table2.D193" office:value-type="string">
            <text:p text:style-name="P150"/>
          </table:table-cell>
          <table:table-cell table:style-name="Table2.E18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9">Instrucción de trabajo</text:p>
          </table:table-cell>
          <table:table-cell table:style-name="Table2.D193" office:value-type="string">
            <text:p text:style-name="P151"/>
          </table:table-cell>
          <table:table-cell table:style-name="Table2.E189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9">Modelado hardware</text:p>
          </table:table-cell>
          <table:table-cell table:style-name="Table2.D193" office:value-type="string">
            <text:p text:style-name="P150"/>
          </table:table-cell>
          <table:table-cell table:style-name="Table2.E189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2">Jueves 6</text:p>
          </table:table-cell>
          <table:table-cell table:style-name="Table2.C193" office:value-type="string">
            <text:p text:style-name="P88">Modelado de software</text:p>
          </table:table-cell>
          <table:table-cell table:style-name="Table2.D193" office:value-type="string">
            <text:p text:style-name="P84">1,5</text:p>
          </table:table-cell>
          <table:table-cell table:style-name="Table2.E189" office:value-type="string">
            <text:p text:style-name="P189"/>
          </table:table-cell>
          <table:table-cell table:style-name="Table2.F194" table:number-rows-spanned="6" office:value-type="string">
            <text:p text:style-name="P62">Cendit da salida a las 12:00 .</text:p>
            <text:p text:style-name="P62"/>
            <text:p text:style-name="P62">Sali a las 3:20 PM por reunión co P. Ruiz.</text:p>
          </table:table-cell>
        </table:table-row>
        <table:table-row>
          <table:covered-table-cell/>
          <table:covered-table-cell/>
          <table:table-cell table:style-name="Table2.C193" office:value-type="string">
            <text:p text:style-name="P160">Desarrollo de software: Librería IO</text:p>
          </table:table-cell>
          <table:table-cell table:style-name="Table2.D193" office:value-type="string">
            <text:p text:style-name="P84">2,0</text:p>
          </table:table-cell>
          <table:table-cell table:style-name="Table2.E193" office:value-type="string">
            <text:p text:style-name="P81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0">Instrucción de trabajo</text:p>
          </table:table-cell>
          <table:table-cell table:style-name="Table2.D193" office:value-type="string">
            <text:p text:style-name="P84">1,5</text:p>
          </table:table-cell>
          <table:table-cell table:style-name="Table2.E193" office:value-type="string">
            <text:p text:style-name="P80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60">Modelado hardware</text:p>
          </table:table-cell>
          <table:table-cell table:style-name="Table2.D193" office:value-type="string">
            <text:p text:style-name="P84">1,0</text:p>
          </table:table-cell>
          <table:table-cell table:style-name="Table2.E193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93" office:value-type="string">
            <text:p text:style-name="P159">Revisión requerimientos de software</text:p>
          </table:table-cell>
          <table:table-cell table:style-name="Table2.D193" office:value-type="string">
            <text:p text:style-name="P84">1,0</text:p>
          </table:table-cell>
          <table:table-cell table:style-name="Table2.E193" office:value-type="string">
            <text:p text:style-name="P79"/>
          </table:table-cell>
          <table:covered-table-cell/>
        </table:table-row>
        <table:table-row>
          <table:covered-table-cell/>
          <table:covered-table-cell/>
          <table:table-cell table:style-name="Table2.C194" office:value-type="string">
            <text:p text:style-name="P159">Revisión informe técnico</text:p>
          </table:table-cell>
          <table:table-cell table:style-name="Table2.D194" office:value-type="string">
            <text:p text:style-name="P84">1,0</text:p>
          </table:table-cell>
          <table:table-cell table:style-name="Table2.E194" office:value-type="string">
            <text:p text:style-name="P79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3">Viernes 7</text:p>
          </table:table-cell>
          <table:table-cell table:style-name="Table2.C198" office:value-type="string">
            <text:p text:style-name="P162">Modelado de software</text:p>
          </table:table-cell>
          <table:table-cell table:style-name="Table2.D198" office:value-type="string">
            <text:p text:style-name="P167">1,5</text:p>
          </table:table-cell>
          <table:table-cell table:style-name="Table2.E198" office:value-type="string">
            <text:p text:style-name="P86"/>
          </table:table-cell>
          <table:table-cell table:style-name="Table2.F200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198" office:value-type="string">
            <text:p text:style-name="P161">Desarrollo de software: Librería IO <text:span text:style-name="T49">+ GUI</text:span></text:p>
          </table:table-cell>
          <table:table-cell table:style-name="Table2.D198" office:value-type="string">
            <text:p text:style-name="P167">2,0</text:p>
          </table:table-cell>
          <table:table-cell table:style-name="Table2.E198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62">Modelado de hardware</text:p>
          </table:table-cell>
          <table:table-cell table:style-name="Table2.D198" office:value-type="string">
            <text:p text:style-name="P167">1,0</text:p>
          </table:table-cell>
          <table:table-cell table:style-name="Table2.E198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98" office:value-type="string">
            <text:p text:style-name="P161">Revisión requerimientos de software</text:p>
          </table:table-cell>
          <table:table-cell table:style-name="Table2.D198" office:value-type="string">
            <text:p text:style-name="P167">1,0</text:p>
          </table:table-cell>
          <table:table-cell table:style-name="Table2.E198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199" office:value-type="string">
            <text:p text:style-name="P162">Inst de trabajo: GPIB + VXI11</text:p>
          </table:table-cell>
          <table:table-cell table:style-name="Table2.D199" office:value-type="string">
            <text:p text:style-name="P167">1,0</text:p>
          </table:table-cell>
          <table:table-cell table:style-name="Table2.E199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61">Revisión informe técnico</text:p>
          </table:table-cell>
          <table:table-cell table:style-name="Table2.D204" office:value-type="string">
            <text:p text:style-name="P167">0</text:p>
          </table:table-cell>
          <table:table-cell table:style-name="Table2.E204" office:value-type="string">
            <text:p text:style-name="P84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0">Marte<text:span text:style-name="T50">s</text:span> 10</text:p>
          </table:table-cell>
          <table:table-cell table:style-name="Table2.C204" office:value-type="string">
            <text:p text:style-name="P163">Modelado de software: <text:span text:style-name="T51">Librería IO </text:span>+ GUI</text:p>
          </table:table-cell>
          <table:table-cell table:style-name="Table2.D204" office:value-type="string">
            <text:p text:style-name="P167">1,5</text:p>
          </table:table-cell>
          <table:table-cell table:style-name="Table2.E204" office:value-type="string">
            <text:p text:style-name="P86"/>
          </table:table-cell>
          <table:table-cell table:style-name="Table2.F206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04" office:value-type="string">
            <text:p text:style-name="P161">Desarrollo de software: Librería IO <text:span text:style-name="T49">+ GUI</text:span></text:p>
          </table:table-cell>
          <table:table-cell table:style-name="Table2.D204" office:value-type="string">
            <text:p text:style-name="P167">2,0</text:p>
          </table:table-cell>
          <table:table-cell table:style-name="Table2.E204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62">Modelado de hardware</text:p>
          </table:table-cell>
          <table:table-cell table:style-name="Table2.D204" office:value-type="string">
            <text:p text:style-name="P167">1,5</text:p>
          </table:table-cell>
          <table:table-cell table:style-name="Table2.E204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204" office:value-type="string">
            <text:p text:style-name="P161">Revisión requerimientos de software</text:p>
          </table:table-cell>
          <table:table-cell table:style-name="Table2.D204" office:value-type="string">
            <text:p text:style-name="P167">1,0</text:p>
          </table:table-cell>
          <table:table-cell table:style-name="Table2.E204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62">Inst de trabajo: GPIB + VXI11</text:p>
          </table:table-cell>
          <table:table-cell table:style-name="Table2.D205" office:value-type="string">
            <text:p text:style-name="P167">1,0</text:p>
          </table:table-cell>
          <table:table-cell table:style-name="Table2.E206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206" office:value-type="string">
            <text:p text:style-name="P161">Revisión informe técnico</text:p>
          </table:table-cell>
          <table:table-cell table:style-name="Table2.A2" office:value-type="string">
            <text:p text:style-name="P167">1,0</text:p>
          </table:table-cell>
          <table:table-cell table:style-name="Table2.E206" office:value-type="string">
            <text:p text:style-name="P85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1">Miercoles 11</text:p>
          </table:table-cell>
          <table:table-cell table:style-name="Table2.C211" office:value-type="string">
            <text:p text:style-name="P163">Modelado de software: <text:span text:style-name="T51">Librería IO </text:span>+ GUI</text:p>
          </table:table-cell>
          <table:table-cell table:style-name="Table2.A2" office:value-type="string">
            <text:p text:style-name="P167">1,5</text:p>
          </table:table-cell>
          <table:table-cell table:style-name="Table2.E211" office:value-type="string">
            <text:p text:style-name="P86"/>
          </table:table-cell>
          <table:table-cell table:style-name="Table2.F212" table:number-rows-spanned="6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11" office:value-type="string">
            <text:p text:style-name="P161">Desarrollo de software: Librería IO <text:span text:style-name="T49">+ GUI</text:span></text:p>
          </table:table-cell>
          <table:table-cell table:style-name="Table2.A2" office:value-type="string">
            <text:p text:style-name="P170">1,5</text:p>
          </table:table-cell>
          <table:table-cell table:style-name="Table2.E21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62">Modelado de hardware</text:p>
          </table:table-cell>
          <table:table-cell table:style-name="Table2.A2" office:value-type="string">
            <text:p text:style-name="P167">1,5</text:p>
          </table:table-cell>
          <table:table-cell table:style-name="Table2.E21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61">Revisión requerimientos de software</text:p>
          </table:table-cell>
          <table:table-cell table:style-name="Table2.A2" office:value-type="string">
            <text:p text:style-name="P167">1,0</text:p>
          </table:table-cell>
          <table:table-cell table:style-name="Table2.E211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211" office:value-type="string">
            <text:p text:style-name="P162">Inst de trabajo: GPIB + VXI11</text:p>
          </table:table-cell>
          <table:table-cell table:style-name="Table2.A2" office:value-type="string">
            <text:p text:style-name="P167">1,0</text:p>
          </table:table-cell>
          <table:table-cell table:style-name="Table2.E21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212" office:value-type="string">
            <text:p text:style-name="P168">Solicitud de componentes</text:p>
          </table:table-cell>
          <table:table-cell table:style-name="Table2.A2" office:value-type="string">
            <text:p text:style-name="P167">1,0</text:p>
          </table:table-cell>
          <table:table-cell table:style-name="Table2.E212" office:value-type="string">
            <text:p text:style-name="P86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54"/>
            <text:p text:style-name="P55">Viernes 14</text:p>
          </table:table-cell>
          <table:table-cell table:style-name="Table2.C213" office:value-type="string">
            <text:p text:style-name="P171">Modelado de software: CenditLab</text:p>
          </table:table-cell>
          <table:table-cell table:style-name="Table2.A2" office:value-type="string">
            <text:p text:style-name="P172">1,0</text:p>
          </table:table-cell>
          <table:table-cell table:style-name="Table2.E213" office:value-type="string">
            <text:p text:style-name="P86"/>
          </table:table-cell>
          <table:table-cell table:style-name="Table2.F219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30" office:value-type="string">
            <text:p text:style-name="P171">Modelado de hardware</text:p>
          </table:table-cell>
          <table:table-cell table:style-name="Table2.A2" office:value-type="string">
            <text:p text:style-name="P172">1,0</text:p>
          </table:table-cell>
          <table:table-cell table:style-name="Table2.E230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1">Desar<text:span text:style-name="T52">r</text:span>ollo de software</text:p>
          </table:table-cell>
          <table:table-cell table:style-name="Table2.A2" office:value-type="string">
            <text:p text:style-name="P172">2,0</text:p>
          </table:table-cell>
          <table:table-cell table:style-name="Table2.E230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1">Revison requerimientos de software</text:p>
          </table:table-cell>
          <table:table-cell table:style-name="Table2.A2" office:value-type="string">
            <text:p text:style-name="P172">1,0</text:p>
          </table:table-cell>
          <table:table-cell table:style-name="Table2.E230" office:value-type="string">
            <text:p text:style-name="P85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4">Inst de trabajo: GPIB + VXI11</text:p>
          </table:table-cell>
          <table:table-cell table:style-name="Table2.A2" office:value-type="string">
            <text:p text:style-name="P172">1,5</text:p>
          </table:table-cell>
          <table:table-cell table:style-name="Table2.E230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1">Busqueda de footprints</text:p>
          </table:table-cell>
          <table:table-cell table:style-name="Table2.A2" office:value-type="string">
            <text:p text:style-name="P172">0,5</text:p>
          </table:table-cell>
          <table:table-cell table:style-name="Table2.E230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9">Solicitud de componentes</text:p>
          </table:table-cell>
          <table:table-cell table:style-name="Table2.A2" office:value-type="string">
            <text:p text:style-name="P172">0,5</text:p>
          </table:table-cell>
          <table:table-cell table:style-name="Table2.E230" office:value-type="string">
            <text:p text:style-name="P86"/>
          </table:table-cell>
          <table:covered-table-cell/>
        </table:table-row>
        <table:table-row>
          <table:covered-table-cell/>
          <table:table-cell table:style-name="Table2.A2" table:number-rows-spanned="7" office:value-type="string">
            <text:p text:style-name="P56">Lunes 17</text:p>
          </table:table-cell>
          <table:table-cell table:style-name="Table2.C230" office:value-type="string">
            <text:p text:style-name="P175">Informe tutor</text:p>
          </table:table-cell>
          <table:table-cell table:style-name="Table2.A2" office:value-type="string">
            <text:p text:style-name="P176">0,5</text:p>
          </table:table-cell>
          <table:table-cell table:style-name="Table2.E230" office:value-type="string">
            <text:p text:style-name="P86"/>
          </table:table-cell>
          <table:table-cell table:style-name="Table2.F226" table:number-rows-spanned="7" office:value-type="string">
            <text:p text:style-name="Standard"/>
          </table:table-cell>
        </table:table-row>
        <table:table-row>
          <table:covered-table-cell/>
          <table:covered-table-cell/>
          <table:table-cell table:style-name="Table2.C230" office:value-type="string">
            <text:p text:style-name="P175">Modelado de software: CenditLab</text:p>
          </table:table-cell>
          <table:table-cell table:style-name="Table2.A2" office:value-type="string">
            <text:p text:style-name="P180">1,0</text:p>
          </table:table-cell>
          <table:table-cell table:style-name="Table2.E230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5">Modelado de hardware</text:p>
          </table:table-cell>
          <table:table-cell table:style-name="Table2.A2" office:value-type="string">
            <text:p text:style-name="P180">1,0</text:p>
          </table:table-cell>
          <table:table-cell table:style-name="Table2.E230" office:value-type="string">
            <text:p text:style-name="P87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5"><text:span text:style-name="T53">Busqueda y p</text:span>reparar<text:span text:style-name="T53">acion</text:span> footprints</text:p>
          </table:table-cell>
          <table:table-cell table:style-name="Table2.A2" office:value-type="string">
            <text:p text:style-name="P182">1,0</text:p>
          </table:table-cell>
          <table:table-cell table:style-name="Table2.E230" office:value-type="string">
            <text:p text:style-name="P87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81">Desarrollo de software</text:p>
          </table:table-cell>
          <table:table-cell table:style-name="Table2.A2" office:value-type="string">
            <text:p text:style-name="P182">2,0</text:p>
          </table:table-cell>
          <table:table-cell table:style-name="Table2.E230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65">Inst de trabajo: GPIB + VXI11</text:p>
          </table:table-cell>
          <table:table-cell table:style-name="Table2.A2" office:value-type="string">
            <text:p text:style-name="P182">1,0</text:p>
          </table:table-cell>
          <table:table-cell table:style-name="Table2.E230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3">Revis<text:span text:style-name="T54">ió</text:span>n requerimientos de software</text:p>
          </table:table-cell>
          <table:table-cell table:style-name="Table2.A2" office:value-type="string">
            <text:p text:style-name="P182">1,0</text:p>
          </table:table-cell>
          <table:table-cell table:style-name="Table2.E230" office:value-type="string">
            <text:p text:style-name="P8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57">Martes 18</text:p>
          </table:table-cell>
          <table:table-cell table:style-name="Table2.C230" office:value-type="string">
            <text:p text:style-name="P177">Modelado de software: CenditLab</text:p>
          </table:table-cell>
          <table:table-cell table:style-name="Table2.A2" office:value-type="string">
            <text:p text:style-name="P184">1.0</text:p>
          </table:table-cell>
          <table:table-cell table:style-name="Table2.E230" office:value-type="string">
            <text:p text:style-name="P86"/>
          </table:table-cell>
          <table:table-cell table:style-name="Table2.F232" table:number-rows-spanned="6" office:value-type="string">
            <text:p text:style-name="P58">Cendit da salida a las 4:00 PM</text:p>
          </table:table-cell>
        </table:table-row>
        <table:table-row table:style-name="Table2.228">
          <table:covered-table-cell/>
          <table:covered-table-cell/>
          <table:table-cell table:style-name="Table2.C228" office:value-type="string">
            <text:p text:style-name="P175">Modelado de hardware</text:p>
          </table:table-cell>
          <table:table-cell table:style-name="Table2.A2" office:value-type="string">
            <text:p text:style-name="P184">1.0</text:p>
          </table:table-cell>
          <table:table-cell table:style-name="Table2.E228" office:value-type="string">
            <text:p text:style-name="P87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5"><text:span text:style-name="T55">Búsqueda y preparación</text:span> footprints</text:p>
          </table:table-cell>
          <table:table-cell table:style-name="Table2.A2" office:value-type="string">
            <text:p text:style-name="P184">1.0</text:p>
          </table:table-cell>
          <table:table-cell table:style-name="Table2.E230" office:value-type="string">
            <text:p text:style-name="P87"/>
          </table:table-cell>
          <table:covered-table-cell/>
        </table:table-row>
        <table:table-row>
          <table:covered-table-cell/>
          <table:covered-table-cell/>
          <table:table-cell table:style-name="Table2.C230" office:value-type="string">
            <text:p text:style-name="P174">Revis<text:span text:style-name="T54">ió</text:span>n requerimientos de software</text:p>
          </table:table-cell>
          <table:table-cell table:style-name="Table2.A2" office:value-type="string">
            <text:p text:style-name="P184">1.0</text:p>
          </table:table-cell>
          <table:table-cell table:style-name="Table2.E230" office:value-type="string">
            <text:p text:style-name="P87"/>
          </table:table-cell>
          <table:covered-table-cell/>
        </table:table-row>
        <table:table-row>
          <table:covered-table-cell/>
          <table:covered-table-cell/>
          <table:table-cell table:style-name="Table2.C231" office:value-type="string">
            <text:p text:style-name="P181">Desarrollo de software</text:p>
          </table:table-cell>
          <table:table-cell table:style-name="Table2.A2" office:value-type="string">
            <text:p text:style-name="P184">2.0</text:p>
          </table:table-cell>
          <table:table-cell table:style-name="Table2.E23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232" office:value-type="string">
            <text:p text:style-name="P165">Inst de trabajo: GPIB + VXI11</text:p>
          </table:table-cell>
          <table:table-cell table:style-name="Table2.A2" office:value-type="string">
            <text:p text:style-name="P184">1.0</text:p>
          </table:table-cell>
          <table:table-cell table:style-name="Table2.E232" office:value-type="string">
            <text:p text:style-name="P86"/>
          </table:table-cell>
          <table:covered-table-cell/>
        </table:table-row>
        <table:table-row table:style-name="Table2.233">
          <table:covered-table-cell/>
          <table:table-cell table:style-name="Table2.A2" table:number-rows-spanned="5" office:value-type="string">
            <text:p text:style-name="P59">Miércoles 19</text:p>
          </table:table-cell>
          <table:table-cell table:style-name="Table2.C233" office:value-type="string">
            <text:p text:style-name="P178">Modelado de software: CenditLab</text:p>
          </table:table-cell>
          <table:table-cell table:style-name="Table2.A2" office:value-type="string">
            <text:p text:style-name="P185">1.0</text:p>
          </table:table-cell>
          <table:table-cell table:style-name="Table2.E233" office:value-type="string">
            <text:p text:style-name="P86"/>
          </table:table-cell>
          <table:table-cell table:style-name="Table2.F233" table:number-rows-spanned="5" office:value-type="string">
            <text:p text:style-name="P60">Cendit da salida a las 3:00PM</text:p>
          </table:table-cell>
        </table:table-row>
        <table:table-row>
          <table:covered-table-cell/>
          <table:covered-table-cell/>
          <table:table-cell table:style-name="Table2.C234" office:value-type="string">
            <text:p text:style-name="P178"><text:span text:style-name="T55">Búsqueda y preparación</text:span> footprints</text:p>
          </table:table-cell>
          <table:table-cell table:style-name="Table2.A2" office:value-type="string">
            <text:p text:style-name="P185">1.0</text:p>
          </table:table-cell>
          <table:table-cell table:style-name="Table2.E234" office:value-type="string">
            <text:p text:style-name="P87"/>
          </table:table-cell>
          <table:covered-table-cell/>
        </table:table-row>
        <table:table-row>
          <table:covered-table-cell/>
          <table:covered-table-cell/>
          <table:table-cell table:style-name="Table2.C235" office:value-type="string">
            <text:p text:style-name="P175">Modelado de hardware</text:p>
          </table:table-cell>
          <table:table-cell table:style-name="Table2.A2" office:value-type="string">
            <text:p text:style-name="P185">1.0</text:p>
          </table:table-cell>
          <table:table-cell table:style-name="Table2.E235" office:value-type="string">
            <text:p text:style-name="P87"/>
          </table:table-cell>
          <table:covered-table-cell/>
        </table:table-row>
        <table:table-row>
          <table:covered-table-cell/>
          <table:covered-table-cell/>
          <table:table-cell table:style-name="Table2.C236" office:value-type="string">
            <text:p text:style-name="P181">Desarrollo de software</text:p>
          </table:table-cell>
          <table:table-cell table:style-name="Table2.A2" office:value-type="string">
            <text:p text:style-name="P185">2.0</text:p>
          </table:table-cell>
          <table:table-cell table:style-name="Table2.E236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237" office:value-type="string">
            <text:p text:style-name="P165">Inst de trabajo: GPIB + VXI11</text:p>
          </table:table-cell>
          <table:table-cell table:style-name="Table2.A2" office:value-type="string">
            <text:p text:style-name="P185">1.0</text:p>
          </table:table-cell>
          <table:table-cell table:style-name="Table2.E237" office:value-type="string">
            <text:p text:style-name="P87"/>
          </table:table-cell>
          <table:covered-table-cell/>
        </table:table-row>
        <table:table-row>
          <table:covered-table-cell/>
          <table:table-cell table:style-name="Table2.A2" table:number-rows-spanned="6" office:value-type="string">
            <text:p text:style-name="P61">Jueves 20</text:p>
          </table:table-cell>
          <table:table-cell table:style-name="Table2.C241" office:value-type="string">
            <text:p text:style-name="P179">Modelado de software: CenditLab</text:p>
          </table:table-cell>
          <table:table-cell table:style-name="Table2.A2" office:value-type="string">
            <text:p text:style-name="P234">1.0</text:p>
          </table:table-cell>
          <table:table-cell table:style-name="Table2.E241" office:value-type="string">
            <text:p text:style-name="P86"/>
          </table:table-cell>
          <table:table-cell table:style-name="Table2.F243" table:number-rows-spanned="6" office:value-type="string">
            <text:p text:style-name="P231"><text:span text:style-name="T57">Cendit da salida a la 1:00 PM</text:span></text:p>
          </table:table-cell>
        </table:table-row>
        <table:table-row>
          <table:covered-table-cell/>
          <table:covered-table-cell/>
          <table:table-cell table:style-name="Table2.C241" office:value-type="string">
            <text:p text:style-name="P179">Modelado de hardware</text:p>
          </table:table-cell>
          <table:table-cell table:style-name="Table2.A2" office:value-type="string">
            <text:p text:style-name="P186">1.0</text:p>
          </table:table-cell>
          <table:table-cell table:style-name="Table2.E241" office:value-type="string">
            <text:p text:style-name="P87"/>
          </table:table-cell>
          <table:covered-table-cell/>
        </table:table-row>
        <table:table-row>
          <table:covered-table-cell/>
          <table:covered-table-cell/>
          <table:table-cell table:style-name="Table2.C241" office:value-type="string">
            <text:p text:style-name="P183">Desarrollo de software</text:p>
          </table:table-cell>
          <table:table-cell table:style-name="Table2.A2" office:value-type="string">
            <text:p text:style-name="P186">1.0</text:p>
          </table:table-cell>
          <table:table-cell table:style-name="Table2.E241" office:value-type="string">
            <text:p text:style-name="P86"/>
          </table:table-cell>
          <table:covered-table-cell/>
        </table:table-row>
        <table:table-row>
          <table:covered-table-cell/>
          <table:covered-table-cell/>
          <table:table-cell table:style-name="Table2.C241" office:value-type="string">
            <text:p text:style-name="P166">Inst de trabajo: VXI11</text:p>
          </table:table-cell>
          <table:table-cell table:style-name="Table2.A2" office:value-type="string">
            <text:p text:style-name="P186">2.0</text:p>
          </table:table-cell>
          <table:table-cell table:style-name="Table2.E241" office:value-type="string">
            <text:p text:style-name="P87"/>
          </table:table-cell>
          <table:covered-table-cell/>
        </table:table-row>
        <table:table-row>
          <table:covered-table-cell/>
          <table:covered-table-cell/>
          <table:table-cell table:style-name="Table2.C242" office:value-type="string">
            <text:p text:style-name="P166">Inst de trabajo: <text:span text:style-name="T56">PIB</text:span></text:p>
          </table:table-cell>
          <table:table-cell table:style-name="Table2.A2" office:value-type="string">
            <text:p text:style-name="P186">1.0</text:p>
          </table:table-cell>
          <table:table-cell table:style-name="Table2.E242" office:value-type="string">
            <text:p text:style-name="P87"/>
          </table:table-cell>
          <table:covered-table-cell/>
        </table:table-row>
        <table:table-row>
          <table:covered-table-cell/>
          <table:covered-table-cell/>
          <table:table-cell table:style-name="Table2.C243" office:value-type="string">
            <text:p text:style-name="P187"><text:span text:style-name="T58">Preparación</text:span> desarrollo hardware</text:p>
          </table:table-cell>
          <table:table-cell table:style-name="Table2.A2" office:value-type="string">
            <text:p text:style-name="P186">1.5</text:p>
          </table:table-cell>
          <table:table-cell table:style-name="Table2.E243" office:value-type="string">
            <text:p text:style-name="P87"/>
          </table:table-cell>
          <table:covered-table-cell/>
        </table:table-row>
        <table:table-row>
          <table:table-cell table:style-name="Table2.A2" table:number-rows-spanned="5" office:value-type="string">
            <text:p text:style-name="P232"/>
          </table:table-cell>
          <table:table-cell table:style-name="Table2.A2" table:number-rows-spanned="5" office:value-type="string">
            <text:p text:style-name="P233">Viernes 20</text:p>
          </table:table-cell>
          <table:table-cell table:style-name="Table2.C293" office:value-type="string">
            <text:p text:style-name="P239">Modelado de software: CenditLab</text:p>
          </table:table-cell>
          <table:table-cell table:style-name="Table2.A2" office:value-type="string">
            <text:p text:style-name="P234">1.0</text:p>
          </table:table-cell>
          <table:table-cell table:style-name="Table2.E293" office:value-type="string">
            <text:p text:style-name="P241"/>
          </table:table-cell>
          <table:table-cell table:style-name="Table2.F248" table:number-rows-spanned="5" office:value-type="string">
            <text:p text:style-name="P232"/>
          </table:table-cell>
        </table:table-row>
        <table:table-row>
          <table:covered-table-cell/>
          <table:covered-table-cell/>
          <table:table-cell table:style-name="Table2.C293" office:value-type="string">
            <text:p text:style-name="P239">Modelado de hardware</text:p>
          </table:table-cell>
          <table:table-cell table:style-name="Table2.A2" office:value-type="string">
            <text:p text:style-name="P234">1.0</text:p>
          </table:table-cell>
          <table:table-cell table:style-name="Table2.E293" office:value-type="string">
            <text:p text:style-name="P241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179">Preparación desarrollo hardware</text:p>
          </table:table-cell>
          <table:table-cell table:style-name="Table2.A2" office:value-type="string">
            <text:p text:style-name="P234">1.0</text:p>
          </table:table-cell>
          <table:table-cell table:style-name="Table2.E293" office:value-type="string">
            <text:p text:style-name="P241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239">Desarrollo de software</text:p>
          </table:table-cell>
          <table:table-cell table:style-name="Table2.A2" office:value-type="string">
            <text:p text:style-name="P234">2.0</text:p>
          </table:table-cell>
          <table:table-cell table:style-name="Table2.E293" office:value-type="string">
            <text:p text:style-name="P241"/>
          </table:table-cell>
          <table:covered-table-cell/>
        </table:table-row>
        <table:table-row>
          <table:covered-table-cell/>
          <table:covered-table-cell/>
          <table:table-cell table:style-name="Table2.C293" office:value-type="string">
            <text:p text:style-name="P239">Instr. Trabajo VXI-11 + GPIB</text:p>
          </table:table-cell>
          <table:table-cell table:style-name="Table2.A2" office:value-type="string">
            <text:p text:style-name="P234">2.0</text:p>
          </table:table-cell>
          <table:table-cell table:style-name="Table2.E293" office:value-type="string">
            <text:p text:style-name="P241"/>
          </table:table-cell>
          <table:covered-table-cell/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ext:soft-page-break/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3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3" office:value-type="string">
            <text:p text:style-name="P241"/>
          </table:table-cell>
          <table:table-cell table:style-name="Table2.F293" office:value-type="string">
            <text:p text:style-name="P232"/>
          </table:table-cell>
        </table:table-row>
        <table:table-row>
          <table:table-cell table:style-name="Table2.A2" office:value-type="string">
            <text:p text:style-name="P232"/>
          </table:table-cell>
          <table:table-cell table:style-name="Table2.A2" office:value-type="string">
            <text:p text:style-name="P232"/>
          </table:table-cell>
          <table:table-cell table:style-name="Table2.C294" office:value-type="string">
            <text:p text:style-name="P179"/>
          </table:table-cell>
          <table:table-cell table:style-name="Table2.A2" office:value-type="string">
            <text:p text:style-name="P240"/>
          </table:table-cell>
          <table:table-cell table:style-name="Table2.E294" office:value-type="string">
            <text:p text:style-name="P241"/>
          </table:table-cell>
          <table:table-cell table:style-name="Table2.F294" office:value-type="string">
            <text:p text:style-name="P232"/>
          </table:table-cell>
        </table:table-row>
      </table:table>
      <text:p text:style-name="Titulo_20_1"/>
      <text:p text:style-name="Titulo_20_1"/>
      <text:p text:style-name="P1">Ausencias</text:p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190">Día</text:p>
          </table:table-cell>
          <table:table-cell table:style-name="Table3.B1" office:value-type="string">
            <text:p text:style-name="P190">Motivo</text:p>
          </table:table-cell>
        </table:table-row>
        <table:table-row table:style-name="Table3.1">
          <table:table-cell table:style-name="Table3.A2" office:value-type="string">
            <text:p text:style-name="P191">Marzo <text:span text:style-name="T4">30</text:span></text:p>
          </table:table-cell>
          <table:table-cell table:style-name="Table3.B2" office:value-type="string">
            <text:p text:style-name="P191">Medio día. Búsqueda de componentes <text:span text:style-name="T3">electrónicos</text:span>. Cita UCV</text:p>
          </table:table-cell>
        </table:table-row>
        <table:table-row table:style-name="Table3.1">
          <table:table-cell table:style-name="Table3.A2" office:value-type="string">
            <text:p text:style-name="P191">Abril 17</text:p>
          </table:table-cell>
          <table:table-cell table:style-name="Table3.B2" office:value-type="string">
            <text:p text:style-name="P191">Problemas por falta de transporte, protestas</text:p>
          </table:table-cell>
        </table:table-row>
        <table:table-row table:style-name="Table3.1">
          <table:table-cell table:style-name="Table3.A4" office:value-type="string">
            <text:p text:style-name="P191">Abril 26</text:p>
          </table:table-cell>
          <table:table-cell table:style-name="Table3.B4" office:value-type="string">
            <text:p text:style-name="P191">Problemas de salud</text:p>
          </table:table-cell>
        </table:table-row>
        <table:table-row table:style-name="Table3.1">
          <table:table-cell table:style-name="Table3.A5" office:value-type="string">
            <text:p text:style-name="P192">Mayo 1</text:p>
          </table:table-cell>
          <table:table-cell table:style-name="Table3.B5" office:value-type="string">
            <text:p text:style-name="P192"><text:span text:style-name="T3">Día</text:span> Trabajador</text:p>
          </table:table-cell>
        </table:table-row>
        <table:table-row table:style-name="Table3.1">
          <table:table-cell table:style-name="Table3.A2" office:value-type="string">
            <text:p text:style-name="P191">Mayo 2</text:p>
          </table:table-cell>
          <table:table-cell table:style-name="Table3.B2" office:value-type="string">
            <text:p text:style-name="P191">Compra alime<text:span text:style-name="T3">ntos.</text:span></text:p>
          </table:table-cell>
        </table:table-row>
        <table:table-row table:style-name="Table3.1">
          <table:table-cell table:style-name="Table3.A2" office:value-type="string">
            <text:p text:style-name="P192">Mayo 3</text:p>
          </table:table-cell>
          <table:table-cell table:style-name="Table3.B2" office:value-type="string">
            <text:p text:style-name="P192">Suspensión actividades, todo el día. (Concentración Altamira). </text:p>
          </table:table-cell>
        </table:table-row>
        <table:table-row table:style-name="Table3.1">
          <table:table-cell table:style-name="Table3.A2" office:value-type="string">
            <text:p text:style-name="P192">Mayo 4</text:p>
          </table:table-cell>
          <table:table-cell table:style-name="Table3.B2" office:value-type="string">
            <text:p text:style-name="P193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192">Mayo 5</text:p>
          </table:table-cell>
          <table:table-cell table:style-name="Table3.B2" office:value-type="string">
            <text:p text:style-name="P193">Diligencias personales, todo el día.</text:p>
          </table:table-cell>
        </table:table-row>
        <table:table-row table:style-name="Table3.1">
          <table:table-cell table:style-name="Table3.A2" office:value-type="string">
            <text:p text:style-name="P194">Mayo 10</text:p>
          </table:table-cell>
          <table:table-cell table:style-name="Table3.B2" office:value-type="string">
            <text:p text:style-name="P194">Cendit suspende actividades, todo el <text:span text:style-name="T17">día</text:span></text:p>
          </table:table-cell>
        </table:table-row>
        <table:table-row table:style-name="Table3.1">
          <table:table-cell table:style-name="Table3.A2" office:value-type="string">
            <text:p text:style-name="P195">Mayo 31</text:p>
          </table:table-cell>
          <table:table-cell table:style-name="Table3.B2" office:value-type="string">
            <text:p text:style-name="P195">Diligencia personal, todo el día.</text:p>
          </table:table-cell>
        </table:table-row>
        <table:table-row table:style-name="Table3.1">
          <table:table-cell table:style-name="Table3.A2" office:value-type="string">
            <text:p text:style-name="P196">Junio 13</text:p>
          </table:table-cell>
          <table:table-cell table:style-name="Table3.B2" office:value-type="string">
            <text:p text:style-name="P196">Ausencia por motivos de salud</text:p>
          </table:table-cell>
        </table:table-row>
        <table:table-row table:style-name="Table3.1">
          <table:table-cell table:style-name="Table3.A2" office:value-type="string">
            <text:p text:style-name="P197">Julio 3</text:p>
          </table:table-cell>
          <table:table-cell table:style-name="Table3.B2" office:value-type="string">
            <text:p text:style-name="P197">Ausencia diligencias personales</text:p>
          </table:table-cell>
        </table:table-row>
        <table:table-row table:style-name="Table3.1">
          <table:table-cell table:style-name="Table3.A2" office:value-type="string">
            <text:p text:style-name="P198">Julio 5</text:p>
          </table:table-cell>
          <table:table-cell table:style-name="Table3.B2" office:value-type="string">
            <text:p text:style-name="P198">Día de la independencia</text:p>
          </table:table-cell>
        </table:table-row>
        <table:table-row table:style-name="Table3.1">
          <table:table-cell table:style-name="Table3.A2" office:value-type="string">
            <text:p text:style-name="P199">Julio 10</text:p>
          </table:table-cell>
          <table:table-cell table:style-name="Table3.B2" office:value-type="string">
            <text:p text:style-name="P199">Diligencias personales: busqueda de pantalla LCD</text:p>
          </table:table-cell>
        </table:table-row>
        <table:table-row table:style-name="Table3.1">
          <table:table-cell table:style-name="Table3.A2" office:value-type="string">
            <text:p text:style-name="P200">Julio 13</text:p>
          </table:table-cell>
          <table:table-cell table:style-name="Table3.B2" office:value-type="string">
            <text:p text:style-name="P200">Ausencia por motivos de salud</text:p>
          </table:table-cell>
        </table:table-row>
      </table:table>
      <text:p text:style-name="Titulo_20_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" svg:font-family="'Droid Sans'" style:font-family-generic="swiss"/>
    <style:font-face style:name="FreeSans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draw:stroke="solid" svg:stroke-width="0.0138in" svg:stroke-color="#41719c" draw:stroke-linejoin="miter" svg:stroke-linecap="butt" draw:fill-color="#5b9bd5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9in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VE" fo:font-style="normal" style:text-underline-style="none" fo:font-weight="normal" style:letter-kerning="true" fo:background-color="transparent" style:font-name-asian="Droid Sans Fallback" style:font-size-asian="12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style:font-name="Droid Sans" fo:font-family="'Droid Sans'" style:font-family-generic="swiss" style:font-name-asian="Droid Sans" style:font-family-asian="'Droid Sans'" style:font-family-generic-asian="swiss" fo:hyphenate="false"/>
    </style:style>
    <style:style style:name="Caption" style:family="paragraph" style:parent-style-name="Standard" style:class="extra">
      <style:paragraph-properties fo:margin-top="0.0835in" fo:margin-bottom="0.0835in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Header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ulo_20_2" style:display-name="Titulo 2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size="10.5pt" fo:font-weight="bold" style:font-name-asian="Arial" style:font-family-asian="Arial" style:font-family-generic-asian="swiss" style:font-pitch-asian="variable" style:font-size-asian="10.5pt" style:font-weight-asian="bold" style:font-name-complex="Arial" style:font-family-complex="Arial" style:font-family-generic-complex="swiss" style:font-pitch-complex="variable" fo:hyphenate="false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fo:hyphenation-ladder-count="no-limit" text:number-lines="false" text:line-number="0"/>
      <style:text-properties fo:font-size="6pt" style:font-size-asian="6pt" style:font-size-complex="6pt" fo:hyphenate="false"/>
    </style:style>
    <style:style style:name="Header_20_left" style:display-name="Header left" style:family="paragraph" style:parent-style-name="Standard" style:class="extra">
      <style:paragraph-properties fo:hyphenation-ladder-count="no-limit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hyphenate="false"/>
    </style:style>
    <style:style style:name="Titulo_20_1" style:display-name="Titulo 1" style:family="paragraph">
      <style:paragraph-properties fo:margin-top="0in" fo:margin-bottom="0.0693in" loext:contextual-spacing="false" fo:hyphenation-ladder-count="no-limit"/>
      <style:text-properties style:font-name="Arial" fo:font-family="Arial" style:font-family-generic="swiss" style:font-pitch="variable" fo:font-weight="bold" style:font-name-asian="Arial" style:font-family-asian="Arial" style:font-family-generic-asian="swiss" style:font-pitch-asian="variable" style:font-weight-asian="bold" style:font-name-complex="Arial" style:font-family-complex="Arial" style:font-family-generic-complex="swiss" style:font-pitch-complex="variable" fo:hyphenate="false"/>
    </style:style>
    <style:style style:name="Contents_20_4" style:display-name="Contents 4" style:family="paragraph" style:parent-style-name="Index" style:class="index">
      <style:paragraph-properties fo:margin-left="0.5898in" fo:margin-right="0in" fo:hyphenation-ladder-count="no-limit" fo:text-indent="0in" style:auto-text-indent="false">
        <style:tab-stops>
          <style:tab-stop style:position="6.3354in" style:type="right" style:leader-style="dotted" style:leader-text="."/>
        </style:tab-stops>
      </style:paragraph-properties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font-size="10.5pt" style:font-size-asian="10.5pt" style:text-rotation-angle="90" style:text-rotation-scale="line-height" fo:hyphenate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4.2$Linux_x86 LibreOffice_project/f82d347ccc0be322489bf7da61d7e4ad13fe2ff3</meta:generator>
    <meta:creation-date>2017-04-18T07:55:00Z</meta:creation-date>
    <dc:date>2017-07-21T07:03:51.439628814</dc:date>
    <meta:editing-cycles>180</meta:editing-cycles>
    <meta:editing-duration>P3DT4H42M58S</meta:editing-duration>
    <meta:document-statistic meta:table-count="4" meta:image-count="0" meta:object-count="0" meta:page-count="12" meta:paragraph-count="715" meta:word-count="2147" meta:character-count="13762" meta:non-whitespace-character-count="12318"/>
    <meta:template xlink:type="simple" xlink:actuate="onRequest" xlink:title="" xlink:href="Normal.dotm"/>
  </office:meta>
</office:document-meta>
</file>